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67000004335961432BD9F97D1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office:font-face-decls>
  <office:automatic-styles>
    <style:style style:name="dp1"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pr1" style:family="presentation" style:parent-style-name="Master2-Layout7-blank-Blank-title">
      <style:graphic-properties draw:stroke="none" draw:fill="none" draw:textarea-horizontal-align="center" draw:textarea-vertical-align="middle" draw:auto-grow-height="true" draw:auto-grow-width="false" fo:min-height="1.997cm" fo:padding-top="0cm" fo:padding-bottom="0cm" fo:padding-left="0cm" fo:padding-right="0cm" fo:wrap-option="wrap"/>
      <style:paragraph-properties style:writing-mode="lr-tb"/>
    </style:style>
    <style:style style:name="pr2" style:family="presentation" style:parent-style-name="Master2-Layout7-blank-Blank-subtitle">
      <style:graphic-properties draw:stroke="none" draw:fill="none" draw:fill-color="#ffffff" draw:textarea-horizontal-align="center" draw:textarea-vertical-align="middle" draw:auto-grow-height="true" draw:auto-grow-width="false" fo:min-height="4.125cm" fo:padding-top="0cm" fo:padding-bottom="0cm" fo:padding-left="0cm" fo:padding-right="0cm" fo:wrap-option="wrap"/>
      <style:paragraph-properties style:writing-mode="lr-tb"/>
    </style:style>
    <style:style style:name="pr3" style:family="presentation" style:parent-style-name="Master2-Layout7-blank-Blank-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4" style:family="presentation" style:parent-style-name="Master1-Layout7-blank-Blank-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r5" style:family="presentation" style:parent-style-name="Master3-Layout7-blank-Blank-title">
      <style:graphic-properties draw:stroke="none" draw:fill="none" draw:textarea-horizontal-align="center" draw:textarea-vertical-align="middle" draw:auto-grow-height="false" draw:auto-grow-width="false" fo:min-height="2.63cm" fo:padding-top="0cm" fo:padding-bottom="0cm" fo:padding-left="0cm" fo:padding-right="0cm" fo:wrap-option="wrap"/>
      <style:paragraph-properties style:writing-mode="lr-tb"/>
    </style:style>
    <style:style style:name="pr6" style:family="presentation" style:parent-style-name="Master3-Layout7-blank-Blank-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paragraph-properties style:writing-mode="lr-tb"/>
    </style:style>
    <style:style style:name="P1" style:family="paragraph">
      <style:paragraph-properties fo:margin-left="0cm" fo:margin-right="0cm" fo:margin-top="0cm" fo:margin-bottom="0cm" fo:line-height="15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loext:graphic-properties draw:fill="none" draw:fill-color="#ffffff"/>
      <style:paragraph-properties style:writing-mode="lr-tb" style:font-independent-line-spacing="true"/>
    </style:style>
    <style:style style:name="P4" style:family="paragraph">
      <style:paragraph-properties fo:margin-left="0cm" fo:margin-right="0cm" fo:margin-top="0cm" fo:margin-bottom="0cm" fo:line-height="100%" fo:text-align="end" fo:text-indent="0cm" style:punctuation-wrap="simple" style:writing-mode="lr-tb">
        <style:tab-stops/>
      </style:paragraph-properties>
    </style:style>
    <style:style style:name="P5" style:family="paragraph">
      <style:paragraph-properties fo:text-align="center"/>
    </style:style>
    <style:style style:name="P6"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T1" style:family="text">
      <style:text-properties fo:font-variant="normal" fo:text-transform="none" fo:color="#ffffff" loext:opacity="100%" style:text-line-through-style="none" style:text-line-through-type="none" style:text-position="0% 100%" style:font-name="Source Sans Pro Black" fo:font-size="27pt" fo:letter-spacing="normal" fo:language="en" fo:country="AU" fo:font-style="normal" style:text-underline-style="none" fo:font-weight="bold" style:text-underline-mode="continuous" style:text-overline-mode="continuous" style:text-line-through-mode="continuous" style:letter-kerning="true" style:font-size-asian="27pt" style:font-style-asian="normal" style:font-weight-asian="bold" style:font-size-complex="27pt" style:font-style-complex="normal" style:font-weight-complex="bold"/>
    </style:style>
    <style:style style:name="T2" style:family="text">
      <style:text-properties fo:font-variant="normal" fo:text-transform="none" fo:color="#ffffff" loext:opacity="100%" style:text-line-through-style="none" style:text-line-through-type="none" style:text-position="0% 100%" style:font-name="Source Sans Pro Black" fo:font-size="27pt" fo:letter-spacing="normal" fo:language="en" fo:country="AU" fo:font-style="italic" style:text-underline-style="none" fo:font-weight="bold" style:text-underline-mode="continuous" style:text-overline-mode="continuous" style:text-line-through-mode="continuous" style:letter-kerning="true" style:font-size-asian="27pt" style:font-style-asian="italic" style:font-weight-asian="bold" style:font-size-complex="27pt" style:font-style-complex="italic" style:font-weight-complex="bold"/>
    </style:style>
    <style:style style:name="T3" style:family="text">
      <style:text-properties fo:font-variant="normal" fo:text-transform="none" fo:color="#ffffff" loext:opacity="100%" style:text-line-through-style="none" style:text-line-through-type="none" style:text-position="0% 100%" style:font-name="Source Sans Pro Black" fo:font-size="14pt" fo:letter-spacing="normal" fo:language="en" fo:country="AU" fo:font-style="normal" style:text-underline-style="none" fo:font-weight="bold" style:text-underline-mode="continuous" style:text-overline-mode="continuous" style:text-line-through-mode="continuous" style:letter-kerning="true" style:font-name-asian="DejaVu Sans" style:font-size-asian="14pt" style:font-style-asian="normal" style:font-weight-asian="bold" style:font-name-complex="Liberation Sans2" style:font-size-complex="14pt" style:font-style-complex="normal" style:font-weight-complex="bold"/>
    </style:style>
    <style:style style:name="T4" style:family="text">
      <style:text-properties fo:font-variant="normal" fo:text-transform="none" fo:color="#ffffff" loext:opacity="100%" style:text-line-through-style="none" style:text-line-through-type="none" style:text-position="0% 100%" style:font-name="Source Sans Pro Black" fo:font-size="18pt" fo:letter-spacing="normal" fo:language="en" fo:country="AU" fo:font-style="normal" style:text-underline-style="none" fo:font-weight="bold" style:text-underline-mode="continuous" style:text-overline-mode="continuous" style:text-line-through-mode="continuous" style:letter-kerning="true" style:font-name-asian="DejaVu Sans" style:font-size-asian="18pt" style:font-style-asian="normal" style:font-weight-asian="bold" style:font-name-complex="Liberation Sans2"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2-Layout7-blank-Blank" presentation:presentation-page-layout-name="AL1T13">
        <draw:frame draw:name="Title 1" presentation:style-name="pr1" draw:text-style-name="P2" draw:layer="layout" svg:width="26cm" svg:height="1.997cm" svg:x="1cm" svg:y="7.875cm" presentation:class="title">
          <draw:text-box>
            <text:p text:style-name="P1"><text:span text:style-name="T1">Innovation In </text:span><text:span text:style-name="T2">The Quest to Beat Matt Turk</text:span></text:p>
          </draw:text-box>
        </draw:frame>
        <draw:frame draw:name="Subtitle 2" presentation:style-name="pr2" draw:text-style-name="P3" draw:layer="layout" svg:width="26cm" svg:height="4.125cm" svg:x="1cm" svg:y="10.875cm" presentation:class="subtitle" presentation:placeholder="true">
          <draw:text-box/>
        </draw:frame>
        <presentation:notes draw:style-name="dp2">
          <draw:frame draw:name="Slide Number Placeholder 6" draw:style-name="gr1" draw:text-style-name="P2" draw:layer="layout" svg:width="9.113cm" svg:height="1.484cm" svg:x="11.886cm" svg:y="28.215cm">
            <draw:text-box>
              <text:p text:style-name="P4"><text:span text:style-name="T3"><text:page-number>&lt;number&gt;</text:page-number></text:span></text:p>
            </draw:text-box>
          </draw:frame>
          <draw:page-thumbnail draw:name="Slide Image Placeholder 1" draw:layer="layout" svg:width="19.786cm" svg:height="11.135cm" svg:x="0.604cm" svg:y="2.258cm" draw:page-number="1" presentation:class="page"/>
          <draw:frame draw:name="Notes Placeholder 2" presentation:style-name="pr3" draw:text-style-name="P3" draw:layer="layout" svg:width="16.8cm" svg:height="13.364cm" svg:x="2.1cm" svg:y="14.107cm" presentation:class="notes" presentation:placeholder="true">
            <draw:text-box/>
          </draw:frame>
        </presentation:notes>
      </draw:page>
      <draw:page draw:name="page2" draw:style-name="dp3" draw:master-page-name="Master1-Layout7-blank-Blank" presentation:presentation-page-layout-name="AL2T21">
        <draw:frame draw:style-name="gr2" draw:text-style-name="P5" draw:layer="layout" svg:width="20.266cm" svg:height="15.752cm" svg:x="4cm" svg:y="0cm">
          <draw:image xlink:href="Pictures/1000000100000567000004335961432BD9F97D16.png" xlink:type="simple" xlink:show="embed" xlink:actuate="onLoad" draw:mime-type="image/png">
            <text:p/>
          </draw:image>
        </draw:frame>
        <presentation:notes draw:style-name="dp2">
          <draw:frame draw:name="Slide Number Placeholder 6" draw:style-name="gr1" draw:text-style-name="P2" draw:layer="layout" svg:width="9.113cm" svg:height="1.484cm" svg:x="11.886cm" svg:y="28.215cm">
            <draw:text-box>
              <text:p text:style-name="P4"><text:span text:style-name="T3"><text:page-number>&lt;number&gt;</text:page-number></text:span></text:p>
            </draw:text-box>
          </draw:frame>
          <draw:page-thumbnail draw:name="Slide Image Placeholder 1" draw:layer="layout" svg:width="19.786cm" svg:height="11.135cm" svg:x="0.604cm" svg:y="2.258cm" draw:page-number="2" presentation:class="page"/>
          <draw:frame draw:name="Notes Placeholder 2" presentation:style-name="pr4" draw:text-style-name="P3" draw:layer="layout" svg:width="16.8cm" svg:height="13.364cm" svg:x="2.1cm" svg:y="14.107cm" presentation:class="notes" presentation:placeholder="true">
            <draw:text-box/>
          </draw:frame>
        </presentation:notes>
      </draw:page>
      <draw:page draw:name="page3" draw:style-name="dp1" draw:master-page-name="Master3-Layout7-blank-Blank" presentation:presentation-page-layout-name="AL1T13">
        <draw:frame draw:name="Slide Number Placeholder 3" draw:style-name="gr3" draw:text-style-name="P2" draw:layer="layout" svg:width="2cm" svg:height="1.5cm" svg:x="25.5cm" svg:y="14.25cm">
          <draw:text-box>
            <text:p text:style-name="P6"><text:span text:style-name="T4"><text:page-number>&lt;number&gt;</text:page-number></text:span></text:p>
          </draw:text-box>
        </draw:frame>
        <draw:frame draw:name="Title 1" presentation:style-name="pr5" draw:text-style-name="P2" draw:layer="layout" svg:width="13cm" svg:height="4.5cm" svg:x="7.5cm" svg:y="4cm" presentation:class="title" presentation:placeholder="true">
          <draw:text-box/>
        </draw:frame>
        <presentation:notes draw:style-name="dp2">
          <draw:frame draw:name="Slide Number Placeholder 6" draw:style-name="gr1" draw:text-style-name="P2" draw:layer="layout" svg:width="9.113cm" svg:height="1.484cm" svg:x="11.886cm" svg:y="28.215cm">
            <draw:text-box>
              <text:p text:style-name="P4"><text:span text:style-name="T3"><text:page-number>&lt;number&gt;</text:page-number></text:span></text:p>
            </draw:text-box>
          </draw:frame>
          <draw:page-thumbnail draw:name="Slide Image Placeholder 1" draw:layer="layout" svg:width="19.786cm" svg:height="11.135cm" svg:x="0.604cm" svg:y="2.258cm" draw:page-number="3" presentation:class="page"/>
          <draw:frame draw:name="Notes Placeholder 2" presentation:style-name="pr6" draw:text-style-name="P3" draw:layer="layout" svg:width="16.8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pitch="variable"/>
    <style:font-face style:name="Calibri1" svg:font-family="Calibri"/>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AU" style:font-name-asian="DejaVu Sans1" style:font-size-asian="24pt" style:language-asian="zh" style:country-asian="CN" style:font-name-complex="Liberation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beration Sans3" style:font-family-asian="'Liberation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Master1-Midnightblue-background" style:family="presentation">
      <style:graphic-properties draw:stroke="none" draw:fill="solid" draw:fill-color="#ffffff" draw:opacity="100%"/>
      <style:text-properties style:letter-kerning="true"/>
    </style:style>
    <style:style style:name="Master1-Midnightblue-backgroundobjects" style:family="presentation">
      <style:graphic-properties draw:textarea-horizontal-align="justify" draw:shadow="hidden" draw:shadow-offset-x="0.2cm" draw:shadow-offset-y="0.2cm" draw:shadow-color="#808080"/>
      <style:text-properties style:letter-kerning="true"/>
    </style:style>
    <style:style style:name="Master1-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Midnightblue-outline1" style:family="presentation">
      <style:graphic-properties draw:stroke="none" draw:fill="none" draw:auto-grow-height="false" draw:fit-to-size="false" style:shrink-to-fit="true">
        <text:list-style style:name="Master1-Midn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Midnightblue-outline2" style:family="presentation" style:parent-style-name="Master1-Midnightblue-outline1">
      <style:paragraph-properties fo:margin-top="0.4cm" fo:margin-bottom="0cm"/>
      <style:text-properties fo:font-size="28pt" style:font-size-asian="28pt" style:font-size-complex="28pt"/>
    </style:style>
    <style:style style:name="Master1-Midnightblue-outline3" style:family="presentation" style:parent-style-name="Master1-Midnightblue-outline2">
      <style:paragraph-properties fo:margin-top="0.3cm" fo:margin-bottom="0cm"/>
      <style:text-properties fo:font-size="24pt" style:font-size-asian="24pt" style:font-size-complex="24pt"/>
    </style:style>
    <style:style style:name="Master1-Midnightblue-outline4" style:family="presentation" style:parent-style-name="Master1-Midnightblue-outline3">
      <style:paragraph-properties fo:margin-top="0.2cm" fo:margin-bottom="0cm"/>
      <style:text-properties fo:font-size="20pt" style:font-size-asian="20pt" style:font-size-complex="20pt"/>
    </style:style>
    <style:style style:name="Master1-Midnightblue-outline5" style:family="presentation" style:parent-style-name="Master1-Midnightblue-outline4">
      <style:paragraph-properties fo:margin-top="0.1cm" fo:margin-bottom="0cm"/>
      <style:text-properties fo:font-size="20pt" style:font-size-asian="20pt" style:font-size-complex="20pt"/>
    </style:style>
    <style:style style:name="Master1-Midnightblue-outline6" style:family="presentation" style:parent-style-name="Master1-Midnightblue-outline5">
      <style:paragraph-properties fo:margin-top="0.1cm" fo:margin-bottom="0cm"/>
      <style:text-properties fo:font-size="20pt" style:font-size-asian="20pt" style:font-size-complex="20pt"/>
    </style:style>
    <style:style style:name="Master1-Midnightblue-outline7" style:family="presentation" style:parent-style-name="Master1-Midnightblue-outline6">
      <style:paragraph-properties fo:margin-top="0.1cm" fo:margin-bottom="0cm"/>
      <style:text-properties fo:font-size="20pt" style:font-size-asian="20pt" style:font-size-complex="20pt"/>
    </style:style>
    <style:style style:name="Master1-Midnightblue-outline8" style:family="presentation" style:parent-style-name="Master1-Midnightblue-outline7">
      <style:paragraph-properties fo:margin-top="0.1cm" fo:margin-bottom="0cm"/>
      <style:text-properties fo:font-size="20pt" style:font-size-asian="20pt" style:font-size-complex="20pt"/>
    </style:style>
    <style:style style:name="Master1-Midnightblue-outline9" style:family="presentation" style:parent-style-name="Master1-Midnightblue-outline8">
      <style:paragraph-properties fo:margin-top="0.1cm" fo:margin-bottom="0cm"/>
      <style:text-properties fo:font-size="20pt" style:font-size-asian="20pt" style:font-size-complex="20pt"/>
    </style:style>
    <style:style style:name="Master1-Midnightblue-subtitle" style:family="presentation">
      <style:graphic-properties draw:stroke="none" draw:fill="none" draw:textarea-vertical-align="middle">
        <text:list-style style:name="Master1-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Midnightblue-title" style:family="presentation">
      <style:graphic-properties draw:stroke="none" draw:fill="none" draw:textarea-vertical-align="middle">
        <text:list-style style:name="Master1-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false"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false"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false"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false"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false"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false"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false"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false"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Midnightblue1-background" style:family="presentation">
      <style:graphic-properties draw:stroke="none" draw:fill="solid" draw:fill-color="#ffffff" draw:opacity="100%"/>
      <style:text-properties style:letter-kerning="true"/>
    </style:style>
    <style:style style:name="Master2-Midnightblue1-backgroundobjects" style:family="presentation">
      <style:graphic-properties draw:textarea-horizontal-align="justify" draw:shadow="hidden" draw:shadow-offset-x="0.2cm" draw:shadow-offset-y="0.2cm" draw:shadow-color="#808080"/>
      <style:text-properties style:letter-kerning="true"/>
    </style:style>
    <style:style style:name="Master2-Midnightblu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Midnightblue1-outline1" style:family="presentation">
      <style:graphic-properties draw:stroke="none" draw:fill="none" draw:auto-grow-height="false" draw:fit-to-size="false" style:shrink-to-fit="true">
        <text:list-style style:name="Master2-Midnightblu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Midnightblue1-outline2" style:family="presentation" style:parent-style-name="Master2-Midnightblue1-outline1">
      <style:paragraph-properties fo:margin-top="0.4cm" fo:margin-bottom="0cm"/>
      <style:text-properties fo:font-size="28pt" style:font-size-asian="28pt" style:font-size-complex="28pt"/>
    </style:style>
    <style:style style:name="Master2-Midnightblue1-outline3" style:family="presentation" style:parent-style-name="Master2-Midnightblue1-outline2">
      <style:paragraph-properties fo:margin-top="0.3cm" fo:margin-bottom="0cm"/>
      <style:text-properties fo:font-size="24pt" style:font-size-asian="24pt" style:font-size-complex="24pt"/>
    </style:style>
    <style:style style:name="Master2-Midnightblue1-outline4" style:family="presentation" style:parent-style-name="Master2-Midnightblue1-outline3">
      <style:paragraph-properties fo:margin-top="0.2cm" fo:margin-bottom="0cm"/>
      <style:text-properties fo:font-size="20pt" style:font-size-asian="20pt" style:font-size-complex="20pt"/>
    </style:style>
    <style:style style:name="Master2-Midnightblue1-outline5" style:family="presentation" style:parent-style-name="Master2-Midnightblue1-outline4">
      <style:paragraph-properties fo:margin-top="0.1cm" fo:margin-bottom="0cm"/>
      <style:text-properties fo:font-size="20pt" style:font-size-asian="20pt" style:font-size-complex="20pt"/>
    </style:style>
    <style:style style:name="Master2-Midnightblue1-outline6" style:family="presentation" style:parent-style-name="Master2-Midnightblue1-outline5">
      <style:paragraph-properties fo:margin-top="0.1cm" fo:margin-bottom="0cm"/>
      <style:text-properties fo:font-size="20pt" style:font-size-asian="20pt" style:font-size-complex="20pt"/>
    </style:style>
    <style:style style:name="Master2-Midnightblue1-outline7" style:family="presentation" style:parent-style-name="Master2-Midnightblue1-outline6">
      <style:paragraph-properties fo:margin-top="0.1cm" fo:margin-bottom="0cm"/>
      <style:text-properties fo:font-size="20pt" style:font-size-asian="20pt" style:font-size-complex="20pt"/>
    </style:style>
    <style:style style:name="Master2-Midnightblue1-outline8" style:family="presentation" style:parent-style-name="Master2-Midnightblue1-outline7">
      <style:paragraph-properties fo:margin-top="0.1cm" fo:margin-bottom="0cm"/>
      <style:text-properties fo:font-size="20pt" style:font-size-asian="20pt" style:font-size-complex="20pt"/>
    </style:style>
    <style:style style:name="Master2-Midnightblue1-outline9" style:family="presentation" style:parent-style-name="Master2-Midnightblue1-outline8">
      <style:paragraph-properties fo:margin-top="0.1cm" fo:margin-bottom="0cm"/>
      <style:text-properties fo:font-size="20pt" style:font-size-asian="20pt" style:font-size-complex="20pt"/>
    </style:style>
    <style:style style:name="Master2-Midnightblue1-subtitle" style:family="presentation">
      <style:graphic-properties draw:stroke="none" draw:fill="none" draw:textarea-vertical-align="middle">
        <text:list-style style:name="Master2-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Midnightblue1-title" style:family="presentation">
      <style:graphic-properties draw:stroke="none" draw:fill="none" draw:textarea-vertical-align="middle">
        <text:list-style style:name="Master2-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Title-Slide-background" style:family="presentation">
      <style:graphic-properties draw:stroke="none" draw:fill="solid" draw:fill-color="#ffffff" draw:opacity="100%"/>
      <style:text-properties style:letter-kerning="true"/>
    </style:style>
    <style:style style:name="Master2-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2-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Title-Slide-outline1" style:family="presentation">
      <style:graphic-properties draw:stroke="none" draw:fill="none" draw:auto-grow-height="false" draw:fit-to-size="false" style:shrink-to-fit="true">
        <text:list-style style:name="Master2-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outline2" style:family="presentation" style:parent-style-name="Master2-Layout1-title-Title-Slide-outline1">
      <style:paragraph-properties fo:margin-top="0.4cm" fo:margin-bottom="0cm"/>
      <style:text-properties fo:font-size="28pt" style:font-size-asian="28pt" style:font-size-complex="28pt"/>
    </style:style>
    <style:style style:name="Master2-Layout1-title-Title-Slide-outline3" style:family="presentation" style:parent-style-name="Master2-Layout1-title-Title-Slide-outline2">
      <style:paragraph-properties fo:margin-top="0.3cm" fo:margin-bottom="0cm"/>
      <style:text-properties fo:font-size="24pt" style:font-size-asian="24pt" style:font-size-complex="24pt"/>
    </style:style>
    <style:style style:name="Master2-Layout1-title-Title-Slide-outline4" style:family="presentation" style:parent-style-name="Master2-Layout1-title-Title-Slide-outline3">
      <style:paragraph-properties fo:margin-top="0.2cm" fo:margin-bottom="0cm"/>
      <style:text-properties fo:font-size="20pt" style:font-size-asian="20pt" style:font-size-complex="20pt"/>
    </style:style>
    <style:style style:name="Master2-Layout1-title-Title-Slide-outline5" style:family="presentation" style:parent-style-name="Master2-Layout1-title-Title-Slide-outline4">
      <style:paragraph-properties fo:margin-top="0.1cm" fo:margin-bottom="0cm"/>
      <style:text-properties fo:font-size="20pt" style:font-size-asian="20pt" style:font-size-complex="20pt"/>
    </style:style>
    <style:style style:name="Master2-Layout1-title-Title-Slide-outline6" style:family="presentation" style:parent-style-name="Master2-Layout1-title-Title-Slide-outline5">
      <style:paragraph-properties fo:margin-top="0.1cm" fo:margin-bottom="0cm"/>
      <style:text-properties fo:font-size="20pt" style:font-size-asian="20pt" style:font-size-complex="20pt"/>
    </style:style>
    <style:style style:name="Master2-Layout1-title-Title-Slide-outline7" style:family="presentation" style:parent-style-name="Master2-Layout1-title-Title-Slide-outline6">
      <style:paragraph-properties fo:margin-top="0.1cm" fo:margin-bottom="0cm"/>
      <style:text-properties fo:font-size="20pt" style:font-size-asian="20pt" style:font-size-complex="20pt"/>
    </style:style>
    <style:style style:name="Master2-Layout1-title-Title-Slide-outline8" style:family="presentation" style:parent-style-name="Master2-Layout1-title-Title-Slide-outline7">
      <style:paragraph-properties fo:margin-top="0.1cm" fo:margin-bottom="0cm"/>
      <style:text-properties fo:font-size="20pt" style:font-size-asian="20pt" style:font-size-complex="20pt"/>
    </style:style>
    <style:style style:name="Master2-Layout1-title-Title-Slide-outline9" style:family="presentation" style:parent-style-name="Master2-Layout1-title-Title-Slide-outline8">
      <style:paragraph-properties fo:margin-top="0.1cm" fo:margin-bottom="0cm"/>
      <style:text-properties fo:font-size="20pt" style:font-size-asian="20pt" style:font-size-complex="20pt"/>
    </style:style>
    <style:style style:name="Master2-Layout1-title-Title-Slide-subtitle" style:family="presentation">
      <style:graphic-properties draw:stroke="none" draw:fill="none" draw:textarea-vertical-align="middle">
        <text:list-style style:name="Master2-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Title-Slide-title" style:family="presentation">
      <style:graphic-properties draw:stroke="none" draw:fill="none" draw:textarea-vertical-align="middle">
        <text:list-style style:name="Master2-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itle-and-Content-background" style:family="presentation">
      <style:graphic-properties draw:stroke="none" draw:fill="solid" draw:fill-color="#ffffff" draw:opacity="100%"/>
      <style:text-properties style:letter-kerning="true"/>
    </style:style>
    <style:style style:name="Master2-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2-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itle-and-Content-outline1" style:family="presentation">
      <style:graphic-properties draw:stroke="none" draw:fill="none" draw:auto-grow-height="false" draw:fit-to-size="false" style:shrink-to-fit="true">
        <text:list-style style:name="Master2-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outline2" style:family="presentation" style:parent-style-name="Master2-Layout2-obj-Title-and-Content-outline1">
      <style:paragraph-properties fo:margin-top="0.4cm" fo:margin-bottom="0cm"/>
      <style:text-properties fo:font-size="28pt" style:font-size-asian="28pt" style:font-size-complex="28pt"/>
    </style:style>
    <style:style style:name="Master2-Layout2-obj-Title-and-Content-outline3" style:family="presentation" style:parent-style-name="Master2-Layout2-obj-Title-and-Content-outline2">
      <style:paragraph-properties fo:margin-top="0.3cm" fo:margin-bottom="0cm"/>
      <style:text-properties fo:font-size="24pt" style:font-size-asian="24pt" style:font-size-complex="24pt"/>
    </style:style>
    <style:style style:name="Master2-Layout2-obj-Title-and-Content-outline4" style:family="presentation" style:parent-style-name="Master2-Layout2-obj-Title-and-Content-outline3">
      <style:paragraph-properties fo:margin-top="0.2cm" fo:margin-bottom="0cm"/>
      <style:text-properties fo:font-size="20pt" style:font-size-asian="20pt" style:font-size-complex="20pt"/>
    </style:style>
    <style:style style:name="Master2-Layout2-obj-Title-and-Content-outline5" style:family="presentation" style:parent-style-name="Master2-Layout2-obj-Title-and-Content-outline4">
      <style:paragraph-properties fo:margin-top="0.1cm" fo:margin-bottom="0cm"/>
      <style:text-properties fo:font-size="20pt" style:font-size-asian="20pt" style:font-size-complex="20pt"/>
    </style:style>
    <style:style style:name="Master2-Layout2-obj-Title-and-Content-outline6" style:family="presentation" style:parent-style-name="Master2-Layout2-obj-Title-and-Content-outline5">
      <style:paragraph-properties fo:margin-top="0.1cm" fo:margin-bottom="0cm"/>
      <style:text-properties fo:font-size="20pt" style:font-size-asian="20pt" style:font-size-complex="20pt"/>
    </style:style>
    <style:style style:name="Master2-Layout2-obj-Title-and-Content-outline7" style:family="presentation" style:parent-style-name="Master2-Layout2-obj-Title-and-Content-outline6">
      <style:paragraph-properties fo:margin-top="0.1cm" fo:margin-bottom="0cm"/>
      <style:text-properties fo:font-size="20pt" style:font-size-asian="20pt" style:font-size-complex="20pt"/>
    </style:style>
    <style:style style:name="Master2-Layout2-obj-Title-and-Content-outline8" style:family="presentation" style:parent-style-name="Master2-Layout2-obj-Title-and-Content-outline7">
      <style:paragraph-properties fo:margin-top="0.1cm" fo:margin-bottom="0cm"/>
      <style:text-properties fo:font-size="20pt" style:font-size-asian="20pt" style:font-size-complex="20pt"/>
    </style:style>
    <style:style style:name="Master2-Layout2-obj-Title-and-Content-outline9" style:family="presentation" style:parent-style-name="Master2-Layout2-obj-Title-and-Content-outline8">
      <style:paragraph-properties fo:margin-top="0.1cm" fo:margin-bottom="0cm"/>
      <style:text-properties fo:font-size="20pt" style:font-size-asian="20pt" style:font-size-complex="20pt"/>
    </style:style>
    <style:style style:name="Master2-Layout2-obj-Title-and-Content-subtitle" style:family="presentation">
      <style:graphic-properties draw:stroke="none" draw:fill="none" draw:textarea-vertical-align="middle">
        <text:list-style style:name="Master2-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itle-and-Content-title" style:family="presentation">
      <style:graphic-properties draw:stroke="none" draw:fill="none" draw:textarea-vertical-align="middle">
        <text:list-style style:name="Master2-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Section-Header-background" style:family="presentation">
      <style:graphic-properties draw:stroke="none" draw:fill="solid" draw:fill-color="#ffffff" draw:opacity="100%"/>
      <style:text-properties style:letter-kerning="true"/>
    </style:style>
    <style:style style:name="Master2-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2-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Section-Header-outline1" style:family="presentation">
      <style:graphic-properties draw:stroke="none" draw:fill="none" draw:auto-grow-height="false" draw:fit-to-size="false" style:shrink-to-fit="true">
        <text:list-style style:name="Master2-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outline2" style:family="presentation" style:parent-style-name="Master2-Layout3-secHead-Section-Header-outline1">
      <style:paragraph-properties fo:margin-top="0.4cm" fo:margin-bottom="0cm"/>
      <style:text-properties fo:font-size="28pt" style:font-size-asian="28pt" style:font-size-complex="28pt"/>
    </style:style>
    <style:style style:name="Master2-Layout3-secHead-Section-Header-outline3" style:family="presentation" style:parent-style-name="Master2-Layout3-secHead-Section-Header-outline2">
      <style:paragraph-properties fo:margin-top="0.3cm" fo:margin-bottom="0cm"/>
      <style:text-properties fo:font-size="24pt" style:font-size-asian="24pt" style:font-size-complex="24pt"/>
    </style:style>
    <style:style style:name="Master2-Layout3-secHead-Section-Header-outline4" style:family="presentation" style:parent-style-name="Master2-Layout3-secHead-Section-Header-outline3">
      <style:paragraph-properties fo:margin-top="0.2cm" fo:margin-bottom="0cm"/>
      <style:text-properties fo:font-size="20pt" style:font-size-asian="20pt" style:font-size-complex="20pt"/>
    </style:style>
    <style:style style:name="Master2-Layout3-secHead-Section-Header-outline5" style:family="presentation" style:parent-style-name="Master2-Layout3-secHead-Section-Header-outline4">
      <style:paragraph-properties fo:margin-top="0.1cm" fo:margin-bottom="0cm"/>
      <style:text-properties fo:font-size="20pt" style:font-size-asian="20pt" style:font-size-complex="20pt"/>
    </style:style>
    <style:style style:name="Master2-Layout3-secHead-Section-Header-outline6" style:family="presentation" style:parent-style-name="Master2-Layout3-secHead-Section-Header-outline5">
      <style:paragraph-properties fo:margin-top="0.1cm" fo:margin-bottom="0cm"/>
      <style:text-properties fo:font-size="20pt" style:font-size-asian="20pt" style:font-size-complex="20pt"/>
    </style:style>
    <style:style style:name="Master2-Layout3-secHead-Section-Header-outline7" style:family="presentation" style:parent-style-name="Master2-Layout3-secHead-Section-Header-outline6">
      <style:paragraph-properties fo:margin-top="0.1cm" fo:margin-bottom="0cm"/>
      <style:text-properties fo:font-size="20pt" style:font-size-asian="20pt" style:font-size-complex="20pt"/>
    </style:style>
    <style:style style:name="Master2-Layout3-secHead-Section-Header-outline8" style:family="presentation" style:parent-style-name="Master2-Layout3-secHead-Section-Header-outline7">
      <style:paragraph-properties fo:margin-top="0.1cm" fo:margin-bottom="0cm"/>
      <style:text-properties fo:font-size="20pt" style:font-size-asian="20pt" style:font-size-complex="20pt"/>
    </style:style>
    <style:style style:name="Master2-Layout3-secHead-Section-Header-outline9" style:family="presentation" style:parent-style-name="Master2-Layout3-secHead-Section-Header-outline8">
      <style:paragraph-properties fo:margin-top="0.1cm" fo:margin-bottom="0cm"/>
      <style:text-properties fo:font-size="20pt" style:font-size-asian="20pt" style:font-size-complex="20pt"/>
    </style:style>
    <style:style style:name="Master2-Layout3-secHead-Section-Header-subtitle" style:family="presentation">
      <style:graphic-properties draw:stroke="none" draw:fill="none" draw:textarea-vertical-align="middle">
        <text:list-style style:name="Master2-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Section-Header-title" style:family="presentation">
      <style:graphic-properties draw:stroke="none" draw:fill="none" draw:textarea-vertical-align="middle">
        <text:list-style style:name="Master2-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Two-Content-background" style:family="presentation">
      <style:graphic-properties draw:stroke="none" draw:fill="solid" draw:fill-color="#ffffff" draw:opacity="100%"/>
      <style:text-properties style:letter-kerning="true"/>
    </style:style>
    <style:style style:name="Master2-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2-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Two-Content-outline1" style:family="presentation">
      <style:graphic-properties draw:stroke="none" draw:fill="none" draw:auto-grow-height="false" draw:fit-to-size="false" style:shrink-to-fit="true">
        <text:list-style style:name="Master2-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outline2" style:family="presentation" style:parent-style-name="Master2-Layout4-twoObj-Two-Content-outline1">
      <style:paragraph-properties fo:margin-top="0.4cm" fo:margin-bottom="0cm"/>
      <style:text-properties fo:font-size="28pt" style:font-size-asian="28pt" style:font-size-complex="28pt"/>
    </style:style>
    <style:style style:name="Master2-Layout4-twoObj-Two-Content-outline3" style:family="presentation" style:parent-style-name="Master2-Layout4-twoObj-Two-Content-outline2">
      <style:paragraph-properties fo:margin-top="0.3cm" fo:margin-bottom="0cm"/>
      <style:text-properties fo:font-size="24pt" style:font-size-asian="24pt" style:font-size-complex="24pt"/>
    </style:style>
    <style:style style:name="Master2-Layout4-twoObj-Two-Content-outline4" style:family="presentation" style:parent-style-name="Master2-Layout4-twoObj-Two-Content-outline3">
      <style:paragraph-properties fo:margin-top="0.2cm" fo:margin-bottom="0cm"/>
      <style:text-properties fo:font-size="20pt" style:font-size-asian="20pt" style:font-size-complex="20pt"/>
    </style:style>
    <style:style style:name="Master2-Layout4-twoObj-Two-Content-outline5" style:family="presentation" style:parent-style-name="Master2-Layout4-twoObj-Two-Content-outline4">
      <style:paragraph-properties fo:margin-top="0.1cm" fo:margin-bottom="0cm"/>
      <style:text-properties fo:font-size="20pt" style:font-size-asian="20pt" style:font-size-complex="20pt"/>
    </style:style>
    <style:style style:name="Master2-Layout4-twoObj-Two-Content-outline6" style:family="presentation" style:parent-style-name="Master2-Layout4-twoObj-Two-Content-outline5">
      <style:paragraph-properties fo:margin-top="0.1cm" fo:margin-bottom="0cm"/>
      <style:text-properties fo:font-size="20pt" style:font-size-asian="20pt" style:font-size-complex="20pt"/>
    </style:style>
    <style:style style:name="Master2-Layout4-twoObj-Two-Content-outline7" style:family="presentation" style:parent-style-name="Master2-Layout4-twoObj-Two-Content-outline6">
      <style:paragraph-properties fo:margin-top="0.1cm" fo:margin-bottom="0cm"/>
      <style:text-properties fo:font-size="20pt" style:font-size-asian="20pt" style:font-size-complex="20pt"/>
    </style:style>
    <style:style style:name="Master2-Layout4-twoObj-Two-Content-outline8" style:family="presentation" style:parent-style-name="Master2-Layout4-twoObj-Two-Content-outline7">
      <style:paragraph-properties fo:margin-top="0.1cm" fo:margin-bottom="0cm"/>
      <style:text-properties fo:font-size="20pt" style:font-size-asian="20pt" style:font-size-complex="20pt"/>
    </style:style>
    <style:style style:name="Master2-Layout4-twoObj-Two-Content-outline9" style:family="presentation" style:parent-style-name="Master2-Layout4-twoObj-Two-Content-outline8">
      <style:paragraph-properties fo:margin-top="0.1cm" fo:margin-bottom="0cm"/>
      <style:text-properties fo:font-size="20pt" style:font-size-asian="20pt" style:font-size-complex="20pt"/>
    </style:style>
    <style:style style:name="Master2-Layout4-twoObj-Two-Content-subtitle" style:family="presentation">
      <style:graphic-properties draw:stroke="none" draw:fill="none" draw:textarea-vertical-align="middle">
        <text:list-style style:name="Master2-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Two-Content-title" style:family="presentation">
      <style:graphic-properties draw:stroke="none" draw:fill="none" draw:textarea-vertical-align="middle">
        <text:list-style style:name="Master2-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ison-background" style:family="presentation">
      <style:graphic-properties draw:stroke="none" draw:fill="solid" draw:fill-color="#ffffff" draw:opacity="100%"/>
      <style:text-properties style:letter-kerning="true"/>
    </style:style>
    <style:style style:name="Master2-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ison-outline1" style:family="presentation">
      <style:graphic-properties draw:stroke="none" draw:fill="none" draw:auto-grow-height="false" draw:fit-to-size="false" style:shrink-to-fit="true">
        <text:list-style style:name="Master2-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outline2" style:family="presentation" style:parent-style-name="Master2-Layout5-twoTxTwoObj-Comparison-outline1">
      <style:paragraph-properties fo:margin-top="0.4cm" fo:margin-bottom="0cm"/>
      <style:text-properties fo:font-size="28pt" style:font-size-asian="28pt" style:font-size-complex="28pt"/>
    </style:style>
    <style:style style:name="Master2-Layout5-twoTxTwoObj-Comparison-outline3" style:family="presentation" style:parent-style-name="Master2-Layout5-twoTxTwoObj-Comparison-outline2">
      <style:paragraph-properties fo:margin-top="0.3cm" fo:margin-bottom="0cm"/>
      <style:text-properties fo:font-size="24pt" style:font-size-asian="24pt" style:font-size-complex="24pt"/>
    </style:style>
    <style:style style:name="Master2-Layout5-twoTxTwoObj-Comparison-outline4" style:family="presentation" style:parent-style-name="Master2-Layout5-twoTxTwoObj-Comparison-outline3">
      <style:paragraph-properties fo:margin-top="0.2cm" fo:margin-bottom="0cm"/>
      <style:text-properties fo:font-size="20pt" style:font-size-asian="20pt" style:font-size-complex="20pt"/>
    </style:style>
    <style:style style:name="Master2-Layout5-twoTxTwoObj-Comparison-outline5" style:family="presentation" style:parent-style-name="Master2-Layout5-twoTxTwoObj-Comparison-outline4">
      <style:paragraph-properties fo:margin-top="0.1cm" fo:margin-bottom="0cm"/>
      <style:text-properties fo:font-size="20pt" style:font-size-asian="20pt" style:font-size-complex="20pt"/>
    </style:style>
    <style:style style:name="Master2-Layout5-twoTxTwoObj-Comparison-outline6" style:family="presentation" style:parent-style-name="Master2-Layout5-twoTxTwoObj-Comparison-outline5">
      <style:paragraph-properties fo:margin-top="0.1cm" fo:margin-bottom="0cm"/>
      <style:text-properties fo:font-size="20pt" style:font-size-asian="20pt" style:font-size-complex="20pt"/>
    </style:style>
    <style:style style:name="Master2-Layout5-twoTxTwoObj-Comparison-outline7" style:family="presentation" style:parent-style-name="Master2-Layout5-twoTxTwoObj-Comparison-outline6">
      <style:paragraph-properties fo:margin-top="0.1cm" fo:margin-bottom="0cm"/>
      <style:text-properties fo:font-size="20pt" style:font-size-asian="20pt" style:font-size-complex="20pt"/>
    </style:style>
    <style:style style:name="Master2-Layout5-twoTxTwoObj-Comparison-outline8" style:family="presentation" style:parent-style-name="Master2-Layout5-twoTxTwoObj-Comparison-outline7">
      <style:paragraph-properties fo:margin-top="0.1cm" fo:margin-bottom="0cm"/>
      <style:text-properties fo:font-size="20pt" style:font-size-asian="20pt" style:font-size-complex="20pt"/>
    </style:style>
    <style:style style:name="Master2-Layout5-twoTxTwoObj-Comparison-outline9" style:family="presentation" style:parent-style-name="Master2-Layout5-twoTxTwoObj-Comparison-outline8">
      <style:paragraph-properties fo:margin-top="0.1cm" fo:margin-bottom="0cm"/>
      <style:text-properties fo:font-size="20pt" style:font-size-asian="20pt" style:font-size-complex="20pt"/>
    </style:style>
    <style:style style:name="Master2-Layout5-twoTxTwoObj-Comparison-subtitle" style:family="presentation">
      <style:graphic-properties draw:stroke="none" draw:fill="none" draw:textarea-vertical-align="middle">
        <text:list-style style:name="Master2-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ison-title" style:family="presentation">
      <style:graphic-properties draw:stroke="none" draw:fill="none" draw:textarea-vertical-align="middle">
        <text:list-style style:name="Master2-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Title-Only-background" style:family="presentation">
      <style:graphic-properties draw:stroke="none" draw:fill="solid" draw:fill-color="#ffffff" draw:opacity="100%"/>
      <style:text-properties style:letter-kerning="true"/>
    </style:style>
    <style:style style:name="Master2-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Title-Only-outline1" style:family="presentation">
      <style:graphic-properties draw:stroke="none" draw:fill="none" draw:auto-grow-height="false" draw:fit-to-size="false" style:shrink-to-fit="true">
        <text:list-style style:name="Master2-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outline2" style:family="presentation" style:parent-style-name="Master2-Layout6-titleOnly-Title-Only-outline1">
      <style:paragraph-properties fo:margin-top="0.4cm" fo:margin-bottom="0cm"/>
      <style:text-properties fo:font-size="28pt" style:font-size-asian="28pt" style:font-size-complex="28pt"/>
    </style:style>
    <style:style style:name="Master2-Layout6-titleOnly-Title-Only-outline3" style:family="presentation" style:parent-style-name="Master2-Layout6-titleOnly-Title-Only-outline2">
      <style:paragraph-properties fo:margin-top="0.3cm" fo:margin-bottom="0cm"/>
      <style:text-properties fo:font-size="24pt" style:font-size-asian="24pt" style:font-size-complex="24pt"/>
    </style:style>
    <style:style style:name="Master2-Layout6-titleOnly-Title-Only-outline4" style:family="presentation" style:parent-style-name="Master2-Layout6-titleOnly-Title-Only-outline3">
      <style:paragraph-properties fo:margin-top="0.2cm" fo:margin-bottom="0cm"/>
      <style:text-properties fo:font-size="20pt" style:font-size-asian="20pt" style:font-size-complex="20pt"/>
    </style:style>
    <style:style style:name="Master2-Layout6-titleOnly-Title-Only-outline5" style:family="presentation" style:parent-style-name="Master2-Layout6-titleOnly-Title-Only-outline4">
      <style:paragraph-properties fo:margin-top="0.1cm" fo:margin-bottom="0cm"/>
      <style:text-properties fo:font-size="20pt" style:font-size-asian="20pt" style:font-size-complex="20pt"/>
    </style:style>
    <style:style style:name="Master2-Layout6-titleOnly-Title-Only-outline6" style:family="presentation" style:parent-style-name="Master2-Layout6-titleOnly-Title-Only-outline5">
      <style:paragraph-properties fo:margin-top="0.1cm" fo:margin-bottom="0cm"/>
      <style:text-properties fo:font-size="20pt" style:font-size-asian="20pt" style:font-size-complex="20pt"/>
    </style:style>
    <style:style style:name="Master2-Layout6-titleOnly-Title-Only-outline7" style:family="presentation" style:parent-style-name="Master2-Layout6-titleOnly-Title-Only-outline6">
      <style:paragraph-properties fo:margin-top="0.1cm" fo:margin-bottom="0cm"/>
      <style:text-properties fo:font-size="20pt" style:font-size-asian="20pt" style:font-size-complex="20pt"/>
    </style:style>
    <style:style style:name="Master2-Layout6-titleOnly-Title-Only-outline8" style:family="presentation" style:parent-style-name="Master2-Layout6-titleOnly-Title-Only-outline7">
      <style:paragraph-properties fo:margin-top="0.1cm" fo:margin-bottom="0cm"/>
      <style:text-properties fo:font-size="20pt" style:font-size-asian="20pt" style:font-size-complex="20pt"/>
    </style:style>
    <style:style style:name="Master2-Layout6-titleOnly-Title-Only-outline9" style:family="presentation" style:parent-style-name="Master2-Layout6-titleOnly-Title-Only-outline8">
      <style:paragraph-properties fo:margin-top="0.1cm" fo:margin-bottom="0cm"/>
      <style:text-properties fo:font-size="20pt" style:font-size-asian="20pt" style:font-size-complex="20pt"/>
    </style:style>
    <style:style style:name="Master2-Layout6-titleOnly-Title-Only-subtitle" style:family="presentation">
      <style:graphic-properties draw:stroke="none" draw:fill="none" draw:textarea-vertical-align="middle">
        <text:list-style style:name="Master2-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Title-Only-title" style:family="presentation">
      <style:graphic-properties draw:stroke="none" draw:fill="none" draw:textarea-vertical-align="middle">
        <text:list-style style:name="Master2-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Blank-background" style:family="presentation">
      <style:graphic-properties draw:stroke="none" draw:fill="solid" draw:fill-color="#ffffff" draw:opacity="100%"/>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draw:fill="none" draw:auto-grow-height="false" draw:fit-to-size="false" style:shrink-to-fit="true">
        <text:list-style style:name="Master2-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top="0.4cm" fo:margin-bottom="0cm"/>
      <style:text-properties fo:font-size="28pt" style:font-size-asian="28pt" style:font-size-complex="28pt"/>
    </style:style>
    <style:style style:name="Master2-Layout7-blank-Blank-outline3" style:family="presentation" style:parent-style-name="Master2-Layout7-blank-Blank-outline2">
      <style:paragraph-properties fo:margin-top="0.3cm" fo:margin-bottom="0cm"/>
      <style:text-properties fo:font-size="24pt" style:font-size-asian="24pt" style:font-size-complex="24pt"/>
    </style:style>
    <style:style style:name="Master2-Layout7-blank-Blank-outline4" style:family="presentation" style:parent-style-name="Master2-Layout7-blank-Blank-outline3">
      <style:paragraph-properties fo:margin-top="0.2cm" fo:margin-bottom="0cm"/>
      <style:text-properties fo:font-size="20pt" style:font-size-asian="20pt" style:font-size-complex="20pt"/>
    </style:style>
    <style:style style:name="Master2-Layout7-blank-Blank-outline5" style:family="presentation" style:parent-style-name="Master2-Layout7-blank-Blank-outline4">
      <style:paragraph-properties fo:margin-top="0.1cm" fo:margin-bottom="0cm"/>
      <style:text-properties fo:font-size="20pt" style:font-size-asian="20pt" style:font-size-complex="20pt"/>
    </style:style>
    <style:style style:name="Master2-Layout7-blank-Blank-outline6" style:family="presentation" style:parent-style-name="Master2-Layout7-blank-Blank-outline5">
      <style:paragraph-properties fo:margin-top="0.1cm" fo:margin-bottom="0cm"/>
      <style:text-properties fo:font-size="20pt" style:font-size-asian="20pt" style:font-size-complex="20pt"/>
    </style:style>
    <style:style style:name="Master2-Layout7-blank-Blank-outline7" style:family="presentation" style:parent-style-name="Master2-Layout7-blank-Blank-outline6">
      <style:paragraph-properties fo:margin-top="0.1cm" fo:margin-bottom="0cm"/>
      <style:text-properties fo:font-size="20pt" style:font-size-asian="20pt" style:font-size-complex="20pt"/>
    </style:style>
    <style:style style:name="Master2-Layout7-blank-Blank-outline8" style:family="presentation" style:parent-style-name="Master2-Layout7-blank-Blank-outline7">
      <style:paragraph-properties fo:margin-top="0.1cm" fo:margin-bottom="0cm"/>
      <style:text-properties fo:font-size="20pt" style:font-size-asian="20pt" style:font-size-complex="20pt"/>
    </style:style>
    <style:style style:name="Master2-Layout7-blank-Blank-outline9" style:family="presentation" style:parent-style-name="Master2-Layout7-blank-Blank-outline8">
      <style:paragraph-properties fo:margin-top="0.1cm" fo:margin-bottom="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t-with-Caption-background" style:family="presentation">
      <style:graphic-properties draw:stroke="none" draw:fill="solid" draw:fill-color="#ffffff" draw:opacity="100%"/>
      <style:text-properties style:letter-kerning="true"/>
    </style:style>
    <style:style style:name="Master2-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t-with-Caption-outline1" style:family="presentation">
      <style:graphic-properties draw:stroke="none" draw:fill="none" draw:auto-grow-height="false" draw:fit-to-size="false" style:shrink-to-fit="true">
        <text:list-style style:name="Master2-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outline2" style:family="presentation" style:parent-style-name="Master2-Layout8-objTx-Content-with-Caption-outline1">
      <style:paragraph-properties fo:margin-top="0.4cm" fo:margin-bottom="0cm"/>
      <style:text-properties fo:font-size="28pt" style:font-size-asian="28pt" style:font-size-complex="28pt"/>
    </style:style>
    <style:style style:name="Master2-Layout8-objTx-Content-with-Caption-outline3" style:family="presentation" style:parent-style-name="Master2-Layout8-objTx-Content-with-Caption-outline2">
      <style:paragraph-properties fo:margin-top="0.3cm" fo:margin-bottom="0cm"/>
      <style:text-properties fo:font-size="24pt" style:font-size-asian="24pt" style:font-size-complex="24pt"/>
    </style:style>
    <style:style style:name="Master2-Layout8-objTx-Content-with-Caption-outline4" style:family="presentation" style:parent-style-name="Master2-Layout8-objTx-Content-with-Caption-outline3">
      <style:paragraph-properties fo:margin-top="0.2cm" fo:margin-bottom="0cm"/>
      <style:text-properties fo:font-size="20pt" style:font-size-asian="20pt" style:font-size-complex="20pt"/>
    </style:style>
    <style:style style:name="Master2-Layout8-objTx-Content-with-Caption-outline5" style:family="presentation" style:parent-style-name="Master2-Layout8-objTx-Content-with-Caption-outline4">
      <style:paragraph-properties fo:margin-top="0.1cm" fo:margin-bottom="0cm"/>
      <style:text-properties fo:font-size="20pt" style:font-size-asian="20pt" style:font-size-complex="20pt"/>
    </style:style>
    <style:style style:name="Master2-Layout8-objTx-Content-with-Caption-outline6" style:family="presentation" style:parent-style-name="Master2-Layout8-objTx-Content-with-Caption-outline5">
      <style:paragraph-properties fo:margin-top="0.1cm" fo:margin-bottom="0cm"/>
      <style:text-properties fo:font-size="20pt" style:font-size-asian="20pt" style:font-size-complex="20pt"/>
    </style:style>
    <style:style style:name="Master2-Layout8-objTx-Content-with-Caption-outline7" style:family="presentation" style:parent-style-name="Master2-Layout8-objTx-Content-with-Caption-outline6">
      <style:paragraph-properties fo:margin-top="0.1cm" fo:margin-bottom="0cm"/>
      <style:text-properties fo:font-size="20pt" style:font-size-asian="20pt" style:font-size-complex="20pt"/>
    </style:style>
    <style:style style:name="Master2-Layout8-objTx-Content-with-Caption-outline8" style:family="presentation" style:parent-style-name="Master2-Layout8-objTx-Content-with-Caption-outline7">
      <style:paragraph-properties fo:margin-top="0.1cm" fo:margin-bottom="0cm"/>
      <style:text-properties fo:font-size="20pt" style:font-size-asian="20pt" style:font-size-complex="20pt"/>
    </style:style>
    <style:style style:name="Master2-Layout8-objTx-Content-with-Caption-outline9" style:family="presentation" style:parent-style-name="Master2-Layout8-objTx-Content-with-Caption-outline8">
      <style:paragraph-properties fo:margin-top="0.1cm" fo:margin-bottom="0cm"/>
      <style:text-properties fo:font-size="20pt" style:font-size-asian="20pt" style:font-size-complex="20pt"/>
    </style:style>
    <style:style style:name="Master2-Layout8-objTx-Content-with-Caption-subtitle" style:family="presentation">
      <style:graphic-properties draw:stroke="none" draw:fill="none" draw:textarea-vertical-align="middle">
        <text:list-style style:name="Master2-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t-with-Caption-title" style:family="presentation">
      <style:graphic-properties draw:stroke="none" draw:fill="none" draw:textarea-vertical-align="middle">
        <text:list-style style:name="Master2-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Picture-with-Caption-background" style:family="presentation">
      <style:graphic-properties draw:stroke="none" draw:fill="solid" draw:fill-color="#ffffff" draw:opacity="100%"/>
      <style:text-properties style:letter-kerning="true"/>
    </style:style>
    <style:style style:name="Master2-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2-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Picture-with-Caption-outline1" style:family="presentation">
      <style:graphic-properties draw:stroke="none" draw:fill="none" draw:auto-grow-height="false" draw:fit-to-size="false" style:shrink-to-fit="true">
        <text:list-style style:name="Master2-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outline2" style:family="presentation" style:parent-style-name="Master2-Layout9-picTx-Picture-with-Caption-outline1">
      <style:paragraph-properties fo:margin-top="0.4cm" fo:margin-bottom="0cm"/>
      <style:text-properties fo:font-size="28pt" style:font-size-asian="28pt" style:font-size-complex="28pt"/>
    </style:style>
    <style:style style:name="Master2-Layout9-picTx-Picture-with-Caption-outline3" style:family="presentation" style:parent-style-name="Master2-Layout9-picTx-Picture-with-Caption-outline2">
      <style:paragraph-properties fo:margin-top="0.3cm" fo:margin-bottom="0cm"/>
      <style:text-properties fo:font-size="24pt" style:font-size-asian="24pt" style:font-size-complex="24pt"/>
    </style:style>
    <style:style style:name="Master2-Layout9-picTx-Picture-with-Caption-outline4" style:family="presentation" style:parent-style-name="Master2-Layout9-picTx-Picture-with-Caption-outline3">
      <style:paragraph-properties fo:margin-top="0.2cm" fo:margin-bottom="0cm"/>
      <style:text-properties fo:font-size="20pt" style:font-size-asian="20pt" style:font-size-complex="20pt"/>
    </style:style>
    <style:style style:name="Master2-Layout9-picTx-Picture-with-Caption-outline5" style:family="presentation" style:parent-style-name="Master2-Layout9-picTx-Picture-with-Caption-outline4">
      <style:paragraph-properties fo:margin-top="0.1cm" fo:margin-bottom="0cm"/>
      <style:text-properties fo:font-size="20pt" style:font-size-asian="20pt" style:font-size-complex="20pt"/>
    </style:style>
    <style:style style:name="Master2-Layout9-picTx-Picture-with-Caption-outline6" style:family="presentation" style:parent-style-name="Master2-Layout9-picTx-Picture-with-Caption-outline5">
      <style:paragraph-properties fo:margin-top="0.1cm" fo:margin-bottom="0cm"/>
      <style:text-properties fo:font-size="20pt" style:font-size-asian="20pt" style:font-size-complex="20pt"/>
    </style:style>
    <style:style style:name="Master2-Layout9-picTx-Picture-with-Caption-outline7" style:family="presentation" style:parent-style-name="Master2-Layout9-picTx-Picture-with-Caption-outline6">
      <style:paragraph-properties fo:margin-top="0.1cm" fo:margin-bottom="0cm"/>
      <style:text-properties fo:font-size="20pt" style:font-size-asian="20pt" style:font-size-complex="20pt"/>
    </style:style>
    <style:style style:name="Master2-Layout9-picTx-Picture-with-Caption-outline8" style:family="presentation" style:parent-style-name="Master2-Layout9-picTx-Picture-with-Caption-outline7">
      <style:paragraph-properties fo:margin-top="0.1cm" fo:margin-bottom="0cm"/>
      <style:text-properties fo:font-size="20pt" style:font-size-asian="20pt" style:font-size-complex="20pt"/>
    </style:style>
    <style:style style:name="Master2-Layout9-picTx-Picture-with-Caption-outline9" style:family="presentation" style:parent-style-name="Master2-Layout9-picTx-Picture-with-Caption-outline8">
      <style:paragraph-properties fo:margin-top="0.1cm" fo:margin-bottom="0cm"/>
      <style:text-properties fo:font-size="20pt" style:font-size-asian="20pt" style:font-size-complex="20pt"/>
    </style:style>
    <style:style style:name="Master2-Layout9-picTx-Picture-with-Caption-subtitle" style:family="presentation">
      <style:graphic-properties draw:stroke="none" draw:fill="none" draw:textarea-vertical-align="middle">
        <text:list-style style:name="Master2-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Picture-with-Caption-title" style:family="presentation">
      <style:graphic-properties draw:stroke="none" draw:fill="none" draw:textarea-vertical-align="middle">
        <text:list-style style:name="Master2-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itle-and-Vertical-Text-background" style:family="presentation">
      <style:graphic-properties draw:stroke="none" draw:fill="solid" draw:fill-color="#ffffff" draw:opacity="100%"/>
      <style:text-properties style:letter-kerning="true"/>
    </style:style>
    <style:style style:name="Master2-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2-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itle-and-Vertical-Text-outline1" style:family="presentation">
      <style:graphic-properties draw:stroke="none" draw:fill="none" draw:auto-grow-height="false" draw:fit-to-size="false" style:shrink-to-fit="true">
        <text:list-style style:name="Master2-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outline2" style:family="presentation" style:parent-style-name="Master2-Layout10-vertTx-Title-and-Vertical-Text-outline1">
      <style:paragraph-properties fo:margin-top="0.4cm" fo:margin-bottom="0cm"/>
      <style:text-properties fo:font-size="28pt" style:font-size-asian="28pt" style:font-size-complex="28pt"/>
    </style:style>
    <style:style style:name="Master2-Layout10-vertTx-Title-and-Vertical-Text-outline3" style:family="presentation" style:parent-style-name="Master2-Layout10-vertTx-Title-and-Vertical-Text-outline2">
      <style:paragraph-properties fo:margin-top="0.3cm" fo:margin-bottom="0cm"/>
      <style:text-properties fo:font-size="24pt" style:font-size-asian="24pt" style:font-size-complex="24pt"/>
    </style:style>
    <style:style style:name="Master2-Layout10-vertTx-Title-and-Vertical-Text-outline4" style:family="presentation" style:parent-style-name="Master2-Layout10-vertTx-Title-and-Vertical-Text-outline3">
      <style:paragraph-properties fo:margin-top="0.2cm" fo:margin-bottom="0cm"/>
      <style:text-properties fo:font-size="20pt" style:font-size-asian="20pt" style:font-size-complex="20pt"/>
    </style:style>
    <style:style style:name="Master2-Layout10-vertTx-Title-and-Vertical-Text-outline5" style:family="presentation" style:parent-style-name="Master2-Layout10-vertTx-Title-and-Vertical-Text-outline4">
      <style:paragraph-properties fo:margin-top="0.1cm" fo:margin-bottom="0cm"/>
      <style:text-properties fo:font-size="20pt" style:font-size-asian="20pt" style:font-size-complex="20pt"/>
    </style:style>
    <style:style style:name="Master2-Layout10-vertTx-Title-and-Vertical-Text-outline6" style:family="presentation" style:parent-style-name="Master2-Layout10-vertTx-Title-and-Vertical-Text-outline5">
      <style:paragraph-properties fo:margin-top="0.1cm" fo:margin-bottom="0cm"/>
      <style:text-properties fo:font-size="20pt" style:font-size-asian="20pt" style:font-size-complex="20pt"/>
    </style:style>
    <style:style style:name="Master2-Layout10-vertTx-Title-and-Vertical-Text-outline7" style:family="presentation" style:parent-style-name="Master2-Layout10-vertTx-Title-and-Vertical-Text-outline6">
      <style:paragraph-properties fo:margin-top="0.1cm" fo:margin-bottom="0cm"/>
      <style:text-properties fo:font-size="20pt" style:font-size-asian="20pt" style:font-size-complex="20pt"/>
    </style:style>
    <style:style style:name="Master2-Layout10-vertTx-Title-and-Vertical-Text-outline8" style:family="presentation" style:parent-style-name="Master2-Layout10-vertTx-Title-and-Vertical-Text-outline7">
      <style:paragraph-properties fo:margin-top="0.1cm" fo:margin-bottom="0cm"/>
      <style:text-properties fo:font-size="20pt" style:font-size-asian="20pt" style:font-size-complex="20pt"/>
    </style:style>
    <style:style style:name="Master2-Layout10-vertTx-Title-and-Vertical-Text-outline9" style:family="presentation" style:parent-style-name="Master2-Layout10-vertTx-Title-and-Vertical-Text-outline8">
      <style:paragraph-properties fo:margin-top="0.1cm" fo:margin-bottom="0cm"/>
      <style:text-properties fo:font-size="20pt" style:font-size-asian="20pt" style:font-size-complex="20pt"/>
    </style:style>
    <style:style style:name="Master2-Layout10-vertTx-Title-and-Vertical-Text-subtitle" style:family="presentation">
      <style:graphic-properties draw:stroke="none" draw:fill="none" draw:textarea-vertical-align="middle">
        <text:list-style style:name="Master2-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itle-and-Vertical-Text-title" style:family="presentation">
      <style:graphic-properties draw:stroke="none" draw:fill="none" draw:textarea-vertical-align="middle">
        <text:list-style style:name="Master2-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Vertical-Title-and-Text-background" style:family="presentation">
      <style:graphic-properties draw:stroke="none" draw:fill="solid" draw:fill-color="#ffffff" draw:opacity="100%"/>
      <style:text-properties style:letter-kerning="true"/>
    </style:style>
    <style:style style:name="Master2-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Vertical-Title-and-Text-outline1" style:family="presentation">
      <style:graphic-properties draw:stroke="none" draw:fill="none" draw:auto-grow-height="false" draw:fit-to-size="false" style:shrink-to-fit="true">
        <text:list-style style:name="Master2-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outline2" style:family="presentation" style:parent-style-name="Master2-Layout11-vertTitleAndTx-Vertical-Title-and-Text-outline1">
      <style:paragraph-properties fo:margin-top="0.4cm" fo:margin-bottom="0cm"/>
      <style:text-properties fo:font-size="28pt" style:font-size-asian="28pt" style:font-size-complex="28pt"/>
    </style:style>
    <style:style style:name="Master2-Layout11-vertTitleAndTx-Vertical-Title-and-Text-outline3" style:family="presentation" style:parent-style-name="Master2-Layout11-vertTitleAndTx-Vertical-Title-and-Text-outline2">
      <style:paragraph-properties fo:margin-top="0.3cm" fo:margin-bottom="0cm"/>
      <style:text-properties fo:font-size="24pt" style:font-size-asian="24pt" style:font-size-complex="24pt"/>
    </style:style>
    <style:style style:name="Master2-Layout11-vertTitleAndTx-Vertical-Title-and-Text-outline4" style:family="presentation" style:parent-style-name="Master2-Layout11-vertTitleAndTx-Vertical-Title-and-Text-outline3">
      <style:paragraph-properties fo:margin-top="0.2cm" fo:margin-bottom="0cm"/>
      <style:text-properties fo:font-size="20pt" style:font-size-asian="20pt" style:font-size-complex="20pt"/>
    </style:style>
    <style:style style:name="Master2-Layout11-vertTitleAndTx-Vertical-Title-and-Text-outline5" style:family="presentation" style:parent-style-name="Master2-Layout11-vertTitleAndTx-Vertical-Title-and-Text-outline4">
      <style:paragraph-properties fo:margin-top="0.1cm" fo:margin-bottom="0cm"/>
      <style:text-properties fo:font-size="20pt" style:font-size-asian="20pt" style:font-size-complex="20pt"/>
    </style:style>
    <style:style style:name="Master2-Layout11-vertTitleAndTx-Vertical-Title-and-Text-outline6" style:family="presentation" style:parent-style-name="Master2-Layout11-vertTitleAndTx-Vertical-Title-and-Text-outline5">
      <style:paragraph-properties fo:margin-top="0.1cm" fo:margin-bottom="0cm"/>
      <style:text-properties fo:font-size="20pt" style:font-size-asian="20pt" style:font-size-complex="20pt"/>
    </style:style>
    <style:style style:name="Master2-Layout11-vertTitleAndTx-Vertical-Title-and-Text-outline7" style:family="presentation" style:parent-style-name="Master2-Layout11-vertTitleAndTx-Vertical-Title-and-Text-outline6">
      <style:paragraph-properties fo:margin-top="0.1cm" fo:margin-bottom="0cm"/>
      <style:text-properties fo:font-size="20pt" style:font-size-asian="20pt" style:font-size-complex="20pt"/>
    </style:style>
    <style:style style:name="Master2-Layout11-vertTitleAndTx-Vertical-Title-and-Text-outline8" style:family="presentation" style:parent-style-name="Master2-Layout11-vertTitleAndTx-Vertical-Title-and-Text-outline7">
      <style:paragraph-properties fo:margin-top="0.1cm" fo:margin-bottom="0cm"/>
      <style:text-properties fo:font-size="20pt" style:font-size-asian="20pt" style:font-size-complex="20pt"/>
    </style:style>
    <style:style style:name="Master2-Layout11-vertTitleAndTx-Vertical-Title-and-Text-outline9" style:family="presentation" style:parent-style-name="Master2-Layout11-vertTitleAndTx-Vertical-Title-and-Text-outline8">
      <style:paragraph-properties fo:margin-top="0.1cm" fo:margin-bottom="0cm"/>
      <style:text-properties fo:font-size="20pt" style:font-size-asian="20pt" style:font-size-complex="20pt"/>
    </style:style>
    <style:style style:name="Master2-Layout11-vertTitleAndTx-Vertical-Title-and-Text-subtitle" style:family="presentation">
      <style:graphic-properties draw:stroke="none" draw:fill="none" draw:textarea-vertical-align="middle">
        <text:list-style style:name="Master2-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Vertical-Title-and-Text-title" style:family="presentation">
      <style:graphic-properties draw:stroke="none" draw:fill="none" draw:textarea-vertical-align="middle">
        <text:list-style style:name="Master2-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Midnightblue2-background" style:family="presentation">
      <style:graphic-properties draw:stroke="none" draw:fill="solid" draw:fill-color="#ffffff" draw:opacity="100%"/>
      <style:text-properties style:letter-kerning="true"/>
    </style:style>
    <style:style style:name="Master3-Midnightblue2-backgroundobjects" style:family="presentation">
      <style:graphic-properties draw:textarea-horizontal-align="justify" draw:shadow="hidden" draw:shadow-offset-x="0.2cm" draw:shadow-offset-y="0.2cm" draw:shadow-color="#808080"/>
      <style:text-properties style:letter-kerning="true"/>
    </style:style>
    <style:style style:name="Master3-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Midnightblue2-outline1" style:family="presentation">
      <style:graphic-properties draw:stroke="none" draw:fill="none" draw:auto-grow-height="false" draw:fit-to-size="false" style:shrink-to-fit="true">
        <text:list-style style:name="Master3-Midnightblu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Midnightblue2-outline2" style:family="presentation" style:parent-style-name="Master3-Midnightblue2-outline1">
      <style:paragraph-properties fo:margin-top="0.4cm" fo:margin-bottom="0cm"/>
      <style:text-properties fo:font-size="28pt" style:font-size-asian="28pt" style:font-size-complex="28pt"/>
    </style:style>
    <style:style style:name="Master3-Midnightblue2-outline3" style:family="presentation" style:parent-style-name="Master3-Midnightblue2-outline2">
      <style:paragraph-properties fo:margin-top="0.3cm" fo:margin-bottom="0cm"/>
      <style:text-properties fo:font-size="24pt" style:font-size-asian="24pt" style:font-size-complex="24pt"/>
    </style:style>
    <style:style style:name="Master3-Midnightblue2-outline4" style:family="presentation" style:parent-style-name="Master3-Midnightblue2-outline3">
      <style:paragraph-properties fo:margin-top="0.2cm" fo:margin-bottom="0cm"/>
      <style:text-properties fo:font-size="20pt" style:font-size-asian="20pt" style:font-size-complex="20pt"/>
    </style:style>
    <style:style style:name="Master3-Midnightblue2-outline5" style:family="presentation" style:parent-style-name="Master3-Midnightblue2-outline4">
      <style:paragraph-properties fo:margin-top="0.1cm" fo:margin-bottom="0cm"/>
      <style:text-properties fo:font-size="20pt" style:font-size-asian="20pt" style:font-size-complex="20pt"/>
    </style:style>
    <style:style style:name="Master3-Midnightblue2-outline6" style:family="presentation" style:parent-style-name="Master3-Midnightblue2-outline5">
      <style:paragraph-properties fo:margin-top="0.1cm" fo:margin-bottom="0cm"/>
      <style:text-properties fo:font-size="20pt" style:font-size-asian="20pt" style:font-size-complex="20pt"/>
    </style:style>
    <style:style style:name="Master3-Midnightblue2-outline7" style:family="presentation" style:parent-style-name="Master3-Midnightblue2-outline6">
      <style:paragraph-properties fo:margin-top="0.1cm" fo:margin-bottom="0cm"/>
      <style:text-properties fo:font-size="20pt" style:font-size-asian="20pt" style:font-size-complex="20pt"/>
    </style:style>
    <style:style style:name="Master3-Midnightblue2-outline8" style:family="presentation" style:parent-style-name="Master3-Midnightblue2-outline7">
      <style:paragraph-properties fo:margin-top="0.1cm" fo:margin-bottom="0cm"/>
      <style:text-properties fo:font-size="20pt" style:font-size-asian="20pt" style:font-size-complex="20pt"/>
    </style:style>
    <style:style style:name="Master3-Midnightblue2-outline9" style:family="presentation" style:parent-style-name="Master3-Midnightblue2-outline8">
      <style:paragraph-properties fo:margin-top="0.1cm" fo:margin-bottom="0cm"/>
      <style:text-properties fo:font-size="20pt" style:font-size-asian="20pt" style:font-size-complex="20pt"/>
    </style:style>
    <style:style style:name="Master3-Midnightblue2-subtitle" style:family="presentation">
      <style:graphic-properties draw:stroke="none" draw:fill="none" draw:textarea-vertical-align="middle">
        <text:list-style style:name="Master3-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Midnightblue2-title" style:family="presentation">
      <style:graphic-properties draw:stroke="none" draw:fill="none" draw:textarea-vertical-align="middle">
        <text:list-style style:name="Master3-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title-Title-Slide-background" style:family="presentation">
      <style:graphic-properties draw:stroke="none" draw:fill="solid" draw:fill-color="#ffffff" draw:opacity="100%"/>
      <style:text-properties style:letter-kerning="true"/>
    </style:style>
    <style:style style:name="Master3-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3-Layout1-title-Title-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title-Title-Slide-outline1" style:family="presentation">
      <style:graphic-properties draw:stroke="none" draw:fill="none" draw:auto-grow-height="false" draw:fit-to-size="false" style:shrink-to-fit="true">
        <text:list-style style:name="Master3-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Title-Slide-outline2" style:family="presentation" style:parent-style-name="Master3-Layout1-title-Title-Slide-outline1">
      <style:paragraph-properties fo:margin-top="0.4cm" fo:margin-bottom="0cm"/>
      <style:text-properties fo:font-size="28pt" style:font-size-asian="28pt" style:font-size-complex="28pt"/>
    </style:style>
    <style:style style:name="Master3-Layout1-title-Title-Slide-outline3" style:family="presentation" style:parent-style-name="Master3-Layout1-title-Title-Slide-outline2">
      <style:paragraph-properties fo:margin-top="0.3cm" fo:margin-bottom="0cm"/>
      <style:text-properties fo:font-size="24pt" style:font-size-asian="24pt" style:font-size-complex="24pt"/>
    </style:style>
    <style:style style:name="Master3-Layout1-title-Title-Slide-outline4" style:family="presentation" style:parent-style-name="Master3-Layout1-title-Title-Slide-outline3">
      <style:paragraph-properties fo:margin-top="0.2cm" fo:margin-bottom="0cm"/>
      <style:text-properties fo:font-size="20pt" style:font-size-asian="20pt" style:font-size-complex="20pt"/>
    </style:style>
    <style:style style:name="Master3-Layout1-title-Title-Slide-outline5" style:family="presentation" style:parent-style-name="Master3-Layout1-title-Title-Slide-outline4">
      <style:paragraph-properties fo:margin-top="0.1cm" fo:margin-bottom="0cm"/>
      <style:text-properties fo:font-size="20pt" style:font-size-asian="20pt" style:font-size-complex="20pt"/>
    </style:style>
    <style:style style:name="Master3-Layout1-title-Title-Slide-outline6" style:family="presentation" style:parent-style-name="Master3-Layout1-title-Title-Slide-outline5">
      <style:paragraph-properties fo:margin-top="0.1cm" fo:margin-bottom="0cm"/>
      <style:text-properties fo:font-size="20pt" style:font-size-asian="20pt" style:font-size-complex="20pt"/>
    </style:style>
    <style:style style:name="Master3-Layout1-title-Title-Slide-outline7" style:family="presentation" style:parent-style-name="Master3-Layout1-title-Title-Slide-outline6">
      <style:paragraph-properties fo:margin-top="0.1cm" fo:margin-bottom="0cm"/>
      <style:text-properties fo:font-size="20pt" style:font-size-asian="20pt" style:font-size-complex="20pt"/>
    </style:style>
    <style:style style:name="Master3-Layout1-title-Title-Slide-outline8" style:family="presentation" style:parent-style-name="Master3-Layout1-title-Title-Slide-outline7">
      <style:paragraph-properties fo:margin-top="0.1cm" fo:margin-bottom="0cm"/>
      <style:text-properties fo:font-size="20pt" style:font-size-asian="20pt" style:font-size-complex="20pt"/>
    </style:style>
    <style:style style:name="Master3-Layout1-title-Title-Slide-outline9" style:family="presentation" style:parent-style-name="Master3-Layout1-title-Title-Slide-outline8">
      <style:paragraph-properties fo:margin-top="0.1cm" fo:margin-bottom="0cm"/>
      <style:text-properties fo:font-size="20pt" style:font-size-asian="20pt" style:font-size-complex="20pt"/>
    </style:style>
    <style:style style:name="Master3-Layout1-title-Title-Slide-subtitle" style:family="presentation">
      <style:graphic-properties draw:stroke="none" draw:fill="none" draw:textarea-vertical-align="middle">
        <text:list-style style:name="Master3-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title-Title-Slide-title" style:family="presentation">
      <style:graphic-properties draw:stroke="none" draw:fill="none" draw:textarea-vertical-align="middle">
        <text:list-style style:name="Master3-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2-obj-Title-and-Content-background" style:family="presentation">
      <style:graphic-properties draw:stroke="none" draw:fill="solid" draw:fill-color="#ffffff" draw:opacity="100%"/>
      <style:text-properties style:letter-kerning="true"/>
    </style:style>
    <style:style style:name="Master3-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3-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2-obj-Title-and-Content-outline1" style:family="presentation">
      <style:graphic-properties draw:stroke="none" draw:fill="none" draw:auto-grow-height="false" draw:fit-to-size="false" style:shrink-to-fit="true">
        <text:list-style style:name="Master3-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Title-and-Content-outline2" style:family="presentation" style:parent-style-name="Master3-Layout2-obj-Title-and-Content-outline1">
      <style:paragraph-properties fo:margin-top="0.4cm" fo:margin-bottom="0cm"/>
      <style:text-properties fo:font-size="28pt" style:font-size-asian="28pt" style:font-size-complex="28pt"/>
    </style:style>
    <style:style style:name="Master3-Layout2-obj-Title-and-Content-outline3" style:family="presentation" style:parent-style-name="Master3-Layout2-obj-Title-and-Content-outline2">
      <style:paragraph-properties fo:margin-top="0.3cm" fo:margin-bottom="0cm"/>
      <style:text-properties fo:font-size="24pt" style:font-size-asian="24pt" style:font-size-complex="24pt"/>
    </style:style>
    <style:style style:name="Master3-Layout2-obj-Title-and-Content-outline4" style:family="presentation" style:parent-style-name="Master3-Layout2-obj-Title-and-Content-outline3">
      <style:paragraph-properties fo:margin-top="0.2cm" fo:margin-bottom="0cm"/>
      <style:text-properties fo:font-size="20pt" style:font-size-asian="20pt" style:font-size-complex="20pt"/>
    </style:style>
    <style:style style:name="Master3-Layout2-obj-Title-and-Content-outline5" style:family="presentation" style:parent-style-name="Master3-Layout2-obj-Title-and-Content-outline4">
      <style:paragraph-properties fo:margin-top="0.1cm" fo:margin-bottom="0cm"/>
      <style:text-properties fo:font-size="20pt" style:font-size-asian="20pt" style:font-size-complex="20pt"/>
    </style:style>
    <style:style style:name="Master3-Layout2-obj-Title-and-Content-outline6" style:family="presentation" style:parent-style-name="Master3-Layout2-obj-Title-and-Content-outline5">
      <style:paragraph-properties fo:margin-top="0.1cm" fo:margin-bottom="0cm"/>
      <style:text-properties fo:font-size="20pt" style:font-size-asian="20pt" style:font-size-complex="20pt"/>
    </style:style>
    <style:style style:name="Master3-Layout2-obj-Title-and-Content-outline7" style:family="presentation" style:parent-style-name="Master3-Layout2-obj-Title-and-Content-outline6">
      <style:paragraph-properties fo:margin-top="0.1cm" fo:margin-bottom="0cm"/>
      <style:text-properties fo:font-size="20pt" style:font-size-asian="20pt" style:font-size-complex="20pt"/>
    </style:style>
    <style:style style:name="Master3-Layout2-obj-Title-and-Content-outline8" style:family="presentation" style:parent-style-name="Master3-Layout2-obj-Title-and-Content-outline7">
      <style:paragraph-properties fo:margin-top="0.1cm" fo:margin-bottom="0cm"/>
      <style:text-properties fo:font-size="20pt" style:font-size-asian="20pt" style:font-size-complex="20pt"/>
    </style:style>
    <style:style style:name="Master3-Layout2-obj-Title-and-Content-outline9" style:family="presentation" style:parent-style-name="Master3-Layout2-obj-Title-and-Content-outline8">
      <style:paragraph-properties fo:margin-top="0.1cm" fo:margin-bottom="0cm"/>
      <style:text-properties fo:font-size="20pt" style:font-size-asian="20pt" style:font-size-complex="20pt"/>
    </style:style>
    <style:style style:name="Master3-Layout2-obj-Title-and-Content-subtitle" style:family="presentation">
      <style:graphic-properties draw:stroke="none" draw:fill="none" draw:textarea-vertical-align="middle">
        <text:list-style style:name="Master3-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2-obj-Title-and-Content-title" style:family="presentation">
      <style:graphic-properties draw:stroke="none" draw:fill="none" draw:textarea-vertical-align="middle">
        <text:list-style style:name="Master3-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3-secHead-Section-Header-background" style:family="presentation">
      <style:graphic-properties draw:stroke="none" draw:fill="solid" draw:fill-color="#ffffff" draw:opacity="100%"/>
      <style:text-properties style:letter-kerning="true"/>
    </style:style>
    <style:style style:name="Master3-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3-Layout3-secHead-Section-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3-secHead-Section-Header-outline1" style:family="presentation">
      <style:graphic-properties draw:stroke="none" draw:fill="none" draw:auto-grow-height="false" draw:fit-to-size="false" style:shrink-to-fit="true">
        <text:list-style style:name="Master3-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Section-Header-outline2" style:family="presentation" style:parent-style-name="Master3-Layout3-secHead-Section-Header-outline1">
      <style:paragraph-properties fo:margin-top="0.4cm" fo:margin-bottom="0cm"/>
      <style:text-properties fo:font-size="28pt" style:font-size-asian="28pt" style:font-size-complex="28pt"/>
    </style:style>
    <style:style style:name="Master3-Layout3-secHead-Section-Header-outline3" style:family="presentation" style:parent-style-name="Master3-Layout3-secHead-Section-Header-outline2">
      <style:paragraph-properties fo:margin-top="0.3cm" fo:margin-bottom="0cm"/>
      <style:text-properties fo:font-size="24pt" style:font-size-asian="24pt" style:font-size-complex="24pt"/>
    </style:style>
    <style:style style:name="Master3-Layout3-secHead-Section-Header-outline4" style:family="presentation" style:parent-style-name="Master3-Layout3-secHead-Section-Header-outline3">
      <style:paragraph-properties fo:margin-top="0.2cm" fo:margin-bottom="0cm"/>
      <style:text-properties fo:font-size="20pt" style:font-size-asian="20pt" style:font-size-complex="20pt"/>
    </style:style>
    <style:style style:name="Master3-Layout3-secHead-Section-Header-outline5" style:family="presentation" style:parent-style-name="Master3-Layout3-secHead-Section-Header-outline4">
      <style:paragraph-properties fo:margin-top="0.1cm" fo:margin-bottom="0cm"/>
      <style:text-properties fo:font-size="20pt" style:font-size-asian="20pt" style:font-size-complex="20pt"/>
    </style:style>
    <style:style style:name="Master3-Layout3-secHead-Section-Header-outline6" style:family="presentation" style:parent-style-name="Master3-Layout3-secHead-Section-Header-outline5">
      <style:paragraph-properties fo:margin-top="0.1cm" fo:margin-bottom="0cm"/>
      <style:text-properties fo:font-size="20pt" style:font-size-asian="20pt" style:font-size-complex="20pt"/>
    </style:style>
    <style:style style:name="Master3-Layout3-secHead-Section-Header-outline7" style:family="presentation" style:parent-style-name="Master3-Layout3-secHead-Section-Header-outline6">
      <style:paragraph-properties fo:margin-top="0.1cm" fo:margin-bottom="0cm"/>
      <style:text-properties fo:font-size="20pt" style:font-size-asian="20pt" style:font-size-complex="20pt"/>
    </style:style>
    <style:style style:name="Master3-Layout3-secHead-Section-Header-outline8" style:family="presentation" style:parent-style-name="Master3-Layout3-secHead-Section-Header-outline7">
      <style:paragraph-properties fo:margin-top="0.1cm" fo:margin-bottom="0cm"/>
      <style:text-properties fo:font-size="20pt" style:font-size-asian="20pt" style:font-size-complex="20pt"/>
    </style:style>
    <style:style style:name="Master3-Layout3-secHead-Section-Header-outline9" style:family="presentation" style:parent-style-name="Master3-Layout3-secHead-Section-Header-outline8">
      <style:paragraph-properties fo:margin-top="0.1cm" fo:margin-bottom="0cm"/>
      <style:text-properties fo:font-size="20pt" style:font-size-asian="20pt" style:font-size-complex="20pt"/>
    </style:style>
    <style:style style:name="Master3-Layout3-secHead-Section-Header-subtitle" style:family="presentation">
      <style:graphic-properties draw:stroke="none" draw:fill="none" draw:textarea-vertical-align="middle">
        <text:list-style style:name="Master3-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3-secHead-Section-Header-title" style:family="presentation">
      <style:graphic-properties draw:stroke="none" draw:fill="none" draw:textarea-vertical-align="middle">
        <text:list-style style:name="Master3-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4-twoObj-Two-Content-background" style:family="presentation">
      <style:graphic-properties draw:stroke="none" draw:fill="solid" draw:fill-color="#ffffff" draw:opacity="100%"/>
      <style:text-properties style:letter-kerning="true"/>
    </style:style>
    <style:style style:name="Master3-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3-Layout4-twoObj-Two-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4-twoObj-Two-Content-outline1" style:family="presentation">
      <style:graphic-properties draw:stroke="none" draw:fill="none" draw:auto-grow-height="false" draw:fit-to-size="false" style:shrink-to-fit="true">
        <text:list-style style:name="Master3-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Two-Content-outline2" style:family="presentation" style:parent-style-name="Master3-Layout4-twoObj-Two-Content-outline1">
      <style:paragraph-properties fo:margin-top="0.4cm" fo:margin-bottom="0cm"/>
      <style:text-properties fo:font-size="28pt" style:font-size-asian="28pt" style:font-size-complex="28pt"/>
    </style:style>
    <style:style style:name="Master3-Layout4-twoObj-Two-Content-outline3" style:family="presentation" style:parent-style-name="Master3-Layout4-twoObj-Two-Content-outline2">
      <style:paragraph-properties fo:margin-top="0.3cm" fo:margin-bottom="0cm"/>
      <style:text-properties fo:font-size="24pt" style:font-size-asian="24pt" style:font-size-complex="24pt"/>
    </style:style>
    <style:style style:name="Master3-Layout4-twoObj-Two-Content-outline4" style:family="presentation" style:parent-style-name="Master3-Layout4-twoObj-Two-Content-outline3">
      <style:paragraph-properties fo:margin-top="0.2cm" fo:margin-bottom="0cm"/>
      <style:text-properties fo:font-size="20pt" style:font-size-asian="20pt" style:font-size-complex="20pt"/>
    </style:style>
    <style:style style:name="Master3-Layout4-twoObj-Two-Content-outline5" style:family="presentation" style:parent-style-name="Master3-Layout4-twoObj-Two-Content-outline4">
      <style:paragraph-properties fo:margin-top="0.1cm" fo:margin-bottom="0cm"/>
      <style:text-properties fo:font-size="20pt" style:font-size-asian="20pt" style:font-size-complex="20pt"/>
    </style:style>
    <style:style style:name="Master3-Layout4-twoObj-Two-Content-outline6" style:family="presentation" style:parent-style-name="Master3-Layout4-twoObj-Two-Content-outline5">
      <style:paragraph-properties fo:margin-top="0.1cm" fo:margin-bottom="0cm"/>
      <style:text-properties fo:font-size="20pt" style:font-size-asian="20pt" style:font-size-complex="20pt"/>
    </style:style>
    <style:style style:name="Master3-Layout4-twoObj-Two-Content-outline7" style:family="presentation" style:parent-style-name="Master3-Layout4-twoObj-Two-Content-outline6">
      <style:paragraph-properties fo:margin-top="0.1cm" fo:margin-bottom="0cm"/>
      <style:text-properties fo:font-size="20pt" style:font-size-asian="20pt" style:font-size-complex="20pt"/>
    </style:style>
    <style:style style:name="Master3-Layout4-twoObj-Two-Content-outline8" style:family="presentation" style:parent-style-name="Master3-Layout4-twoObj-Two-Content-outline7">
      <style:paragraph-properties fo:margin-top="0.1cm" fo:margin-bottom="0cm"/>
      <style:text-properties fo:font-size="20pt" style:font-size-asian="20pt" style:font-size-complex="20pt"/>
    </style:style>
    <style:style style:name="Master3-Layout4-twoObj-Two-Content-outline9" style:family="presentation" style:parent-style-name="Master3-Layout4-twoObj-Two-Content-outline8">
      <style:paragraph-properties fo:margin-top="0.1cm" fo:margin-bottom="0cm"/>
      <style:text-properties fo:font-size="20pt" style:font-size-asian="20pt" style:font-size-complex="20pt"/>
    </style:style>
    <style:style style:name="Master3-Layout4-twoObj-Two-Content-subtitle" style:family="presentation">
      <style:graphic-properties draw:stroke="none" draw:fill="none" draw:textarea-vertical-align="middle">
        <text:list-style style:name="Master3-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4-twoObj-Two-Content-title" style:family="presentation">
      <style:graphic-properties draw:stroke="none" draw:fill="none" draw:textarea-vertical-align="middle">
        <text:list-style style:name="Master3-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5-twoTxTwoObj-Comparison-background" style:family="presentation">
      <style:graphic-properties draw:stroke="none" draw:fill="solid" draw:fill-color="#ffffff" draw:opacity="100%"/>
      <style:text-properties style:letter-kerning="true"/>
    </style:style>
    <style:style style:name="Master3-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3-Layout5-twoTxTwoObj-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5-twoTxTwoObj-Comparison-outline1" style:family="presentation">
      <style:graphic-properties draw:stroke="none" draw:fill="none" draw:auto-grow-height="false" draw:fit-to-size="false" style:shrink-to-fit="true">
        <text:list-style style:name="Master3-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Comparison-outline2" style:family="presentation" style:parent-style-name="Master3-Layout5-twoTxTwoObj-Comparison-outline1">
      <style:paragraph-properties fo:margin-top="0.4cm" fo:margin-bottom="0cm"/>
      <style:text-properties fo:font-size="28pt" style:font-size-asian="28pt" style:font-size-complex="28pt"/>
    </style:style>
    <style:style style:name="Master3-Layout5-twoTxTwoObj-Comparison-outline3" style:family="presentation" style:parent-style-name="Master3-Layout5-twoTxTwoObj-Comparison-outline2">
      <style:paragraph-properties fo:margin-top="0.3cm" fo:margin-bottom="0cm"/>
      <style:text-properties fo:font-size="24pt" style:font-size-asian="24pt" style:font-size-complex="24pt"/>
    </style:style>
    <style:style style:name="Master3-Layout5-twoTxTwoObj-Comparison-outline4" style:family="presentation" style:parent-style-name="Master3-Layout5-twoTxTwoObj-Comparison-outline3">
      <style:paragraph-properties fo:margin-top="0.2cm" fo:margin-bottom="0cm"/>
      <style:text-properties fo:font-size="20pt" style:font-size-asian="20pt" style:font-size-complex="20pt"/>
    </style:style>
    <style:style style:name="Master3-Layout5-twoTxTwoObj-Comparison-outline5" style:family="presentation" style:parent-style-name="Master3-Layout5-twoTxTwoObj-Comparison-outline4">
      <style:paragraph-properties fo:margin-top="0.1cm" fo:margin-bottom="0cm"/>
      <style:text-properties fo:font-size="20pt" style:font-size-asian="20pt" style:font-size-complex="20pt"/>
    </style:style>
    <style:style style:name="Master3-Layout5-twoTxTwoObj-Comparison-outline6" style:family="presentation" style:parent-style-name="Master3-Layout5-twoTxTwoObj-Comparison-outline5">
      <style:paragraph-properties fo:margin-top="0.1cm" fo:margin-bottom="0cm"/>
      <style:text-properties fo:font-size="20pt" style:font-size-asian="20pt" style:font-size-complex="20pt"/>
    </style:style>
    <style:style style:name="Master3-Layout5-twoTxTwoObj-Comparison-outline7" style:family="presentation" style:parent-style-name="Master3-Layout5-twoTxTwoObj-Comparison-outline6">
      <style:paragraph-properties fo:margin-top="0.1cm" fo:margin-bottom="0cm"/>
      <style:text-properties fo:font-size="20pt" style:font-size-asian="20pt" style:font-size-complex="20pt"/>
    </style:style>
    <style:style style:name="Master3-Layout5-twoTxTwoObj-Comparison-outline8" style:family="presentation" style:parent-style-name="Master3-Layout5-twoTxTwoObj-Comparison-outline7">
      <style:paragraph-properties fo:margin-top="0.1cm" fo:margin-bottom="0cm"/>
      <style:text-properties fo:font-size="20pt" style:font-size-asian="20pt" style:font-size-complex="20pt"/>
    </style:style>
    <style:style style:name="Master3-Layout5-twoTxTwoObj-Comparison-outline9" style:family="presentation" style:parent-style-name="Master3-Layout5-twoTxTwoObj-Comparison-outline8">
      <style:paragraph-properties fo:margin-top="0.1cm" fo:margin-bottom="0cm"/>
      <style:text-properties fo:font-size="20pt" style:font-size-asian="20pt" style:font-size-complex="20pt"/>
    </style:style>
    <style:style style:name="Master3-Layout5-twoTxTwoObj-Comparison-subtitle" style:family="presentation">
      <style:graphic-properties draw:stroke="none" draw:fill="none" draw:textarea-vertical-align="middle">
        <text:list-style style:name="Master3-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5-twoTxTwoObj-Comparison-title" style:family="presentation">
      <style:graphic-properties draw:stroke="none" draw:fill="none" draw:textarea-vertical-align="middle">
        <text:list-style style:name="Master3-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6-titleOnly-Title-Only-background" style:family="presentation">
      <style:graphic-properties draw:stroke="none" draw:fill="solid" draw:fill-color="#ffffff" draw:opacity="100%"/>
      <style:text-properties style:letter-kerning="true"/>
    </style:style>
    <style:style style:name="Master3-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3-Layout6-titleOnly-Title-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6-titleOnly-Title-Only-outline1" style:family="presentation">
      <style:graphic-properties draw:stroke="none" draw:fill="none" draw:auto-grow-height="false" draw:fit-to-size="false" style:shrink-to-fit="true">
        <text:list-style style:name="Master3-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Title-Only-outline2" style:family="presentation" style:parent-style-name="Master3-Layout6-titleOnly-Title-Only-outline1">
      <style:paragraph-properties fo:margin-top="0.4cm" fo:margin-bottom="0cm"/>
      <style:text-properties fo:font-size="28pt" style:font-size-asian="28pt" style:font-size-complex="28pt"/>
    </style:style>
    <style:style style:name="Master3-Layout6-titleOnly-Title-Only-outline3" style:family="presentation" style:parent-style-name="Master3-Layout6-titleOnly-Title-Only-outline2">
      <style:paragraph-properties fo:margin-top="0.3cm" fo:margin-bottom="0cm"/>
      <style:text-properties fo:font-size="24pt" style:font-size-asian="24pt" style:font-size-complex="24pt"/>
    </style:style>
    <style:style style:name="Master3-Layout6-titleOnly-Title-Only-outline4" style:family="presentation" style:parent-style-name="Master3-Layout6-titleOnly-Title-Only-outline3">
      <style:paragraph-properties fo:margin-top="0.2cm" fo:margin-bottom="0cm"/>
      <style:text-properties fo:font-size="20pt" style:font-size-asian="20pt" style:font-size-complex="20pt"/>
    </style:style>
    <style:style style:name="Master3-Layout6-titleOnly-Title-Only-outline5" style:family="presentation" style:parent-style-name="Master3-Layout6-titleOnly-Title-Only-outline4">
      <style:paragraph-properties fo:margin-top="0.1cm" fo:margin-bottom="0cm"/>
      <style:text-properties fo:font-size="20pt" style:font-size-asian="20pt" style:font-size-complex="20pt"/>
    </style:style>
    <style:style style:name="Master3-Layout6-titleOnly-Title-Only-outline6" style:family="presentation" style:parent-style-name="Master3-Layout6-titleOnly-Title-Only-outline5">
      <style:paragraph-properties fo:margin-top="0.1cm" fo:margin-bottom="0cm"/>
      <style:text-properties fo:font-size="20pt" style:font-size-asian="20pt" style:font-size-complex="20pt"/>
    </style:style>
    <style:style style:name="Master3-Layout6-titleOnly-Title-Only-outline7" style:family="presentation" style:parent-style-name="Master3-Layout6-titleOnly-Title-Only-outline6">
      <style:paragraph-properties fo:margin-top="0.1cm" fo:margin-bottom="0cm"/>
      <style:text-properties fo:font-size="20pt" style:font-size-asian="20pt" style:font-size-complex="20pt"/>
    </style:style>
    <style:style style:name="Master3-Layout6-titleOnly-Title-Only-outline8" style:family="presentation" style:parent-style-name="Master3-Layout6-titleOnly-Title-Only-outline7">
      <style:paragraph-properties fo:margin-top="0.1cm" fo:margin-bottom="0cm"/>
      <style:text-properties fo:font-size="20pt" style:font-size-asian="20pt" style:font-size-complex="20pt"/>
    </style:style>
    <style:style style:name="Master3-Layout6-titleOnly-Title-Only-outline9" style:family="presentation" style:parent-style-name="Master3-Layout6-titleOnly-Title-Only-outline8">
      <style:paragraph-properties fo:margin-top="0.1cm" fo:margin-bottom="0cm"/>
      <style:text-properties fo:font-size="20pt" style:font-size-asian="20pt" style:font-size-complex="20pt"/>
    </style:style>
    <style:style style:name="Master3-Layout6-titleOnly-Title-Only-subtitle" style:family="presentation">
      <style:graphic-properties draw:stroke="none" draw:fill="none" draw:textarea-vertical-align="middle">
        <text:list-style style:name="Master3-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6-titleOnly-Title-Only-title" style:family="presentation">
      <style:graphic-properties draw:stroke="none" draw:fill="none" draw:textarea-vertical-align="middle">
        <text:list-style style:name="Master3-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7-blank-Blank-background" style:family="presentation">
      <style:graphic-properties draw:stroke="none" draw:fill="solid" draw:fill-color="#ffffff" draw:opacity="100%"/>
      <style:text-properties style:letter-kerning="true"/>
    </style:style>
    <style:style style:name="Master3-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3-Layout7-blank-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7-blank-Blank-outline1" style:family="presentation">
      <style:graphic-properties draw:stroke="none" draw:fill="none" draw:auto-grow-height="false" draw:fit-to-size="false" style:shrink-to-fit="true">
        <text:list-style style:name="Master3-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Blank-outline2" style:family="presentation" style:parent-style-name="Master3-Layout7-blank-Blank-outline1">
      <style:paragraph-properties fo:margin-top="0.4cm" fo:margin-bottom="0cm"/>
      <style:text-properties fo:font-size="28pt" style:font-size-asian="28pt" style:font-size-complex="28pt"/>
    </style:style>
    <style:style style:name="Master3-Layout7-blank-Blank-outline3" style:family="presentation" style:parent-style-name="Master3-Layout7-blank-Blank-outline2">
      <style:paragraph-properties fo:margin-top="0.3cm" fo:margin-bottom="0cm"/>
      <style:text-properties fo:font-size="24pt" style:font-size-asian="24pt" style:font-size-complex="24pt"/>
    </style:style>
    <style:style style:name="Master3-Layout7-blank-Blank-outline4" style:family="presentation" style:parent-style-name="Master3-Layout7-blank-Blank-outline3">
      <style:paragraph-properties fo:margin-top="0.2cm" fo:margin-bottom="0cm"/>
      <style:text-properties fo:font-size="20pt" style:font-size-asian="20pt" style:font-size-complex="20pt"/>
    </style:style>
    <style:style style:name="Master3-Layout7-blank-Blank-outline5" style:family="presentation" style:parent-style-name="Master3-Layout7-blank-Blank-outline4">
      <style:paragraph-properties fo:margin-top="0.1cm" fo:margin-bottom="0cm"/>
      <style:text-properties fo:font-size="20pt" style:font-size-asian="20pt" style:font-size-complex="20pt"/>
    </style:style>
    <style:style style:name="Master3-Layout7-blank-Blank-outline6" style:family="presentation" style:parent-style-name="Master3-Layout7-blank-Blank-outline5">
      <style:paragraph-properties fo:margin-top="0.1cm" fo:margin-bottom="0cm"/>
      <style:text-properties fo:font-size="20pt" style:font-size-asian="20pt" style:font-size-complex="20pt"/>
    </style:style>
    <style:style style:name="Master3-Layout7-blank-Blank-outline7" style:family="presentation" style:parent-style-name="Master3-Layout7-blank-Blank-outline6">
      <style:paragraph-properties fo:margin-top="0.1cm" fo:margin-bottom="0cm"/>
      <style:text-properties fo:font-size="20pt" style:font-size-asian="20pt" style:font-size-complex="20pt"/>
    </style:style>
    <style:style style:name="Master3-Layout7-blank-Blank-outline8" style:family="presentation" style:parent-style-name="Master3-Layout7-blank-Blank-outline7">
      <style:paragraph-properties fo:margin-top="0.1cm" fo:margin-bottom="0cm"/>
      <style:text-properties fo:font-size="20pt" style:font-size-asian="20pt" style:font-size-complex="20pt"/>
    </style:style>
    <style:style style:name="Master3-Layout7-blank-Blank-outline9" style:family="presentation" style:parent-style-name="Master3-Layout7-blank-Blank-outline8">
      <style:paragraph-properties fo:margin-top="0.1cm" fo:margin-bottom="0cm"/>
      <style:text-properties fo:font-size="20pt" style:font-size-asian="20pt" style:font-size-complex="20pt"/>
    </style:style>
    <style:style style:name="Master3-Layout7-blank-Blank-subtitle" style:family="presentation">
      <style:graphic-properties draw:stroke="none" draw:fill="none" draw:textarea-vertical-align="middle">
        <text:list-style style:name="Master3-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7-blank-Blank-title" style:family="presentation">
      <style:graphic-properties draw:stroke="none" draw:fill="none" draw:textarea-vertical-align="middle">
        <text:list-style style:name="Master3-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8-objTx-Content-with-Caption-background" style:family="presentation">
      <style:graphic-properties draw:stroke="none" draw:fill="solid" draw:fill-color="#ffffff" draw:opacity="100%"/>
      <style:text-properties style:letter-kerning="true"/>
    </style:style>
    <style:style style:name="Master3-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3-Layout8-objTx-Content-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8-objTx-Content-with-Caption-outline1" style:family="presentation">
      <style:graphic-properties draw:stroke="none" draw:fill="none" draw:auto-grow-height="false" draw:fit-to-size="false" style:shrink-to-fit="true">
        <text:list-style style:name="Master3-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Content-with-Caption-outline2" style:family="presentation" style:parent-style-name="Master3-Layout8-objTx-Content-with-Caption-outline1">
      <style:paragraph-properties fo:margin-top="0.4cm" fo:margin-bottom="0cm"/>
      <style:text-properties fo:font-size="28pt" style:font-size-asian="28pt" style:font-size-complex="28pt"/>
    </style:style>
    <style:style style:name="Master3-Layout8-objTx-Content-with-Caption-outline3" style:family="presentation" style:parent-style-name="Master3-Layout8-objTx-Content-with-Caption-outline2">
      <style:paragraph-properties fo:margin-top="0.3cm" fo:margin-bottom="0cm"/>
      <style:text-properties fo:font-size="24pt" style:font-size-asian="24pt" style:font-size-complex="24pt"/>
    </style:style>
    <style:style style:name="Master3-Layout8-objTx-Content-with-Caption-outline4" style:family="presentation" style:parent-style-name="Master3-Layout8-objTx-Content-with-Caption-outline3">
      <style:paragraph-properties fo:margin-top="0.2cm" fo:margin-bottom="0cm"/>
      <style:text-properties fo:font-size="20pt" style:font-size-asian="20pt" style:font-size-complex="20pt"/>
    </style:style>
    <style:style style:name="Master3-Layout8-objTx-Content-with-Caption-outline5" style:family="presentation" style:parent-style-name="Master3-Layout8-objTx-Content-with-Caption-outline4">
      <style:paragraph-properties fo:margin-top="0.1cm" fo:margin-bottom="0cm"/>
      <style:text-properties fo:font-size="20pt" style:font-size-asian="20pt" style:font-size-complex="20pt"/>
    </style:style>
    <style:style style:name="Master3-Layout8-objTx-Content-with-Caption-outline6" style:family="presentation" style:parent-style-name="Master3-Layout8-objTx-Content-with-Caption-outline5">
      <style:paragraph-properties fo:margin-top="0.1cm" fo:margin-bottom="0cm"/>
      <style:text-properties fo:font-size="20pt" style:font-size-asian="20pt" style:font-size-complex="20pt"/>
    </style:style>
    <style:style style:name="Master3-Layout8-objTx-Content-with-Caption-outline7" style:family="presentation" style:parent-style-name="Master3-Layout8-objTx-Content-with-Caption-outline6">
      <style:paragraph-properties fo:margin-top="0.1cm" fo:margin-bottom="0cm"/>
      <style:text-properties fo:font-size="20pt" style:font-size-asian="20pt" style:font-size-complex="20pt"/>
    </style:style>
    <style:style style:name="Master3-Layout8-objTx-Content-with-Caption-outline8" style:family="presentation" style:parent-style-name="Master3-Layout8-objTx-Content-with-Caption-outline7">
      <style:paragraph-properties fo:margin-top="0.1cm" fo:margin-bottom="0cm"/>
      <style:text-properties fo:font-size="20pt" style:font-size-asian="20pt" style:font-size-complex="20pt"/>
    </style:style>
    <style:style style:name="Master3-Layout8-objTx-Content-with-Caption-outline9" style:family="presentation" style:parent-style-name="Master3-Layout8-objTx-Content-with-Caption-outline8">
      <style:paragraph-properties fo:margin-top="0.1cm" fo:margin-bottom="0cm"/>
      <style:text-properties fo:font-size="20pt" style:font-size-asian="20pt" style:font-size-complex="20pt"/>
    </style:style>
    <style:style style:name="Master3-Layout8-objTx-Content-with-Caption-subtitle" style:family="presentation">
      <style:graphic-properties draw:stroke="none" draw:fill="none" draw:textarea-vertical-align="middle">
        <text:list-style style:name="Master3-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8-objTx-Content-with-Caption-title" style:family="presentation">
      <style:graphic-properties draw:stroke="none" draw:fill="none" draw:textarea-vertical-align="middle">
        <text:list-style style:name="Master3-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9-picTx-Picture-with-Caption-background" style:family="presentation">
      <style:graphic-properties draw:stroke="none" draw:fill="solid" draw:fill-color="#ffffff" draw:opacity="100%"/>
      <style:text-properties style:letter-kerning="true"/>
    </style:style>
    <style:style style:name="Master3-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3-Layout9-picTx-Picture-with-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9-picTx-Picture-with-Caption-outline1" style:family="presentation">
      <style:graphic-properties draw:stroke="none" draw:fill="none" draw:auto-grow-height="false" draw:fit-to-size="false" style:shrink-to-fit="true">
        <text:list-style style:name="Master3-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Picture-with-Caption-outline2" style:family="presentation" style:parent-style-name="Master3-Layout9-picTx-Picture-with-Caption-outline1">
      <style:paragraph-properties fo:margin-top="0.4cm" fo:margin-bottom="0cm"/>
      <style:text-properties fo:font-size="28pt" style:font-size-asian="28pt" style:font-size-complex="28pt"/>
    </style:style>
    <style:style style:name="Master3-Layout9-picTx-Picture-with-Caption-outline3" style:family="presentation" style:parent-style-name="Master3-Layout9-picTx-Picture-with-Caption-outline2">
      <style:paragraph-properties fo:margin-top="0.3cm" fo:margin-bottom="0cm"/>
      <style:text-properties fo:font-size="24pt" style:font-size-asian="24pt" style:font-size-complex="24pt"/>
    </style:style>
    <style:style style:name="Master3-Layout9-picTx-Picture-with-Caption-outline4" style:family="presentation" style:parent-style-name="Master3-Layout9-picTx-Picture-with-Caption-outline3">
      <style:paragraph-properties fo:margin-top="0.2cm" fo:margin-bottom="0cm"/>
      <style:text-properties fo:font-size="20pt" style:font-size-asian="20pt" style:font-size-complex="20pt"/>
    </style:style>
    <style:style style:name="Master3-Layout9-picTx-Picture-with-Caption-outline5" style:family="presentation" style:parent-style-name="Master3-Layout9-picTx-Picture-with-Caption-outline4">
      <style:paragraph-properties fo:margin-top="0.1cm" fo:margin-bottom="0cm"/>
      <style:text-properties fo:font-size="20pt" style:font-size-asian="20pt" style:font-size-complex="20pt"/>
    </style:style>
    <style:style style:name="Master3-Layout9-picTx-Picture-with-Caption-outline6" style:family="presentation" style:parent-style-name="Master3-Layout9-picTx-Picture-with-Caption-outline5">
      <style:paragraph-properties fo:margin-top="0.1cm" fo:margin-bottom="0cm"/>
      <style:text-properties fo:font-size="20pt" style:font-size-asian="20pt" style:font-size-complex="20pt"/>
    </style:style>
    <style:style style:name="Master3-Layout9-picTx-Picture-with-Caption-outline7" style:family="presentation" style:parent-style-name="Master3-Layout9-picTx-Picture-with-Caption-outline6">
      <style:paragraph-properties fo:margin-top="0.1cm" fo:margin-bottom="0cm"/>
      <style:text-properties fo:font-size="20pt" style:font-size-asian="20pt" style:font-size-complex="20pt"/>
    </style:style>
    <style:style style:name="Master3-Layout9-picTx-Picture-with-Caption-outline8" style:family="presentation" style:parent-style-name="Master3-Layout9-picTx-Picture-with-Caption-outline7">
      <style:paragraph-properties fo:margin-top="0.1cm" fo:margin-bottom="0cm"/>
      <style:text-properties fo:font-size="20pt" style:font-size-asian="20pt" style:font-size-complex="20pt"/>
    </style:style>
    <style:style style:name="Master3-Layout9-picTx-Picture-with-Caption-outline9" style:family="presentation" style:parent-style-name="Master3-Layout9-picTx-Picture-with-Caption-outline8">
      <style:paragraph-properties fo:margin-top="0.1cm" fo:margin-bottom="0cm"/>
      <style:text-properties fo:font-size="20pt" style:font-size-asian="20pt" style:font-size-complex="20pt"/>
    </style:style>
    <style:style style:name="Master3-Layout9-picTx-Picture-with-Caption-subtitle" style:family="presentation">
      <style:graphic-properties draw:stroke="none" draw:fill="none" draw:textarea-vertical-align="middle">
        <text:list-style style:name="Master3-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9-picTx-Picture-with-Caption-title" style:family="presentation">
      <style:graphic-properties draw:stroke="none" draw:fill="none" draw:textarea-vertical-align="middle">
        <text:list-style style:name="Master3-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0-vertTx-Title-and-Vertical-Text-background" style:family="presentation">
      <style:graphic-properties draw:stroke="none" draw:fill="solid" draw:fill-color="#ffffff" draw:opacity="100%"/>
      <style:text-properties style:letter-kerning="true"/>
    </style:style>
    <style:style style:name="Master3-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3-Layout10-vertTx-Title-and-Vertical-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0-vertTx-Title-and-Vertical-Text-outline1" style:family="presentation">
      <style:graphic-properties draw:stroke="none" draw:fill="none" draw:auto-grow-height="false" draw:fit-to-size="false" style:shrink-to-fit="true">
        <text:list-style style:name="Master3-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Title-and-Vertical-Text-outline2" style:family="presentation" style:parent-style-name="Master3-Layout10-vertTx-Title-and-Vertical-Text-outline1">
      <style:paragraph-properties fo:margin-top="0.4cm" fo:margin-bottom="0cm"/>
      <style:text-properties fo:font-size="28pt" style:font-size-asian="28pt" style:font-size-complex="28pt"/>
    </style:style>
    <style:style style:name="Master3-Layout10-vertTx-Title-and-Vertical-Text-outline3" style:family="presentation" style:parent-style-name="Master3-Layout10-vertTx-Title-and-Vertical-Text-outline2">
      <style:paragraph-properties fo:margin-top="0.3cm" fo:margin-bottom="0cm"/>
      <style:text-properties fo:font-size="24pt" style:font-size-asian="24pt" style:font-size-complex="24pt"/>
    </style:style>
    <style:style style:name="Master3-Layout10-vertTx-Title-and-Vertical-Text-outline4" style:family="presentation" style:parent-style-name="Master3-Layout10-vertTx-Title-and-Vertical-Text-outline3">
      <style:paragraph-properties fo:margin-top="0.2cm" fo:margin-bottom="0cm"/>
      <style:text-properties fo:font-size="20pt" style:font-size-asian="20pt" style:font-size-complex="20pt"/>
    </style:style>
    <style:style style:name="Master3-Layout10-vertTx-Title-and-Vertical-Text-outline5" style:family="presentation" style:parent-style-name="Master3-Layout10-vertTx-Title-and-Vertical-Text-outline4">
      <style:paragraph-properties fo:margin-top="0.1cm" fo:margin-bottom="0cm"/>
      <style:text-properties fo:font-size="20pt" style:font-size-asian="20pt" style:font-size-complex="20pt"/>
    </style:style>
    <style:style style:name="Master3-Layout10-vertTx-Title-and-Vertical-Text-outline6" style:family="presentation" style:parent-style-name="Master3-Layout10-vertTx-Title-and-Vertical-Text-outline5">
      <style:paragraph-properties fo:margin-top="0.1cm" fo:margin-bottom="0cm"/>
      <style:text-properties fo:font-size="20pt" style:font-size-asian="20pt" style:font-size-complex="20pt"/>
    </style:style>
    <style:style style:name="Master3-Layout10-vertTx-Title-and-Vertical-Text-outline7" style:family="presentation" style:parent-style-name="Master3-Layout10-vertTx-Title-and-Vertical-Text-outline6">
      <style:paragraph-properties fo:margin-top="0.1cm" fo:margin-bottom="0cm"/>
      <style:text-properties fo:font-size="20pt" style:font-size-asian="20pt" style:font-size-complex="20pt"/>
    </style:style>
    <style:style style:name="Master3-Layout10-vertTx-Title-and-Vertical-Text-outline8" style:family="presentation" style:parent-style-name="Master3-Layout10-vertTx-Title-and-Vertical-Text-outline7">
      <style:paragraph-properties fo:margin-top="0.1cm" fo:margin-bottom="0cm"/>
      <style:text-properties fo:font-size="20pt" style:font-size-asian="20pt" style:font-size-complex="20pt"/>
    </style:style>
    <style:style style:name="Master3-Layout10-vertTx-Title-and-Vertical-Text-outline9" style:family="presentation" style:parent-style-name="Master3-Layout10-vertTx-Title-and-Vertical-Text-outline8">
      <style:paragraph-properties fo:margin-top="0.1cm" fo:margin-bottom="0cm"/>
      <style:text-properties fo:font-size="20pt" style:font-size-asian="20pt" style:font-size-complex="20pt"/>
    </style:style>
    <style:style style:name="Master3-Layout10-vertTx-Title-and-Vertical-Text-subtitle" style:family="presentation">
      <style:graphic-properties draw:stroke="none" draw:fill="none" draw:textarea-vertical-align="middle">
        <text:list-style style:name="Master3-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0-vertTx-Title-and-Vertical-Text-title" style:family="presentation">
      <style:graphic-properties draw:stroke="none" draw:fill="none" draw:textarea-vertical-align="middle">
        <text:list-style style:name="Master3-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3-Layout11-vertTitleAndTx-Vertical-Title-and-Text-background" style:family="presentation">
      <style:graphic-properties draw:stroke="none" draw:fill="solid" draw:fill-color="#ffffff" draw:opacity="100%"/>
      <style:text-properties style:letter-kerning="true"/>
    </style:style>
    <style:style style:name="Master3-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3-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3-Layout11-vertTitleAndTx-Vertical-Title-and-Text-outline1" style:family="presentation">
      <style:graphic-properties draw:stroke="none" draw:fill="none" draw:auto-grow-height="false" draw:fit-to-size="false" style:shrink-to-fit="true">
        <text:list-style style:name="Master3-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Vertical-Title-and-Text-outline2" style:family="presentation" style:parent-style-name="Master3-Layout11-vertTitleAndTx-Vertical-Title-and-Text-outline1">
      <style:paragraph-properties fo:margin-top="0.4cm" fo:margin-bottom="0cm"/>
      <style:text-properties fo:font-size="28pt" style:font-size-asian="28pt" style:font-size-complex="28pt"/>
    </style:style>
    <style:style style:name="Master3-Layout11-vertTitleAndTx-Vertical-Title-and-Text-outline3" style:family="presentation" style:parent-style-name="Master3-Layout11-vertTitleAndTx-Vertical-Title-and-Text-outline2">
      <style:paragraph-properties fo:margin-top="0.3cm" fo:margin-bottom="0cm"/>
      <style:text-properties fo:font-size="24pt" style:font-size-asian="24pt" style:font-size-complex="24pt"/>
    </style:style>
    <style:style style:name="Master3-Layout11-vertTitleAndTx-Vertical-Title-and-Text-outline4" style:family="presentation" style:parent-style-name="Master3-Layout11-vertTitleAndTx-Vertical-Title-and-Text-outline3">
      <style:paragraph-properties fo:margin-top="0.2cm" fo:margin-bottom="0cm"/>
      <style:text-properties fo:font-size="20pt" style:font-size-asian="20pt" style:font-size-complex="20pt"/>
    </style:style>
    <style:style style:name="Master3-Layout11-vertTitleAndTx-Vertical-Title-and-Text-outline5" style:family="presentation" style:parent-style-name="Master3-Layout11-vertTitleAndTx-Vertical-Title-and-Text-outline4">
      <style:paragraph-properties fo:margin-top="0.1cm" fo:margin-bottom="0cm"/>
      <style:text-properties fo:font-size="20pt" style:font-size-asian="20pt" style:font-size-complex="20pt"/>
    </style:style>
    <style:style style:name="Master3-Layout11-vertTitleAndTx-Vertical-Title-and-Text-outline6" style:family="presentation" style:parent-style-name="Master3-Layout11-vertTitleAndTx-Vertical-Title-and-Text-outline5">
      <style:paragraph-properties fo:margin-top="0.1cm" fo:margin-bottom="0cm"/>
      <style:text-properties fo:font-size="20pt" style:font-size-asian="20pt" style:font-size-complex="20pt"/>
    </style:style>
    <style:style style:name="Master3-Layout11-vertTitleAndTx-Vertical-Title-and-Text-outline7" style:family="presentation" style:parent-style-name="Master3-Layout11-vertTitleAndTx-Vertical-Title-and-Text-outline6">
      <style:paragraph-properties fo:margin-top="0.1cm" fo:margin-bottom="0cm"/>
      <style:text-properties fo:font-size="20pt" style:font-size-asian="20pt" style:font-size-complex="20pt"/>
    </style:style>
    <style:style style:name="Master3-Layout11-vertTitleAndTx-Vertical-Title-and-Text-outline8" style:family="presentation" style:parent-style-name="Master3-Layout11-vertTitleAndTx-Vertical-Title-and-Text-outline7">
      <style:paragraph-properties fo:margin-top="0.1cm" fo:margin-bottom="0cm"/>
      <style:text-properties fo:font-size="20pt" style:font-size-asian="20pt" style:font-size-complex="20pt"/>
    </style:style>
    <style:style style:name="Master3-Layout11-vertTitleAndTx-Vertical-Title-and-Text-outline9" style:family="presentation" style:parent-style-name="Master3-Layout11-vertTitleAndTx-Vertical-Title-and-Text-outline8">
      <style:paragraph-properties fo:margin-top="0.1cm" fo:margin-bottom="0cm"/>
      <style:text-properties fo:font-size="20pt" style:font-size-asian="20pt" style:font-size-complex="20pt"/>
    </style:style>
    <style:style style:name="Master3-Layout11-vertTitleAndTx-Vertical-Title-and-Text-subtitle" style:family="presentation">
      <style:graphic-properties draw:stroke="none" draw:fill="none" draw:textarea-vertical-align="middle">
        <text:list-style style:name="Master3-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3-Layout11-vertTitleAndTx-Vertical-Title-and-Text-title" style:family="presentation">
      <style:graphic-properties draw:stroke="none" draw:fill="none" draw:textarea-vertical-align="middle">
        <text:list-style style:name="Master3-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Liberation Sans3" style:font-family-asian="'Liberation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2T21">
      <presentation:placeholder presentation:object="page" svg:x="8.4cm" svg:y="0.697cm" svg:width="11.2cm" svg:height="8.4cm"/>
      <presentation:placeholder presentation:object="notes" svg:x="2.058cm" svg:y="9.912cm" svg:width="23.912cm" svg:height="9.324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center" draw:textarea-vertical-align="middle" draw:auto-grow-height="false" draw:auto-grow-width="false" fo:padding-top="0.125cm" fo:padding-bottom="0.125cm" fo:padding-left="0.25cm" fo:padding-right="0.25cm" fo:wrap-option="no-wrap"/>
      <style:paragraph-properties style:writing-mode="lr-tb"/>
    </style:style>
    <style:style style:name="Mgr2" style:family="graphic" style:parent-style-name="standard">
      <style:graphic-properties draw:stroke="none" draw:fill="none" draw:textarea-horizontal-align="left" draw:textarea-vertical-align="middle" draw:auto-grow-height="false" draw:auto-grow-width="false" fo:padding-top="0.125cm" fo:padding-bottom="0.125cm" fo:padding-left="0.25cm" fo:padding-right="0.25cm" fo:wrap-option="no-wrap"/>
      <style:paragraph-properties style:writing-mode="lr-tb"/>
    </style:style>
    <style:style style:name="Mgr3" style:family="graphic" style:parent-style-name="standard">
      <style:graphic-properties draw:stroke="none" draw:fill="none" draw:textarea-horizontal-align="center" draw:textarea-vertical-align="bottom" draw:auto-grow-height="false" draw:auto-grow-width="false" fo:padding-top="0.125cm" fo:padding-bottom="0.125cm" fo:padding-left="0.25cm" fo:padding-right="0.25cm" fo:wrap-option="no-wrap"/>
      <style:paragraph-properties style:writing-mode="lr-tb"/>
    </style:style>
    <style:style style:name="Mgr4"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paragraph-properties style:writing-mode="lr-tb"/>
    </style:style>
    <style:style style:name="Mgr5" style:family="graphic" style:parent-style-name="standard">
      <style:graphic-properties draw:stroke="none" draw:fill="solid" draw:fill-color="#2c3e50" draw:opacity="100%" draw:textarea-horizontal-align="center" draw:textarea-vertical-align="middle" draw:auto-grow-height="false" draw:auto-grow-width="false" fo:padding-top="0.125cm" fo:padding-bottom="0.125cm" fo:padding-left="0.25cm" fo:padding-right="0.25cm" fo:wrap-option="no-wrap" style:protect="position size"/>
      <style:paragraph-properties style:writing-mode="lr-tb"/>
    </style:style>
    <style:style style:name="Mgr6" style:family="graphic" style:parent-style-name="standard">
      <style:graphic-properties draw:stroke="none" draw:fill="solid" draw:fill-color="#2c3e50" draw:opacity="100%" draw:textarea-horizontal-align="center" draw:textarea-vertical-align="middle" draw:auto-grow-height="false" draw:auto-grow-width="false" fo:padding-top="0.125cm" fo:padding-bottom="0.125cm" fo:padding-left="0.25cm" fo:padding-right="0.25cm" fo:wrap-option="no-wrap"/>
      <style:paragraph-properties style:writing-mode="lr-tb"/>
    </style:style>
    <style:style style:name="Mgr7" style:family="graphic" style:parent-style-name="standard">
      <style:graphic-properties draw:stroke="solid" svg:stroke-width="0.03cm" svg:stroke-color="#1abc9c" svg:stroke-opacity="100%" draw:fill="solid" draw:fill-color="#1abc9c" draw:opacity="100%" draw:textarea-horizontal-align="center" draw:textarea-vertical-align="middle" draw:auto-grow-height="false" draw:auto-grow-width="false" fo:padding-top="0.125cm" fo:padding-bottom="0.125cm" fo:padding-left="0.25cm" fo:padding-right="0.25cm" fo:wrap-option="no-wrap"/>
      <style:paragraph-properties style:writing-mode="lr-tb"/>
    </style:style>
    <style:style style:name="Mgr8" style:family="graphic" style:parent-style-name="standard">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gr9" style:family="graphic" style:parent-style-name="standard">
      <style:graphic-properties draw:stroke="solid" svg:stroke-width="0.2cm" svg:stroke-color="#1abc9c" svg:stroke-opacity="100%" draw:fill="solid" draw:fill-color="#ffffff" draw:opacity="100%" draw:textarea-horizontal-align="center" draw:textarea-vertical-align="middle" draw:auto-grow-height="false" draw:auto-grow-width="false" fo:padding-top="0.21cm" fo:padding-bottom="0.21cm" fo:padding-left="0.335cm" fo:padding-right="0.335cm" fo:wrap-option="no-wrap"/>
      <style:paragraph-properties style:writing-mode="lr-tb"/>
    </style:style>
    <style:style style:name="Mpr1" style:family="presentation" style:parent-style-name="Master1-Midnightblue-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Midnightblu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3" style:family="presentation" style:parent-style-name="Master1-Midnightblu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Midnightblu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Midnightblu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Midnightblu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Title-Slide-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9" style:family="presentation" style:parent-style-name="Master1-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Title-and-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4"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5" style:family="presentation" style:parent-style-name="Master1-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1-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 style:family="presentation" style:parent-style-name="Master1-Layout3-secHead-Section-Header-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Section-Header-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1" style:family="presentation" style:parent-style-name="Master1-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 style:family="presentation" style:parent-style-name="Master1-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 style:family="presentation" style:parent-style-name="Master1-Layout4-twoObj-Two-Conten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26" style:family="presentation" style:parent-style-name="Master1-Layout4-twoObj-Two-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7" style:family="presentation" style:parent-style-name="Master1-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1" style:family="presentation" style:parent-style-name="Master1-Layout5-twoTxTwoObj-Comparison-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32" style:family="presentation" style:parent-style-name="Master1-Layout5-twoTxTwoObj-Comparison-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style:paragraph-properties style:writing-mode="lr-tb"/>
    </style:style>
    <style:style style:name="Mpr33" style:family="presentation" style:parent-style-name="Master1-Layout5-twoTxTwoObj-Comparis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34" style:family="presentation" style:parent-style-name="Master1-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8" style:family="presentation" style:parent-style-name="Master1-Layout6-titleOnly-Title-Only-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39" style:family="presentation" style:parent-style-name="Master1-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3"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6"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7" style:family="presentation" style:parent-style-name="Master1-Layout8-objTx-Content-with-Caption-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8" style:family="presentation" style:parent-style-name="Master1-Layout8-objTx-Content-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49" style:family="presentation" style:parent-style-name="Master1-Layout8-objTx-Content-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50" style:family="presentation" style:parent-style-name="Master1-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2" style:family="presentation" style:parent-style-name="Master1-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3" style:family="presentation" style:parent-style-name="Master1-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4" style:family="presentation" style:parent-style-name="Master1-Layout9-picTx-Picture-with-Caption-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5" style:family="presentation" style:parent-style-name="Master1-Layout9-picTx-Picture-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56" style:family="presentation" style:parent-style-name="Master1-Layout9-picTx-Picture-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57" style:family="presentation" style:parent-style-name="Master1-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9" style:family="presentation" style:parent-style-name="Master1-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0" style:family="presentation" style:parent-style-name="Master1-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1" style:family="presentation" style:parent-style-name="Master1-Layout10-vertTx-Title-and-Vertical-Tex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62" style:family="presentation" style:parent-style-name="Master1-Layout10-vertTx-Title-and-Vertical-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63" style:family="presentation" style:parent-style-name="Master1-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5" style:family="presentation" style:parent-style-name="Master1-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6" style:family="presentation" style:parent-style-name="Master1-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7" style:family="presentation" style:parent-style-name="Master1-Layout11-vertTitleAndTx-Vertical-Title-and-Text-title">
      <style:graphic-properties draw:stroke="none" draw:fill="none" draw:textarea-horizontal-align="right"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Vertical-Title-and-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69"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0" style:family="presentation" style:parent-style-name="Master1-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1" style:family="presentation" style:parent-style-name="Master1-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3" style:family="presentation" style:parent-style-name="Master2-Midnightblue1-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74" style:family="presentation" style:parent-style-name="Master2-Midnightblue1-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75" style:family="presentation" style:parent-style-name="Master2-Midnightblue1-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6" style:family="presentation" style:parent-style-name="Master2-Midnightblue1-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7" style:family="presentation" style:parent-style-name="Master2-Midnightblue1-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78" style:family="presentation" style:parent-style-name="Master2-Midnightblue1-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9" style:family="presentation" style:parent-style-name="Master2-Midnightblue1-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0" style:family="presentation" style:parent-style-name="Master2-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1" style:family="presentation" style:parent-style-name="Master2-Layout1-title-Title-Slide-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82" style:family="presentation" style:parent-style-name="Master2-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3" style:family="presentation" style:parent-style-name="Master2-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84" style:family="presentation" style:parent-style-name="Master2-Layout1-title-Title-Slide-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85" style:family="presentation" style:parent-style-name="Master2-Layout1-title-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86" style:family="presentation" style:parent-style-name="Master2-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87" style:family="presentation" style:parent-style-name="Master2-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88" style:family="presentation" style:parent-style-name="Master2-Layout2-obj-Title-and-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89" style:family="presentation" style:parent-style-name="Master2-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0" style:family="presentation" style:parent-style-name="Master2-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91" style:family="presentation" style:parent-style-name="Master2-Layout2-obj-Title-and-Content-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92" style:family="presentation" style:parent-style-name="Master2-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3" style:family="presentation" style:parent-style-name="Master2-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94" style:family="presentation" style:parent-style-name="Master2-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95" style:family="presentation" style:parent-style-name="Master2-Layout3-secHead-Section-Header-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96" style:family="presentation" style:parent-style-name="Master2-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97" style:family="presentation" style:parent-style-name="Master2-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98" style:family="presentation" style:parent-style-name="Master2-Layout3-secHead-Section-Header-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99" style:family="presentation" style:parent-style-name="Master2-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0" style:family="presentation" style:parent-style-name="Master2-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1" style:family="presentation" style:parent-style-name="Master2-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02" style:family="presentation" style:parent-style-name="Master2-Layout4-twoObj-Two-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03" style:family="presentation" style:parent-style-name="Master2-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4" style:family="presentation" style:parent-style-name="Master2-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05" style:family="presentation" style:parent-style-name="Master2-Layout4-twoObj-Two-Content-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06" style:family="presentation" style:parent-style-name="Master2-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7" style:family="presentation" style:parent-style-name="Master2-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08" style:family="presentation" style:parent-style-name="Master2-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09" style:family="presentation" style:parent-style-name="Master2-Layout5-twoTxTwoObj-Comparison-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style:paragraph-properties style:writing-mode="lr-tb"/>
    </style:style>
    <style:style style:name="Mpr110" style:family="presentation" style:parent-style-name="Master2-Layout5-twoTxTwoObj-Comparis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11" style:family="presentation" style:parent-style-name="Master2-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2" style:family="presentation" style:parent-style-name="Master2-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3" style:family="presentation" style:parent-style-name="Master2-Layout5-twoTxTwoObj-Comparison-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14" style:family="presentation" style:parent-style-name="Master2-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5" style:family="presentation" style:parent-style-name="Master2-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16" style:family="presentation" style:parent-style-name="Master2-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17" style:family="presentation" style:parent-style-name="Master2-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18" style:family="presentation" style:parent-style-name="Master2-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9" style:family="presentation" style:parent-style-name="Master2-Layout6-titleOnly-Title-Only-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20" style:family="presentation" style:parent-style-name="Master2-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1" style:family="presentation" style:parent-style-name="Master2-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22" style:family="presentation" style:parent-style-name="Master2-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3" style:family="presentation" style:parent-style-name="Master2-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24" style:family="presentation" style:parent-style-name="Master2-Layout7-blank-Blank-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25" style:family="presentation" style:parent-style-name="Master2-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6" style:family="presentation" style:parent-style-name="Master2-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27" style:family="presentation" style:parent-style-name="Master2-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28" style:family="presentation" style:parent-style-name="Master2-Layout8-objTx-Content-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29" style:family="presentation" style:parent-style-name="Master2-Layout8-objTx-Content-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30" style:family="presentation" style:parent-style-name="Master2-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1" style:family="presentation" style:parent-style-name="Master2-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32" style:family="presentation" style:parent-style-name="Master2-Layout8-objTx-Content-with-Caption-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33" style:family="presentation" style:parent-style-name="Master2-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4" style:family="presentation" style:parent-style-name="Master2-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5" style:family="presentation" style:parent-style-name="Master2-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36" style:family="presentation" style:parent-style-name="Master2-Layout9-picTx-Picture-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37" style:family="presentation" style:parent-style-name="Master2-Layout9-picTx-Picture-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38" style:family="presentation" style:parent-style-name="Master2-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39" style:family="presentation" style:parent-style-name="Master2-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40" style:family="presentation" style:parent-style-name="Master2-Layout9-picTx-Picture-with-Caption-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1" style:family="presentation" style:parent-style-name="Master2-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2" style:family="presentation" style:parent-style-name="Master2-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43" style:family="presentation" style:parent-style-name="Master2-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4" style:family="presentation" style:parent-style-name="Master2-Layout10-vertTx-Title-and-Vertical-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145" style:family="presentation" style:parent-style-name="Master2-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6" style:family="presentation" style:parent-style-name="Master2-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47" style:family="presentation" style:parent-style-name="Master2-Layout10-vertTx-Title-and-Vertical-Text-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8" style:family="presentation" style:parent-style-name="Master2-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49" style:family="presentation" style:parent-style-name="Master2-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50" style:family="presentation" style:parent-style-name="Master2-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151" style:family="presentation" style:parent-style-name="Master2-Layout11-vertTitleAndTx-Vertical-Title-and-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152" style:family="presentation" style:parent-style-name="Master2-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3" style:family="presentation" style:parent-style-name="Master2-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54" style:family="presentation" style:parent-style-name="Master2-Layout11-vertTitleAndTx-Vertical-Title-and-Text-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55" style:family="presentation" style:parent-style-name="Master2-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6" style:family="presentation" style:parent-style-name="Master2-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57" style:family="presentation" style:parent-style-name="Master3-Midnightblue2-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58" style:family="presentation" style:parent-style-name="Master3-Midnightblue2-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59" style:family="presentation" style:parent-style-name="Master3-Midnightblue2-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0" style:family="presentation" style:parent-style-name="Master3-Midnightblue2-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61" style:family="presentation" style:parent-style-name="Master3-Midnightblue2-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62" style:family="presentation" style:parent-style-name="Master3-Midnightblue2-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3" style:family="presentation" style:parent-style-name="Master3-Midnightblue2-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64" style:family="presentation" style:parent-style-name="Master3-Layout1-title-Title-Slide-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65" style:family="presentation" style:parent-style-name="Master3-Layout1-title-Title-Slide-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66" style:family="presentation" style:parent-style-name="Master3-Layout1-title-Title-Slide-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7" style:family="presentation" style:parent-style-name="Master3-Layout1-title-Title-Slide-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68" style:family="presentation" style:parent-style-name="Master3-Layout1-title-Title-Slide-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69" style:family="presentation" style:parent-style-name="Master3-Layout1-title-Title-Slide-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0" style:family="presentation" style:parent-style-name="Master3-Layout1-title-Title-Slide-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71" style:family="presentation" style:parent-style-name="Master3-Layout2-obj-Title-and-Conten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72" style:family="presentation" style:parent-style-name="Master3-Layout2-obj-Title-and-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73" style:family="presentation" style:parent-style-name="Master3-Layout2-obj-Title-and-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4" style:family="presentation" style:parent-style-name="Master3-Layout2-obj-Title-and-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5" style:family="presentation" style:parent-style-name="Master3-Layout2-obj-Title-and-Content-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76" style:family="presentation" style:parent-style-name="Master3-Layout2-obj-Title-and-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7" style:family="presentation" style:parent-style-name="Master3-Layout2-obj-Title-and-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78" style:family="presentation" style:parent-style-name="Master3-Layout3-secHead-Section-Header-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179" style:family="presentation" style:parent-style-name="Master3-Layout3-secHead-Section-Header-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80" style:family="presentation" style:parent-style-name="Master3-Layout3-secHead-Section-Header-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1" style:family="presentation" style:parent-style-name="Master3-Layout3-secHead-Section-Header-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82" style:family="presentation" style:parent-style-name="Master3-Layout3-secHead-Section-Header-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83" style:family="presentation" style:parent-style-name="Master3-Layout3-secHead-Section-Header-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4" style:family="presentation" style:parent-style-name="Master3-Layout3-secHead-Section-Header-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85" style:family="presentation" style:parent-style-name="Master3-Layout4-twoObj-Two-Conten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86" style:family="presentation" style:parent-style-name="Master3-Layout4-twoObj-Two-Content-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87" style:family="presentation" style:parent-style-name="Master3-Layout4-twoObj-Two-Conten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8" style:family="presentation" style:parent-style-name="Master3-Layout4-twoObj-Two-Conten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89" style:family="presentation" style:parent-style-name="Master3-Layout4-twoObj-Two-Content-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90" style:family="presentation" style:parent-style-name="Master3-Layout4-twoObj-Two-Conten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1" style:family="presentation" style:parent-style-name="Master3-Layout4-twoObj-Two-Conten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2" style:family="presentation" style:parent-style-name="Master3-Layout5-twoTxTwoObj-Comparison-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93" style:family="presentation" style:parent-style-name="Master3-Layout5-twoTxTwoObj-Comparison-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style:paragraph-properties style:writing-mode="lr-tb"/>
    </style:style>
    <style:style style:name="Mpr194" style:family="presentation" style:parent-style-name="Master3-Layout5-twoTxTwoObj-Comparis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195" style:family="presentation" style:parent-style-name="Master3-Layout5-twoTxTwoObj-Comparis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6" style:family="presentation" style:parent-style-name="Master3-Layout5-twoTxTwoObj-Comparis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97" style:family="presentation" style:parent-style-name="Master3-Layout5-twoTxTwoObj-Comparison-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98" style:family="presentation" style:parent-style-name="Master3-Layout5-twoTxTwoObj-Comparis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99" style:family="presentation" style:parent-style-name="Master3-Layout5-twoTxTwoObj-Comparis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0" style:family="presentation" style:parent-style-name="Master3-Layout6-titleOnly-Title-Only-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01" style:family="presentation" style:parent-style-name="Master3-Layout6-titleOnly-Title-Only-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2" style:family="presentation" style:parent-style-name="Master3-Layout6-titleOnly-Title-Only-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03" style:family="presentation" style:parent-style-name="Master3-Layout6-titleOnly-Title-Only-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04" style:family="presentation" style:parent-style-name="Master3-Layout6-titleOnly-Title-Only-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5" style:family="presentation" style:parent-style-name="Master3-Layout6-titleOnly-Title-Only-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06" style:family="presentation" style:parent-style-name="Master3-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07" style:family="presentation" style:parent-style-name="Master3-Layout7-blank-Blank-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08" style:family="presentation" style:parent-style-name="Master3-Layout7-blank-Blank-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09" style:family="presentation" style:parent-style-name="Master3-Layout7-blank-Blank-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10" style:family="presentation" style:parent-style-name="Master3-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11" style:family="presentation" style:parent-style-name="Master3-Layout8-objTx-Content-with-Caption-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12" style:family="presentation" style:parent-style-name="Master3-Layout8-objTx-Content-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13" style:family="presentation" style:parent-style-name="Master3-Layout8-objTx-Content-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14" style:family="presentation" style:parent-style-name="Master3-Layout8-objTx-Content-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15" style:family="presentation" style:parent-style-name="Master3-Layout8-objTx-Content-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16" style:family="presentation" style:parent-style-name="Master3-Layout8-objTx-Content-with-Caption-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17" style:family="presentation" style:parent-style-name="Master3-Layout8-objTx-Content-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18" style:family="presentation" style:parent-style-name="Master3-Layout8-objTx-Content-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19" style:family="presentation" style:parent-style-name="Master3-Layout9-picTx-Picture-with-Caption-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20" style:family="presentation" style:parent-style-name="Master3-Layout9-picTx-Picture-with-Caption-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21" style:family="presentation" style:parent-style-name="Master3-Layout9-picTx-Picture-with-Caption-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style:paragraph-properties style:writing-mode="lr-tb"/>
    </style:style>
    <style:style style:name="Mpr222" style:family="presentation" style:parent-style-name="Master3-Layout9-picTx-Picture-with-Caption-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3" style:family="presentation" style:parent-style-name="Master3-Layout9-picTx-Picture-with-Caption-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24" style:family="presentation" style:parent-style-name="Master3-Layout9-picTx-Picture-with-Caption-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25" style:family="presentation" style:parent-style-name="Master3-Layout9-picTx-Picture-with-Caption-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6" style:family="presentation" style:parent-style-name="Master3-Layout9-picTx-Picture-with-Caption-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27" style:family="presentation" style:parent-style-name="Master3-Layout10-vertTx-Title-and-Vertical-Text-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28" style:family="presentation" style:parent-style-name="Master3-Layout10-vertTx-Title-and-Vertical-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229" style:family="presentation" style:parent-style-name="Master3-Layout10-vertTx-Title-and-Vertical-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0" style:family="presentation" style:parent-style-name="Master3-Layout10-vertTx-Title-and-Vertical-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31" style:family="presentation" style:parent-style-name="Master3-Layout10-vertTx-Title-and-Vertical-Text-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32" style:family="presentation" style:parent-style-name="Master3-Layout10-vertTx-Title-and-Vertical-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3" style:family="presentation" style:parent-style-name="Master3-Layout10-vertTx-Title-and-Vertical-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34" style:family="presentation" style:parent-style-name="Master3-Layout11-vertTitleAndTx-Vertical-Title-and-Text-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235" style:family="presentation" style:parent-style-name="Master3-Layout11-vertTitleAndTx-Vertical-Title-and-Text-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style:paragraph-properties style:writing-mode="tb-rl"/>
    </style:style>
    <style:style style:name="Mpr236" style:family="presentation" style:parent-style-name="Master3-Layout11-vertTitleAndTx-Vertical-Title-and-Text-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37" style:family="presentation" style:parent-style-name="Master3-Layout11-vertTitleAndTx-Vertical-Title-and-Text-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38" style:family="presentation" style:parent-style-name="Master3-Layout11-vertTitleAndTx-Vertical-Title-and-Text-backgroundobjects">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39" style:family="presentation" style:parent-style-name="Master3-Layout11-vertTitleAndTx-Vertical-Title-and-Text-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0" style:family="presentation" style:parent-style-name="Master3-Layout11-vertTitleAndTx-Vertical-Title-and-Text-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3" style:family="paragraph">
      <loext:graphic-properties draw:fill="solid" draw:fill-color="#2c3e50" draw:opacity="100%"/>
      <style:paragraph-properties style:writing-mode="lr-tb" style:font-independent-line-spacing="false"/>
    </style:style>
    <style:style style:name="MP4" style:family="paragraph">
      <loext:graphic-properties draw:fill="none"/>
      <style:paragraph-properties style:writing-mode="lr-tb" style:font-independent-line-spacing="true"/>
    </style:style>
    <style:style style:name="MP5" style:family="paragraph">
      <style:paragraph-properties fo:margin-left="0cm" fo:margin-right="0cm" fo:margin-top="0cm" fo:margin-bottom="0.372cm" fo:line-height="100%" fo:text-indent="0cm" style:punctuation-wrap="hanging">
        <style:tab-stops/>
      </style:paragraph-properties>
    </style:style>
    <style:style style:name="MP6"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0" style:family="paragraph">
      <loext:graphic-properties draw:fill="solid" draw:fill-color="#1abc9c" draw:opacity="100%"/>
      <style:paragraph-properties style:writing-mode="lr-tb" style:font-independent-line-spacing="false"/>
    </style:style>
    <style:style style:name="MP1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13" style:family="paragraph">
      <style:paragraph-properties fo:margin-left="0cm" fo:margin-right="0cm" fo:margin-top="0cm" fo:margin-bottom="0cm" fo:line-height="100%" fo:text-align="center" fo:text-indent="0cm" style:punctuation-wrap="hanging">
        <style:tab-stops/>
      </style:paragraph-properties>
    </style:style>
    <style:style style:name="MP14" style:family="paragraph">
      <style:paragraph-properties fo:margin-left="0cm" fo:margin-right="0cm" fo:margin-top="0cm" fo:margin-bottom="0.372cm" fo:line-height="100%" fo:text-align="center" fo:text-indent="0cm" style:punctuation-wrap="hanging">
        <style:tab-stops/>
      </style:paragraph-properties>
    </style:style>
    <style:style style:name="MP15" style:family="paragraph">
      <style:paragraph-properties fo:margin-left="0cm" fo:margin-right="0cm" fo:margin-top="0cm" fo:margin-bottom="0cm" fo:line-height="100%" fo:text-align="start" fo:text-indent="0cm" style:punctuation-wrap="hanging">
        <style:tab-stops/>
      </style:paragraph-properties>
    </style:style>
    <style:style style:name="MP16" style:family="paragraph">
      <loext:graphic-properties draw:fill="none"/>
      <style:paragraph-properties style:writing-mode="tb-rl" style:font-independent-line-spacing="true"/>
    </style:style>
    <style:style style:name="MP17" style:family="paragraph">
      <style:paragraph-properties fo:margin-left="0cm" fo:margin-right="0cm" fo:margin-top="0cm" fo:margin-bottom="0.231cm" fo:line-height="100%" fo:text-align="start" fo:text-indent="0cm" style:punctuation-wrap="hanging">
        <style:tab-stops/>
      </style:paragraph-properties>
    </style:style>
    <style:style style:name="MP18" style:family="paragraph">
      <style:paragraph-properties fo:margin-left="0cm" fo:margin-right="0cm" fo:margin-top="0cm" fo:margin-bottom="0cm" fo:line-height="150%" fo:text-align="center" fo:text-indent="0cm" style:punctuation-wrap="hanging">
        <style:tab-stops/>
      </style:paragraph-properties>
    </style:style>
    <style:style style:name="MP19" style:family="paragraph">
      <style:paragraph-properties fo:margin-left="0cm" fo:margin-right="0cm" fo:margin-top="0cm" fo:margin-bottom="0.231cm" fo:line-height="100%" fo:text-align="center" fo:text-indent="0cm" style:punctuation-wrap="hanging">
        <style:tab-stops/>
      </style:paragraph-properties>
    </style:style>
    <style:style style:name="MP20" style:family="paragraph">
      <loext:graphic-properties draw:fill="solid" draw:fill-color="#ffffff" draw:opacity="100%"/>
      <style:paragraph-properties style:writing-mode="lr-tb" style:font-independent-line-spacing="false"/>
    </style:style>
    <style:style style:name="MT1" style:family="text">
      <style:text-properties fo:font-variant="normal" fo:text-transform="none" fo:color="#2c3e50" loext:opacity="100%" style:text-line-through-style="none" style:text-line-through-type="none" style:text-position="0% 100%" style:font-name="Source Sans Pro" fo:font-size="14pt" fo:letter-spacing="normal" fo:language="en" fo:country="AU"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Liberation Sans2" style:font-size-complex="14pt" style:font-style-complex="normal" style:font-weight-complex="normal"/>
    </style:style>
    <style:style style:name="MT2" style:family="text">
      <style:text-properties fo:font-variant="normal" fo:text-transform="none" fo:color="#2c3e50" loext:opacity="100%" style:text-line-through-style="none" style:text-line-through-type="none" style:text-position="0% 100%" style:font-name="Source Sans Pro Semibold"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ffffff" loext:opacity="100%" style:text-line-through-style="none" style:text-line-through-type="none" style:text-position="0% 100%" style:font-name="Source Sans Pro Black" fo:font-size="18pt" fo:letter-spacing="normal" fo:language="en" fo:country="AU" fo:font-style="normal" style:text-underline-style="none" fo:font-weight="bold" style:text-underline-mode="continuous" style:text-overline-mode="continuous" style:text-line-through-mode="continuous" style:letter-kerning="true" style:font-name-asian="DejaVu Sans" style:font-size-asian="18pt" style:font-style-asian="normal" style:font-weight-asian="bold" style:font-name-complex="Liberation Sans2" style:font-size-complex="18pt" style:font-style-complex="normal" style:font-weight-complex="bold"/>
    </style:style>
    <style:style style:name="MT7" style:family="text">
      <style:text-properties fo:font-variant="normal" fo:text-transform="none" fo:color="#ffffff" loext:opacity="100%" style:text-line-through-style="none" style:text-line-through-type="none" style:text-position="0% 100%" style:font-name="Source Sans Pro Black" fo:font-size="14pt" fo:letter-spacing="normal" fo:language="en" fo:country="AU" fo:font-style="normal" style:text-underline-style="none" fo:font-weight="bold" style:text-underline-mode="continuous" style:text-overline-mode="continuous" style:text-line-through-mode="continuous" style:letter-kerning="true" style:font-name-asian="DejaVu Sans" style:font-size-asian="14pt" style:font-style-asian="normal" style:font-weight-asian="bold" style:font-name-complex="Liberation Sans2" style:font-size-complex="14pt" style:font-style-complex="normal" style:font-weight-complex="bold"/>
    </style:style>
    <style:style style:name="MT8" style:family="text">
      <style:text-properties fo:font-variant="normal" fo:text-transform="none" fo:color="#ffffff" loext:opacity="100%" style:text-line-through-style="none" style:text-line-through-type="none" style:text-position="0% 100%" style:font-name="Source Sans Pro Black" fo:font-size="60pt" fo:letter-spacing="normal" fo:language="en" fo:country="US" fo:font-style="normal" style:text-underline-style="none" fo:font-weight="bold" style:text-underline-mode="continuous" style:text-overline-mode="continuous" style:text-line-through-mode="continuous" style:letter-kerning="true" style:font-size-asian="60pt" style:font-style-asian="normal" style:font-weight-asian="bold" style:font-size-complex="60pt" style:font-style-complex="normal" style:font-weight-complex="bold"/>
    </style:style>
    <style:style style:name="MT9" style:family="text">
      <style:text-properties fo:font-variant="normal" fo:text-transform="none" fo:color="#ffffff" loext:opacity="100%" style:text-line-through-style="none" style:text-line-through-type="none" style:text-position="0% 100%" style:font-name="Source Sans Pro Black" fo:font-size="27pt" fo:letter-spacing="normal" fo:language="en" fo:country="US" fo:font-style="normal" style:text-underline-style="none" fo:font-weight="bold" style:text-underline-mode="continuous" style:text-overline-mode="continuous" style:text-line-through-mode="continuous" style:letter-kerning="true" style:font-size-asian="27pt" style:font-style-asian="normal" style:font-weight-asian="bold" style:font-size-complex="27pt" style:font-style-complex="normal" style:font-weight-complex="bold"/>
    </style:style>
    <style:style style:name="MT10" style:family="text">
      <style:text-properties fo:font-variant="normal" fo:text-transform="none" fo:color="#898989" loext:opacity="100%" style:text-line-through-style="none" style:text-line-through-type="none" style:text-position="0% 100%" style:font-name="Source Sans Pro Semibold"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1" style:family="text">
      <style:text-properties fo:font-variant="normal" fo:text-transform="none" fo:color="#ffffff" loext:opacity="100%" style:text-line-through-style="none" style:text-line-through-type="none" style:text-position="0% 100%" style:font-name="Source Sans Pro Black"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MT12" style:family="text">
      <style:text-properties fo:font-variant="normal" fo:text-transform="none" fo:color="#2c3e50" loext:opacity="100%" style:text-line-through-style="none" style:text-line-through-type="none" style:text-position="0% 100%" style:font-name="Source Sans Pro Semibold"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MT13"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4" style:family="text">
      <style:text-properties fo:font-variant="normal" fo:text-transform="none" fo:color="#2c3e50" loext:opacity="100%" style:text-line-through-style="none" style:text-line-through-type="none" style:text-position="0% 100%" style:font-name="Source Sans Pro Semibold" fo:font-size="16pt" fo:letter-spacing="normal" fo:language="en" fo:country="U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MT15" style:family="text">
      <style:text-properties fo:font-variant="normal" fo:text-transform="none" fo:color="#ffffff" loext:opacity="100%" style:text-line-through-style="none" style:text-line-through-type="none" style:text-position="0% 100%" style:font-name="Source Sans Pro" fo:font-size="15pt" fo:letter-spacing="normal" fo:language="en" fo:country="US" fo:font-style="normal" style:text-underline-style="none" fo:font-weight="normal" style:text-underline-mode="continuous" style:text-overline-mode="continuous" style:text-line-through-mode="continuous" style:letter-kerning="true" style:font-size-asian="15pt" style:font-style-asian="normal" style:font-weight-asian="normal" style:font-size-complex="15pt" style:font-style-complex="normal" style:font-weight-complex="normal"/>
    </style:style>
    <style:style style:name="MT16" style:family="text">
      <style:text-properties fo:font-variant="normal" fo:text-transform="none" fo:color="#ffffff" loext:opacity="100%" style:text-line-through-style="none" style:text-line-through-type="none" style:text-position="0% 100%" style:font-name="Source Sans Pro"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7" style:family="text">
      <style:text-properties fo:font-variant="normal" fo:text-transform="none" fo:color="#898989" loext:opacity="100%" style:text-line-through-style="none" style:text-line-through-type="none" style:text-position="0% 100%" style:font-name="Source Sans Pro"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8" style:family="text">
      <style:text-properties fo:font-variant="normal" fo:text-transform="none" fo:color="#ffffff" loext:opacity="100%" style:text-line-through-style="none" style:text-line-through-type="none" style:text-position="0% 100%" style:font-name="Source Sans Pro"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9" style:family="text">
      <style:text-properties fo:font-variant="normal" fo:text-transform="none" fo:color="#ffffff" loext:opacity="100%" style:text-line-through-style="none" style:text-line-through-type="none" style:text-position="0% 100%" style:font-name="Source Sans Pro"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20" style:family="text">
      <style:text-properties fo:font-variant="normal" fo:text-transform="none" fo:color="#ffffff" loext:opacity="100%" style:text-line-through-style="none" style:text-line-through-type="none" style:text-position="0% 100%" style:font-name="Source Sans Pro"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21" style:family="text">
      <style:text-properties fo:font-variant="normal" fo:text-transform="none" fo:color="#2c3e50" loext:opacity="100%" style:text-line-through-style="none" style:text-line-through-type="none" style:text-position="0% 100%" style:font-name="Source Sans Pro Black" fo:font-size="60pt" fo:letter-spacing="normal" fo:language="en" fo:country="US" fo:font-style="normal" style:text-underline-style="none" fo:font-weight="bold" style:text-underline-mode="continuous" style:text-overline-mode="continuous" style:text-line-through-mode="continuous" style:letter-kerning="true" style:font-size-asian="60pt" style:font-style-asian="normal" style:font-weight-asian="bold" style:font-size-complex="60pt" style:font-style-complex="normal" style:font-weight-complex="bold"/>
    </style:style>
    <style:style style:name="MT22" style:family="text">
      <style:text-properties fo:font-variant="normal" fo:text-transform="none" fo:color="#2c3e50" loext:opacity="100%" style:text-line-through-style="none" style:text-line-through-type="none" style:text-position="0% 100%" style:font-name="Source Sans Pro Black" fo:font-size="27pt" fo:letter-spacing="normal" fo:language="en" fo:country="US" fo:font-style="normal" style:text-underline-style="none" fo:font-weight="bold" style:text-underline-mode="continuous" style:text-overline-mode="continuous" style:text-line-through-mode="continuous" style:letter-kerning="true" style:font-size-asian="27pt" style:font-style-asian="normal" style:font-weight-asian="bold" style:font-size-complex="27pt" style:font-style-complex="normal" style:font-weight-complex="bold"/>
    </style:style>
    <style:style style:name="MT23" style:family="text">
      <style:text-properties fo:font-variant="normal" fo:text-transform="none" fo:color="#2c3e50" loext:opacity="100%" style:text-line-through-style="none" style:text-line-through-type="none" style:text-position="0% 100%" style:font-name="Source Sans Pro Black" fo:font-size="32pt" fo:letter-spacing="normal" fo:language="en" fo:country="U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 draw:name="Master2-bg" draw:protected="true"/>
      <draw:layer draw:name="Master3-bg" draw:protected="true"/>
    </draw:layer-set>
    <style:handout-master presentation:presentation-page-layout-name="AL0T26" style:page-layout-name="PM0" draw:style-name="Mdp2">
      <draw:frame draw:name="Header Placeholder 1" draw:style-name="Mgr1" draw:text-style-name="MP1" draw:layer="backgroundobjects" svg:width="9.113cm" svg:height="1.484cm" svg:x="0cm" svg:y="0cm" presentation:class="header">
        <draw:text-box>
          <text:p/>
        </draw:text-box>
      </draw:frame>
      <draw:frame draw:name="Date Placeholder 2" draw:style-name="Mgr2" draw:text-style-name="MP1" draw:layer="backgroundobjects" svg:width="9.113cm" svg:height="1.484cm" svg:x="11.886cm" svg:y="0cm" presentation:class="date-time">
        <draw:text-box>
          <text:p/>
        </draw:text-box>
      </draw:frame>
      <draw:frame draw:name="Footer Placeholder 3" draw:style-name="Mgr3" draw:text-style-name="MP1" draw:layer="backgroundobjects" svg:width="9.113cm" svg:height="1.484cm" svg:x="0cm" svg:y="28.215cm" presentation:class="footer">
        <draw:text-box>
          <text:p/>
        </draw:text-box>
      </draw:frame>
      <draw:frame draw:name="Slide Number Placeholder 4" draw:style-name="Mgr4" draw:text-style-name="MP1"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612cm" svg:height="4.842cm" svg:x="1.468cm" svg:y="3.814cm" draw:page-number="1"/>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Midnightblue" style:page-layout-name="PM1" draw:style-name="Mdp1">
      <draw:custom-shape draw:name="Freeform: Shape 1" draw:style-name="Mgr5" draw:text-style-name="MP3" draw:layer="backgroundobjects" svg:width="28cm" svg:height="0.75cm" svg:x="0cm" svg:y="1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2" draw:style-name="Mgr6" draw:text-style-name="MP3" draw:layer="backgroundobjects" svg:width="28cm" svg:height="3.3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Placeholder 3" presentation:style-name="Mpr1" draw:text-style-name="MP4" draw:layer="backgroundobjects" svg:width="26cm" svg:height="1.997cm" svg:x="1cm" svg:y="0.627cm" presentation:class="title">
        <draw:text-box>
          <text:p/>
        </draw:text-box>
      </draw:frame>
      <draw:frame draw:name="Text Placeholder 4" presentation:style-name="Mpr2" draw:text-style-name="MP4" draw:layer="backgroundobjects" svg:width="26cm" svg:height="10.5cm" svg:x="1cm" svg:y="4.125cm" presentation:class="outline">
        <draw:text-box>
          <text:list text:style-name="ML2">
            <text:list-item>
              <text:p text:style-name="MP5"><text:span text:style-name="MT2">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5" presentation:style-name="Mpr3" draw:text-style-name="MP4" draw:layer="backgroundobjects" svg:width="8cm" svg:height="0.75cm" svg:x="1cm" svg:y="15cm" presentation:class="date-time">
        <draw:text-box>
          <text:p/>
        </draw:text-box>
      </draw:frame>
      <draw:frame draw:name="Footer Placeholder 6" presentation:style-name="Mpr4" draw:text-style-name="MP4" draw:layer="backgroundobjects" svg:width="9cm" svg:height="0.75cm" svg:x="9.5cm" svg:y="15cm" presentation:class="footer">
        <draw:text-box>
          <text:p/>
        </draw:text-box>
      </draw:frame>
      <draw:custom-shape draw:name="Freeform: Shape 7" draw:style-name="Mgr7" draw:text-style-name="MP10" draw:layer="backgroundobjects" svg:width="1.25cm" svg:height="1.25cm" svg:x="25.875cm" svg:y="14.3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extBox 8" draw:style-name="Mgr8" draw:text-style-name="MP4" draw:layer="backgroundobjects" svg:width="2cm" svg:height="1.5cm" svg:x="25.5cm" svg:y="14.25cm">
        <draw:text-box>
          <text:p text:style-name="MP11"><text:span text:style-name="MT6"><text:page-number>&lt;number&gt;</text:page-number></text:span></text:p>
        </draw:text-box>
      </draw:frame>
      <presentation:notes style:page-layout-name="PM0">
        <draw:page-thumbnail draw:name="Slide Image Placeholder 1" presentation:style-name="Master1-Midnightblue-title" draw:layer="backgroundobjects" svg:width="14.848cm" svg:height="11.136cm" svg:x="3.075cm" svg:y="2.257cm" presentation:class="page"/>
        <draw:frame draw:name="Notes Placeholder 2" presentation:style-name="Mpr5" draw:text-style-name="MP4" draw:layer="backgroundobjects" svg:width="16.799cm" svg:height="13.364cm" svg:x="2.1cm" svg:y="14.107cm" presentation:class="notes">
          <draw:text-box>
            <text:p/>
          </draw:text-box>
        </draw:frame>
        <draw:frame draw:name="Header Placeholder 3" presentation:style-name="Mpr3" draw:text-style-name="MP4" draw:layer="backgroundobjects" svg:width="9.113cm" svg:height="1.484cm" svg:x="0cm" svg:y="0cm" presentation:class="header">
          <draw:text-box>
            <text:p/>
          </draw:text-box>
        </draw:frame>
        <draw:frame draw:name="Date Placeholder 4" presentation:style-name="Mpr3" draw:text-style-name="MP4" draw:layer="backgroundobjects" svg:width="9.113cm" svg:height="1.484cm" svg:x="11.886cm" svg:y="0cm" presentation:class="date-time">
          <draw:text-box>
            <text:p/>
          </draw:text-box>
        </draw:frame>
        <draw:frame draw:name="Footer Placeholder 5" presentation:style-name="Mpr6" draw:text-style-name="MP4" draw:layer="backgroundobjects" svg:width="9.113cm" svg:height="1.484cm" svg:x="0cm" svg:y="28.215cm" presentation:class="footer">
          <draw:text-box>
            <text:p/>
          </draw:text-box>
        </draw:frame>
        <draw:frame draw:name="Slide Number Placeholder 6" presentation:style-name="Mpr6"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1-title-Title-Slide" style:page-layout-name="PM1" draw:style-name="Mdp1">
      <draw:custom-shape draw:name="Freeform: Shape 5" draw:style-name="Mgr5" draw:text-style-name="MP3" draw:layer="Master1-bg" svg:width="28cm" svg:height="0.75cm" svg:x="0cm" svg:y="1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6" draw:style-name="Mgr6" draw:text-style-name="MP3" draw:layer="Master1-bg" svg:width="28cm" svg:height="3.3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7" draw:text-style-name="MP10" draw:layer="Master1-bg" svg:width="1.25cm" svg:height="1.25cm" svg:x="25.875cm" svg:y="14.3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extBox 8" draw:style-name="Mgr8" draw:text-style-name="MP4" draw:layer="Master1-bg" svg:width="2cm" svg:height="1.5cm" svg:x="25.5cm" svg:y="14.25cm">
        <draw:text-box>
          <text:p text:style-name="MP11"><text:span text:style-name="MT6"><text:page-number>&lt;number&gt;</text:page-number></text:span></text:p>
        </draw:text-box>
      </draw:frame>
      <draw:frame draw:name="Title 1" presentation:style-name="Mpr7" draw:text-style-name="MP4" draw:layer="backgroundobjects" svg:width="20.999cm" svg:height="5.481cm" svg:x="3.501cm" svg:y="2.58cm" presentation:class="title">
        <draw:text-box>
          <text:p text:style-name="MP13"><text:span text:style-name="MT8">Click to edit Master title style</text:span></text:p>
        </draw:text-box>
      </draw:frame>
      <draw:frame draw:name="Subtitle 2" presentation:style-name="Mpr8" draw:text-style-name="MP4" draw:layer="backgroundobjects" svg:width="20.999cm" svg:height="3.806cm" svg:x="3.501cm" svg:y="8.273cm" presentation:class="subtitle">
        <draw:text-box>
          <text:p text:style-name="MP14"><text:span text:style-name="MT2">Click to edit Master subtitle style</text:span></text:p>
        </draw:text-box>
      </draw:frame>
      <draw:frame draw:name="Date Placeholder 3" presentation:style-name="Mpr9" draw:text-style-name="MP4" draw:layer="backgroundobjects" svg:width="8cm" svg:height="0.75cm" svg:x="1cm" svg:y="15cm" presentation:class="date-time">
        <draw:text-box>
          <text:p/>
        </draw:text-box>
      </draw:frame>
      <draw:frame draw:name="Footer Placeholder 4" presentation:style-name="Mpr10" draw:text-style-name="MP4" draw:layer="backgroundobjects" svg:width="9cm" svg:height="0.75cm" svg:x="9.5cm" svg:y="15cm" presentation:class="footer">
        <draw:text-box>
          <text:p/>
        </draw:text-box>
      </draw:frame>
      <presentation:notes style:page-layout-name="PM0">
        <draw:page-thumbnail draw:name="Slide Image Placeholder 1" presentation:style-name="Master1-Layout1-title-Title-Slide-title" draw:layer="backgroundobjects" svg:width="14.848cm" svg:height="11.136cm" svg:x="3.075cm" svg:y="2.257cm" presentation:class="page"/>
        <draw:frame draw:name="Notes Placeholder 2" presentation:style-name="Mpr11" draw:text-style-name="MP4" draw:layer="backgroundobjects" svg:width="16.799cm" svg:height="13.364cm" svg:x="2.1cm" svg:y="14.107cm" presentation:class="notes">
          <draw:text-box>
            <text:p/>
          </draw:text-box>
        </draw:frame>
        <draw:frame draw:name="Header Placeholder 3" presentation:style-name="Mpr9" draw:text-style-name="MP4" draw:layer="backgroundobjects" svg:width="9.113cm" svg:height="1.484cm" svg:x="0cm" svg:y="0cm" presentation:class="header">
          <draw:text-box>
            <text:p/>
          </draw:text-box>
        </draw:frame>
        <draw:frame draw:name="Date Placeholder 4" presentation:style-name="Mpr9" draw:text-style-name="MP4" draw:layer="backgroundobjects" svg:width="9.113cm" svg:height="1.484cm" svg:x="11.886cm" svg:y="0cm" presentation:class="date-time">
          <draw:text-box>
            <text:p/>
          </draw:text-box>
        </draw:frame>
        <draw:frame draw:name="Footer Placeholder 5" presentation:style-name="Mpr12" draw:text-style-name="MP4" draw:layer="backgroundobjects" svg:width="9.113cm" svg:height="1.484cm" svg:x="0cm" svg:y="28.215cm" presentation:class="footer">
          <draw:text-box>
            <text:p/>
          </draw:text-box>
        </draw:frame>
        <draw:frame draw:name="Slide Number Placeholder 6" presentation:style-name="Mpr12"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2-obj-Title-and-Content" style:page-layout-name="PM1" draw:style-name="Mdp1">
      <draw:custom-shape draw:name="Freeform: Shape 5" draw:style-name="Mgr5" draw:text-style-name="MP3" draw:layer="Master1-bg" svg:width="28cm" svg:height="0.75cm" svg:x="0cm" svg:y="1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6" draw:style-name="Mgr6" draw:text-style-name="MP3" draw:layer="Master1-bg" svg:width="28cm" svg:height="3.3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7" draw:text-style-name="MP10" draw:layer="Master1-bg" svg:width="1.25cm" svg:height="1.25cm" svg:x="25.875cm" svg:y="14.3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extBox 8" draw:style-name="Mgr8" draw:text-style-name="MP4" draw:layer="Master1-bg" svg:width="2cm" svg:height="1.5cm" svg:x="25.5cm" svg:y="14.25cm">
        <draw:text-box>
          <text:p text:style-name="MP11"><text:span text:style-name="MT6"><text:page-number>&lt;number&gt;</text:page-number></text:span></text:p>
        </draw:text-box>
      </draw:frame>
      <draw:frame draw:name="Title 1" presentation:style-name="Mpr13" draw:text-style-name="MP4" draw:layer="backgroundobjects" svg:width="26cm" svg:height="1.997cm" svg:x="1cm" svg:y="0.627cm" presentation:class="title">
        <draw:text-box>
          <text:p text:style-name="MP15"><text:span text:style-name="MT9">Click to edit Master title style</text:span></text:p>
        </draw:text-box>
      </draw:frame>
      <draw:frame draw:name="Content Placeholder 2" presentation:style-name="Mpr14" draw:text-style-name="MP4" draw:layer="backgroundobjects" svg:width="26cm" svg:height="10.5cm" svg:x="1cm" svg:y="4.125cm" presentation:class="title">
        <draw:text-box>
          <text:p text:style-name="MP5"><text:span text:style-name="MT2">Click to edit Master text styles</text:span></text:p>
          <text:list text:style-name="ML6">
            <text:list-item>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15" draw:text-style-name="MP4" draw:layer="backgroundobjects" svg:width="8cm" svg:height="0.75cm" svg:x="1cm" svg:y="15cm" presentation:class="date-time">
        <draw:text-box>
          <text:p/>
        </draw:text-box>
      </draw:frame>
      <draw:frame draw:name="Footer Placeholder 4" presentation:style-name="Mpr16" draw:text-style-name="MP4" draw:layer="backgroundobjects" svg:width="9cm" svg:height="0.75cm" svg:x="9.5cm" svg:y="15cm" presentation:class="footer">
        <draw:text-box>
          <text:p/>
        </draw:text-box>
      </draw:frame>
      <presentation:notes style:page-layout-name="PM0">
        <draw:page-thumbnail draw:name="Slide Image Placeholder 1" presentation:style-name="Master1-Layout2-obj-Title-and-Content-title" draw:layer="backgroundobjects" svg:width="14.848cm" svg:height="11.136cm" svg:x="3.075cm" svg:y="2.257cm" presentation:class="page"/>
        <draw:frame draw:name="Notes Placeholder 2" presentation:style-name="Mpr17" draw:text-style-name="MP4" draw:layer="backgroundobjects" svg:width="16.799cm" svg:height="13.364cm" svg:x="2.1cm" svg:y="14.107cm" presentation:class="notes">
          <draw:text-box>
            <text:p/>
          </draw:text-box>
        </draw:frame>
        <draw:frame draw:name="Header Placeholder 3" presentation:style-name="Mpr15" draw:text-style-name="MP4" draw:layer="backgroundobjects" svg:width="9.113cm" svg:height="1.484cm" svg:x="0cm" svg:y="0cm" presentation:class="header">
          <draw:text-box>
            <text:p/>
          </draw:text-box>
        </draw:frame>
        <draw:frame draw:name="Date Placeholder 4" presentation:style-name="Mpr15" draw:text-style-name="MP4" draw:layer="backgroundobjects" svg:width="9.113cm" svg:height="1.484cm" svg:x="11.886cm" svg:y="0cm" presentation:class="date-time">
          <draw:text-box>
            <text:p/>
          </draw:text-box>
        </draw:frame>
        <draw:frame draw:name="Footer Placeholder 5" presentation:style-name="Mpr18" draw:text-style-name="MP4" draw:layer="backgroundobjects" svg:width="9.113cm" svg:height="1.484cm" svg:x="0cm" svg:y="28.215cm" presentation:class="footer">
          <draw:text-box>
            <text:p/>
          </draw:text-box>
        </draw:frame>
        <draw:frame draw:name="Slide Number Placeholder 6" presentation:style-name="Mpr18"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3-secHead-Section-Header" style:page-layout-name="PM1" draw:style-name="Mdp1">
      <draw:custom-shape draw:name="Freeform: Shape 5" draw:style-name="Mgr5" draw:text-style-name="MP3" draw:layer="Master1-bg" svg:width="28cm" svg:height="0.75cm" svg:x="0cm" svg:y="1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6" draw:style-name="Mgr6" draw:text-style-name="MP3" draw:layer="Master1-bg" svg:width="28cm" svg:height="3.3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7" draw:text-style-name="MP10" draw:layer="Master1-bg" svg:width="1.25cm" svg:height="1.25cm" svg:x="25.875cm" svg:y="14.3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extBox 8" draw:style-name="Mgr8" draw:text-style-name="MP4" draw:layer="Master1-bg" svg:width="2cm" svg:height="1.5cm" svg:x="25.5cm" svg:y="14.25cm">
        <draw:text-box>
          <text:p text:style-name="MP11"><text:span text:style-name="MT6"><text:page-number>&lt;number&gt;</text:page-number></text:span></text:p>
        </draw:text-box>
      </draw:frame>
      <draw:frame draw:name="Title 1" presentation:style-name="Mpr19" draw:text-style-name="MP4" draw:layer="backgroundobjects" svg:width="24.152cm" svg:height="6.548cm" svg:x="1.909cm" svg:y="3.929cm" presentation:class="title">
        <draw:text-box>
          <text:p text:style-name="MP15"><text:span text:style-name="MT8">Click to edit Master title style</text:span></text:p>
        </draw:text-box>
      </draw:frame>
      <draw:frame draw:name="Text Placeholder 2" presentation:style-name="Mpr20" draw:text-style-name="MP4" draw:layer="backgroundobjects" svg:width="24.152cm" svg:height="3.448cm" svg:x="1.909cm" svg:y="10.539cm" presentation:class="outline">
        <draw:text-box>
          <text:list text:style-name="ML2">
            <text:list-item>
              <text:p text:style-name="MP5"><text:span text:style-name="MT10">Click to edit Master text styles</text:span></text:p>
            </text:list-item>
          </text:list>
        </draw:text-box>
      </draw:frame>
      <draw:frame draw:name="Date Placeholder 3" presentation:style-name="Mpr21" draw:text-style-name="MP4" draw:layer="backgroundobjects" svg:width="8cm" svg:height="0.75cm" svg:x="1cm" svg:y="15cm" presentation:class="date-time">
        <draw:text-box>
          <text:p/>
        </draw:text-box>
      </draw:frame>
      <draw:frame draw:name="Footer Placeholder 4" presentation:style-name="Mpr22" draw:text-style-name="MP4" draw:layer="backgroundobjects" svg:width="9cm" svg:height="0.75cm" svg:x="9.5cm" svg:y="15cm" presentation:class="footer">
        <draw:text-box>
          <text:p/>
        </draw:text-box>
      </draw:frame>
      <presentation:notes style:page-layout-name="PM0">
        <draw:page-thumbnail draw:name="Slide Image Placeholder 1" presentation:style-name="Master1-Layout3-secHead-Section-Header-title" draw:layer="backgroundobjects" svg:width="14.848cm" svg:height="11.136cm" svg:x="3.075cm" svg:y="2.257cm" presentation:class="page"/>
        <draw:frame draw:name="Notes Placeholder 2" presentation:style-name="Mpr23" draw:text-style-name="MP4" draw:layer="backgroundobjects" svg:width="16.799cm" svg:height="13.364cm" svg:x="2.1cm" svg:y="14.107cm" presentation:class="notes">
          <draw:text-box>
            <text:p/>
          </draw:text-box>
        </draw:frame>
        <draw:frame draw:name="Header Placeholder 3" presentation:style-name="Mpr21" draw:text-style-name="MP4" draw:layer="backgroundobjects" svg:width="9.113cm" svg:height="1.484cm" svg:x="0cm" svg:y="0cm" presentation:class="header">
          <draw:text-box>
            <text:p/>
          </draw:text-box>
        </draw:frame>
        <draw:frame draw:name="Date Placeholder 4" presentation:style-name="Mpr21" draw:text-style-name="MP4" draw:layer="backgroundobjects" svg:width="9.113cm" svg:height="1.484cm" svg:x="11.886cm" svg:y="0cm" presentation:class="date-time">
          <draw:text-box>
            <text:p/>
          </draw:text-box>
        </draw:frame>
        <draw:frame draw:name="Footer Placeholder 5" presentation:style-name="Mpr24" draw:text-style-name="MP4" draw:layer="backgroundobjects" svg:width="9.113cm" svg:height="1.484cm" svg:x="0cm" svg:y="28.215cm" presentation:class="footer">
          <draw:text-box>
            <text:p/>
          </draw:text-box>
        </draw:frame>
        <draw:frame draw:name="Slide Number Placeholder 6" presentation:style-name="Mpr24"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4-twoObj-Two-Content" style:page-layout-name="PM1" draw:style-name="Mdp1">
      <draw:custom-shape draw:name="Freeform: Shape 6" draw:style-name="Mgr5" draw:text-style-name="MP3" draw:layer="Master1-bg" svg:width="28cm" svg:height="0.75cm" svg:x="0cm" svg:y="1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6" draw:text-style-name="MP3" draw:layer="Master1-bg" svg:width="28cm" svg:height="3.3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8" draw:style-name="Mgr7" draw:text-style-name="MP10" draw:layer="Master1-bg" svg:width="1.25cm" svg:height="1.25cm" svg:x="25.875cm" svg:y="14.3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extBox 9" draw:style-name="Mgr8" draw:text-style-name="MP4" draw:layer="Master1-bg" svg:width="2cm" svg:height="1.5cm" svg:x="25.5cm" svg:y="14.25cm">
        <draw:text-box>
          <text:p text:style-name="MP11"><text:span text:style-name="MT6"><text:page-number>&lt;number&gt;</text:page-number></text:span></text:p>
        </draw:text-box>
      </draw:frame>
      <draw:frame draw:name="Title 1" presentation:style-name="Mpr25" draw:text-style-name="MP4" draw:layer="backgroundobjects" svg:width="26cm" svg:height="1.997cm" svg:x="1cm" svg:y="0.627cm" presentation:class="title">
        <draw:text-box>
          <text:p text:style-name="MP15"><text:span text:style-name="MT9">Click to edit Master title style</text:span></text:p>
        </draw:text-box>
      </draw:frame>
      <draw:frame draw:name="Content Placeholder 2" presentation:style-name="Mpr26" draw:text-style-name="MP4" draw:layer="backgroundobjects" svg:width="12.788cm" svg:height="10.504cm" svg:x="1.001cm" svg:y="4.123cm" presentation:class="title">
        <draw:text-box>
          <text:p text:style-name="MP5"><text:span text:style-name="MT2">Click to edit Master text styles</text:span></text:p>
          <text:list text:style-name="ML6">
            <text:list-item>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Content Placeholder 3" presentation:style-name="Mpr26" draw:text-style-name="MP4" draw:layer="backgroundobjects" svg:width="12.788cm" svg:height="10.504cm" svg:x="14.213cm" svg:y="4.123cm" presentation:class="title">
        <draw:text-box>
          <text:p text:style-name="MP5"><text:span text:style-name="MT2">Click to edit Master text styles</text:span></text:p>
          <text:list text:style-name="ML6">
            <text:list-item>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4" presentation:style-name="Mpr27" draw:text-style-name="MP4" draw:layer="backgroundobjects" svg:width="8cm" svg:height="0.75cm" svg:x="1cm" svg:y="15cm" presentation:class="date-time">
        <draw:text-box>
          <text:p/>
        </draw:text-box>
      </draw:frame>
      <draw:frame draw:name="Footer Placeholder 5" presentation:style-name="Mpr28" draw:text-style-name="MP4" draw:layer="backgroundobjects" svg:width="9cm" svg:height="0.75cm" svg:x="9.5cm" svg:y="15cm" presentation:class="footer">
        <draw:text-box>
          <text:p/>
        </draw:text-box>
      </draw:frame>
      <presentation:notes style:page-layout-name="PM0">
        <draw:page-thumbnail draw:name="Slide Image Placeholder 1" presentation:style-name="Master1-Layout4-twoObj-Two-Content-title" draw:layer="backgroundobjects" svg:width="14.848cm" svg:height="11.136cm" svg:x="3.075cm" svg:y="2.257cm" presentation:class="page"/>
        <draw:frame draw:name="Notes Placeholder 2" presentation:style-name="Mpr29" draw:text-style-name="MP4" draw:layer="backgroundobjects" svg:width="16.799cm" svg:height="13.364cm" svg:x="2.1cm" svg:y="14.107cm" presentation:class="notes">
          <draw:text-box>
            <text:p/>
          </draw:text-box>
        </draw:frame>
        <draw:frame draw:name="Header Placeholder 3" presentation:style-name="Mpr27" draw:text-style-name="MP4" draw:layer="backgroundobjects" svg:width="9.113cm" svg:height="1.484cm" svg:x="0cm" svg:y="0cm" presentation:class="header">
          <draw:text-box>
            <text:p/>
          </draw:text-box>
        </draw:frame>
        <draw:frame draw:name="Date Placeholder 4" presentation:style-name="Mpr27" draw:text-style-name="MP4" draw:layer="backgroundobjects" svg:width="9.113cm" svg:height="1.484cm" svg:x="11.886cm" svg:y="0cm" presentation:class="date-time">
          <draw:text-box>
            <text:p/>
          </draw:text-box>
        </draw:frame>
        <draw:frame draw:name="Footer Placeholder 5" presentation:style-name="Mpr30" draw:text-style-name="MP4" draw:layer="backgroundobjects" svg:width="9.113cm" svg:height="1.484cm" svg:x="0cm" svg:y="28.215cm" presentation:class="footer">
          <draw:text-box>
            <text:p/>
          </draw:text-box>
        </draw:frame>
        <draw:frame draw:name="Slide Number Placeholder 6" presentation:style-name="Mpr30"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5-twoTxTwoObj-Comparison" style:page-layout-name="PM1" draw:style-name="Mdp1">
      <draw:custom-shape draw:name="Freeform: Shape 8" draw:style-name="Mgr5" draw:text-style-name="MP3" draw:layer="Master1-bg" svg:width="28cm" svg:height="0.75cm" svg:x="0cm" svg:y="1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9" draw:style-name="Mgr6" draw:text-style-name="MP3" draw:layer="Master1-bg" svg:width="28cm" svg:height="3.3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10" draw:style-name="Mgr7" draw:text-style-name="MP10" draw:layer="Master1-bg" svg:width="1.25cm" svg:height="1.25cm" svg:x="25.875cm" svg:y="14.3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extBox 11" draw:style-name="Mgr8" draw:text-style-name="MP4" draw:layer="Master1-bg" svg:width="2cm" svg:height="1.5cm" svg:x="25.5cm" svg:y="14.25cm">
        <draw:text-box>
          <text:p text:style-name="MP11"><text:span text:style-name="MT6"><text:page-number>&lt;number&gt;</text:page-number></text:span></text:p>
        </draw:text-box>
      </draw:frame>
      <draw:frame draw:name="Title 1" presentation:style-name="Mpr31" draw:text-style-name="MP4" draw:layer="backgroundobjects" svg:width="24.152cm" svg:height="3.047cm" svg:x="1.927cm" svg:y="0.838cm" presentation:class="title">
        <draw:text-box>
          <text:p text:style-name="MP15"><text:span text:style-name="MT9">Click to edit Master title style</text:span></text:p>
        </draw:text-box>
      </draw:frame>
      <draw:frame draw:name="Text Placeholder 2" presentation:style-name="Mpr32" draw:text-style-name="MP4" draw:layer="backgroundobjects" svg:width="11.849cm" svg:height="1.892cm" svg:x="1.927cm" svg:y="3.863cm" presentation:class="outline">
        <draw:text-box>
          <text:list text:style-name="ML2">
            <text:list-item>
              <text:p text:style-name="MP5"><text:span text:style-name="MT2">Click to edit Master text styles</text:span></text:p>
            </text:list-item>
          </text:list>
        </draw:text-box>
      </draw:frame>
      <draw:frame draw:name="Content Placeholder 3" presentation:style-name="Mpr33" draw:text-style-name="MP4" draw:layer="backgroundobjects" svg:width="11.849cm" svg:height="8.462cm" svg:x="1.927cm" svg:y="5.755cm" presentation:class="title">
        <draw:text-box>
          <text:p text:style-name="MP5"><text:span text:style-name="MT2">Click to edit Master text styles</text:span></text:p>
          <text:list text:style-name="ML6">
            <text:list-item>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Text Placeholder 4" presentation:style-name="Mpr32" draw:text-style-name="MP4" draw:layer="backgroundobjects" svg:width="11.902cm" svg:height="1.892cm" svg:x="14.177cm" svg:y="3.863cm" presentation:class="outline">
        <draw:text-box>
          <text:list text:style-name="ML7">
            <text:list-item>
              <text:p text:style-name="MP5"><text:span text:style-name="MT2">Click to edit Master text styles</text:span></text:p>
            </text:list-item>
          </text:list>
        </draw:text-box>
      </draw:frame>
      <draw:frame draw:name="Content Placeholder 5" presentation:style-name="Mpr33" draw:text-style-name="MP4" draw:layer="backgroundobjects" svg:width="11.902cm" svg:height="8.462cm" svg:x="14.177cm" svg:y="5.755cm" presentation:class="title">
        <draw:text-box>
          <text:p text:style-name="MP5"><text:span text:style-name="MT2">Click to edit Master text styles</text:span></text:p>
          <text:list text:style-name="ML6">
            <text:list-item>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6" presentation:style-name="Mpr34" draw:text-style-name="MP4" draw:layer="backgroundobjects" svg:width="8cm" svg:height="0.75cm" svg:x="1cm" svg:y="15cm" presentation:class="date-time">
        <draw:text-box>
          <text:p/>
        </draw:text-box>
      </draw:frame>
      <draw:frame draw:name="Footer Placeholder 7" presentation:style-name="Mpr35" draw:text-style-name="MP4" draw:layer="backgroundobjects" svg:width="9cm" svg:height="0.75cm" svg:x="9.5cm" svg:y="15cm" presentation:class="footer">
        <draw:text-box>
          <text:p/>
        </draw:text-box>
      </draw:frame>
      <presentation:notes style:page-layout-name="PM0">
        <draw:page-thumbnail draw:name="Slide Image Placeholder 1" presentation:style-name="Master1-Layout5-twoTxTwoObj-Comparison-title" draw:layer="backgroundobjects" svg:width="14.848cm" svg:height="11.136cm" svg:x="3.075cm" svg:y="2.257cm" presentation:class="page"/>
        <draw:frame draw:name="Notes Placeholder 2" presentation:style-name="Mpr36" draw:text-style-name="MP4" draw:layer="backgroundobjects" svg:width="16.799cm" svg:height="13.364cm" svg:x="2.1cm" svg:y="14.107cm" presentation:class="notes">
          <draw:text-box>
            <text:p/>
          </draw:text-box>
        </draw:frame>
        <draw:frame draw:name="Header Placeholder 3" presentation:style-name="Mpr34" draw:text-style-name="MP4" draw:layer="backgroundobjects" svg:width="9.113cm" svg:height="1.484cm" svg:x="0cm" svg:y="0cm" presentation:class="header">
          <draw:text-box>
            <text:p/>
          </draw:text-box>
        </draw:frame>
        <draw:frame draw:name="Date Placeholder 4" presentation:style-name="Mpr34" draw:text-style-name="MP4" draw:layer="backgroundobjects" svg:width="9.113cm" svg:height="1.484cm" svg:x="11.886cm" svg:y="0cm" presentation:class="date-time">
          <draw:text-box>
            <text:p/>
          </draw:text-box>
        </draw:frame>
        <draw:frame draw:name="Footer Placeholder 5" presentation:style-name="Mpr37" draw:text-style-name="MP4" draw:layer="backgroundobjects" svg:width="9.113cm" svg:height="1.484cm" svg:x="0cm" svg:y="28.215cm" presentation:class="footer">
          <draw:text-box>
            <text:p/>
          </draw:text-box>
        </draw:frame>
        <draw:frame draw:name="Slide Number Placeholder 6" presentation:style-name="Mpr37"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6-titleOnly-Title-Only" style:page-layout-name="PM1" draw:style-name="Mdp1">
      <draw:custom-shape draw:name="Freeform: Shape 4" draw:style-name="Mgr5" draw:text-style-name="MP3" draw:layer="Master1-bg" svg:width="28cm" svg:height="0.75cm" svg:x="0cm" svg:y="1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5" draw:style-name="Mgr6" draw:text-style-name="MP3" draw:layer="Master1-bg" svg:width="28cm" svg:height="3.3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6" draw:style-name="Mgr7" draw:text-style-name="MP10" draw:layer="Master1-bg" svg:width="1.25cm" svg:height="1.25cm" svg:x="25.875cm" svg:y="14.3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extBox 7" draw:style-name="Mgr8" draw:text-style-name="MP4" draw:layer="Master1-bg" svg:width="2cm" svg:height="1.5cm" svg:x="25.5cm" svg:y="14.25cm">
        <draw:text-box>
          <text:p text:style-name="MP11"><text:span text:style-name="MT6"><text:page-number>&lt;number&gt;</text:page-number></text:span></text:p>
        </draw:text-box>
      </draw:frame>
      <draw:frame draw:name="Title 1" presentation:style-name="Mpr38" draw:text-style-name="MP4" draw:layer="backgroundobjects" svg:width="26cm" svg:height="1.997cm" svg:x="1cm" svg:y="0.627cm" presentation:class="title">
        <draw:text-box>
          <text:p text:style-name="MP15"><text:span text:style-name="MT9">Click to edit Master title style</text:span></text:p>
        </draw:text-box>
      </draw:frame>
      <draw:frame draw:name="Date Placeholder 2" presentation:style-name="Mpr39" draw:text-style-name="MP4" draw:layer="backgroundobjects" svg:width="8cm" svg:height="0.75cm" svg:x="1cm" svg:y="15cm" presentation:class="date-time">
        <draw:text-box>
          <text:p/>
        </draw:text-box>
      </draw:frame>
      <draw:frame draw:name="Footer Placeholder 3" presentation:style-name="Mpr40" draw:text-style-name="MP4" draw:layer="backgroundobjects" svg:width="9cm" svg:height="0.75cm" svg:x="9.5cm" svg:y="15cm" presentation:class="footer">
        <draw:text-box>
          <text:p/>
        </draw:text-box>
      </draw:frame>
      <presentation:notes style:page-layout-name="PM0">
        <draw:page-thumbnail draw:name="Slide Image Placeholder 1" presentation:style-name="Master1-Layout6-titleOnly-Title-Only-title" draw:layer="backgroundobjects" svg:width="14.848cm" svg:height="11.136cm" svg:x="3.075cm" svg:y="2.257cm" presentation:class="page"/>
        <draw:frame draw:name="Notes Placeholder 2" presentation:style-name="Mpr41" draw:text-style-name="MP4" draw:layer="backgroundobjects" svg:width="16.799cm" svg:height="13.364cm" svg:x="2.1cm" svg:y="14.107cm" presentation:class="notes">
          <draw:text-box>
            <text:p/>
          </draw:text-box>
        </draw:frame>
        <draw:frame draw:name="Header Placeholder 3" presentation:style-name="Mpr39" draw:text-style-name="MP4" draw:layer="backgroundobjects" svg:width="9.113cm" svg:height="1.484cm" svg:x="0cm" svg:y="0cm" presentation:class="header">
          <draw:text-box>
            <text:p/>
          </draw:text-box>
        </draw:frame>
        <draw:frame draw:name="Date Placeholder 4" presentation:style-name="Mpr39" draw:text-style-name="MP4" draw:layer="backgroundobjects" svg:width="9.113cm" svg:height="1.484cm" svg:x="11.886cm" svg:y="0cm" presentation:class="date-time">
          <draw:text-box>
            <text:p/>
          </draw:text-box>
        </draw:frame>
        <draw:frame draw:name="Footer Placeholder 5" presentation:style-name="Mpr42" draw:text-style-name="MP4" draw:layer="backgroundobjects" svg:width="9.113cm" svg:height="1.484cm" svg:x="0cm" svg:y="28.215cm" presentation:class="footer">
          <draw:text-box>
            <text:p/>
          </draw:text-box>
        </draw:frame>
        <draw:frame draw:name="Slide Number Placeholder 6" presentation:style-name="Mpr42"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7-blank-Blank" style:page-layout-name="PM1" draw:style-name="Mdp1">
      <draw:custom-shape draw:name="Freeform: Shape 3" draw:style-name="Mgr5" draw:text-style-name="MP3" draw:layer="Master1-bg" svg:width="28cm" svg:height="0.75cm" svg:x="0cm" svg:y="1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4" draw:style-name="Mgr6" draw:text-style-name="MP3" draw:layer="Master1-bg" svg:width="28cm" svg:height="3.3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5" draw:style-name="Mgr7" draw:text-style-name="MP10" draw:layer="Master1-bg" svg:width="1.25cm" svg:height="1.25cm" svg:x="25.875cm" svg:y="14.3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extBox 6" draw:style-name="Mgr8" draw:text-style-name="MP4" draw:layer="Master1-bg" svg:width="2cm" svg:height="1.5cm" svg:x="25.5cm" svg:y="14.25cm">
        <draw:text-box>
          <text:p text:style-name="MP11"><text:span text:style-name="MT6"><text:page-number>&lt;number&gt;</text:page-number></text:span></text:p>
        </draw:text-box>
      </draw:frame>
      <draw:frame draw:name="Date Placeholder 1" presentation:style-name="Mpr43" draw:text-style-name="MP4" draw:layer="backgroundobjects" svg:width="8cm" svg:height="0.75cm" svg:x="1cm" svg:y="15cm" presentation:class="date-time">
        <draw:text-box>
          <text:p/>
        </draw:text-box>
      </draw:frame>
      <draw:frame draw:name="Footer Placeholder 2" presentation:style-name="Mpr44" draw:text-style-name="MP4" draw:layer="backgroundobjects" svg:width="9cm" svg:height="0.75cm" svg:x="9.5cm" svg:y="15cm" presentation:class="footer">
        <draw:text-box>
          <text:p/>
        </draw:text-box>
      </draw:frame>
      <draw:frame presentation:style-name="Master1-Layout7-blank-Blank-title" draw:layer="backgroundobjects" svg:width="25.2cm" svg:height="2.629cm" svg:x="1.4cm" svg:y="0.628cm" presentation:class="title" presentation:placeholder="true">
        <draw:text-box/>
      </draw:frame>
      <draw:frame presentation:style-name="Master1-Layout7-blank-Blank-outline1" draw:layer="backgroundobjects" svg:width="25.2cm" svg:height="9.135cm" svg:x="1.4cm" svg:y="3.685cm" presentation:class="outline" presentation:placeholder="true">
        <draw:text-box/>
      </draw:frame>
      <presentation:notes style:page-layout-name="PM0">
        <draw:page-thumbnail draw:name="Slide Image Placeholder 1" presentation:style-name="Master1-Layout7-blank-Blank-title" draw:layer="backgroundobjects" svg:width="14.848cm" svg:height="11.136cm" svg:x="3.075cm" svg:y="2.257cm" presentation:class="page"/>
        <draw:frame draw:name="Notes Placeholder 2" presentation:style-name="Mpr45" draw:text-style-name="MP4" draw:layer="backgroundobjects" svg:width="16.799cm" svg:height="13.364cm" svg:x="2.1cm" svg:y="14.107cm" presentation:class="notes">
          <draw:text-box>
            <text:p/>
          </draw:text-box>
        </draw:frame>
        <draw:frame draw:name="Header Placeholder 3" presentation:style-name="Mpr43" draw:text-style-name="MP4" draw:layer="backgroundobjects" svg:width="9.113cm" svg:height="1.484cm" svg:x="0cm" svg:y="0cm" presentation:class="header">
          <draw:text-box>
            <text:p/>
          </draw:text-box>
        </draw:frame>
        <draw:frame draw:name="Date Placeholder 4" presentation:style-name="Mpr43" draw:text-style-name="MP4" draw:layer="backgroundobjects" svg:width="9.113cm" svg:height="1.484cm" svg:x="11.886cm" svg:y="0cm" presentation:class="date-time">
          <draw:text-box>
            <text:p/>
          </draw:text-box>
        </draw:frame>
        <draw:frame draw:name="Footer Placeholder 5" presentation:style-name="Mpr46" draw:text-style-name="MP4" draw:layer="backgroundobjects" svg:width="9.113cm" svg:height="1.484cm" svg:x="0cm" svg:y="28.215cm" presentation:class="footer">
          <draw:text-box>
            <text:p/>
          </draw:text-box>
        </draw:frame>
        <draw:frame draw:name="Slide Number Placeholder 6" presentation:style-name="Mpr46"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8-objTx-Content-with-Caption" style:page-layout-name="PM1" draw:style-name="Mdp1">
      <draw:custom-shape draw:name="Freeform: Shape 6" draw:style-name="Mgr5" draw:text-style-name="MP3" draw:layer="Master1-bg" svg:width="28cm" svg:height="0.75cm" svg:x="0cm" svg:y="1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6" draw:text-style-name="MP3" draw:layer="Master1-bg" svg:width="28cm" svg:height="3.3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8" draw:style-name="Mgr7" draw:text-style-name="MP10" draw:layer="Master1-bg" svg:width="1.25cm" svg:height="1.25cm" svg:x="25.875cm" svg:y="14.3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extBox 9" draw:style-name="Mgr8" draw:text-style-name="MP4" draw:layer="Master1-bg" svg:width="2cm" svg:height="1.5cm" svg:x="25.5cm" svg:y="14.25cm">
        <draw:text-box>
          <text:p text:style-name="MP11"><text:span text:style-name="MT6"><text:page-number>&lt;number&gt;</text:page-number></text:span></text:p>
        </draw:text-box>
      </draw:frame>
      <draw:frame draw:name="Title 1" presentation:style-name="Mpr47" draw:text-style-name="MP4" draw:layer="backgroundobjects" svg:width="9.031cm" svg:height="3.678cm" svg:x="1.927cm" svg:y="1.05cm" presentation:class="title">
        <draw:text-box>
          <text:p text:style-name="MP15"><text:span text:style-name="MT11">Click to edit Master title style</text:span></text:p>
        </draw:text-box>
      </draw:frame>
      <draw:frame draw:name="Content Placeholder 2" presentation:style-name="Mpr48" draw:text-style-name="MP4" draw:layer="backgroundobjects" svg:width="14.173cm" svg:height="11.196cm" svg:x="11.906cm" svg:y="2.267cm" presentation:class="title">
        <draw:text-box>
          <text:p text:style-name="MP5"><text:span text:style-name="MT12">Click to edit Master text styles</text:span></text:p>
          <text:list text:style-name="ML6">
            <text:list-item>
              <text:list>
                <text:list-item>
                  <text:p text:style-name="MP6"><text:span text:style-name="MT13">Second level</text:span></text:p>
                  <text:list>
                    <text:list-item>
                      <text:p text:style-name="MP7"><text:span text:style-name="MT3">Third level</text:span></text:p>
                      <text:list>
                        <text:list-item>
                          <text:p text:style-name="MP8"><text:span text:style-name="MT4">Fourth level</text:span></text:p>
                          <text:list>
                            <text:list-item>
                              <text:p text:style-name="MP9"><text:span text:style-name="MT4">Fifth level</text:span></text:p>
                            </text:list-item>
                          </text:list>
                        </text:list-item>
                      </text:list>
                    </text:list-item>
                  </text:list>
                </text:list-item>
              </text:list>
            </text:list-item>
          </text:list>
        </draw:text-box>
      </draw:frame>
      <draw:frame draw:name="Text Placeholder 3" presentation:style-name="Mpr49" draw:text-style-name="MP4" draw:layer="backgroundobjects" svg:width="9.031cm" svg:height="8.753cm" svg:x="1.927cm" svg:y="4.727cm" presentation:class="outline">
        <draw:text-box>
          <text:list text:style-name="ML2">
            <text:list-item>
              <text:p text:style-name="MP5"><text:span text:style-name="MT14">Click to edit Master text styles</text:span></text:p>
            </text:list-item>
          </text:list>
        </draw:text-box>
      </draw:frame>
      <draw:frame draw:name="Date Placeholder 4" presentation:style-name="Mpr50" draw:text-style-name="MP4" draw:layer="backgroundobjects" svg:width="8cm" svg:height="0.75cm" svg:x="1cm" svg:y="15cm" presentation:class="date-time">
        <draw:text-box>
          <text:p/>
        </draw:text-box>
      </draw:frame>
      <draw:frame draw:name="Footer Placeholder 5" presentation:style-name="Mpr51" draw:text-style-name="MP4" draw:layer="backgroundobjects" svg:width="9cm" svg:height="0.75cm" svg:x="9.5cm" svg:y="15cm" presentation:class="footer">
        <draw:text-box>
          <text:p/>
        </draw:text-box>
      </draw:frame>
      <presentation:notes style:page-layout-name="PM0">
        <draw:page-thumbnail draw:name="Slide Image Placeholder 1" presentation:style-name="Master1-Layout8-objTx-Content-with-Caption-title" draw:layer="backgroundobjects" svg:width="14.848cm" svg:height="11.136cm" svg:x="3.075cm" svg:y="2.257cm" presentation:class="page"/>
        <draw:frame draw:name="Notes Placeholder 2" presentation:style-name="Mpr52" draw:text-style-name="MP4" draw:layer="backgroundobjects" svg:width="16.799cm" svg:height="13.364cm" svg:x="2.1cm" svg:y="14.107cm" presentation:class="notes">
          <draw:text-box>
            <text:p/>
          </draw:text-box>
        </draw:frame>
        <draw:frame draw:name="Header Placeholder 3" presentation:style-name="Mpr50" draw:text-style-name="MP4" draw:layer="backgroundobjects" svg:width="9.113cm" svg:height="1.484cm" svg:x="0cm" svg:y="0cm" presentation:class="header">
          <draw:text-box>
            <text:p/>
          </draw:text-box>
        </draw:frame>
        <draw:frame draw:name="Date Placeholder 4" presentation:style-name="Mpr50" draw:text-style-name="MP4" draw:layer="backgroundobjects" svg:width="9.113cm" svg:height="1.484cm" svg:x="11.886cm" svg:y="0cm" presentation:class="date-time">
          <draw:text-box>
            <text:p/>
          </draw:text-box>
        </draw:frame>
        <draw:frame draw:name="Footer Placeholder 5" presentation:style-name="Mpr53" draw:text-style-name="MP4" draw:layer="backgroundobjects" svg:width="9.113cm" svg:height="1.484cm" svg:x="0cm" svg:y="28.215cm" presentation:class="footer">
          <draw:text-box>
            <text:p/>
          </draw:text-box>
        </draw:frame>
        <draw:frame draw:name="Slide Number Placeholder 6" presentation:style-name="Mpr53"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9-picTx-Picture-with-Caption" style:page-layout-name="PM1" draw:style-name="Mdp1">
      <draw:custom-shape draw:name="Freeform: Shape 6" draw:style-name="Mgr5" draw:text-style-name="MP3" draw:layer="Master1-bg" svg:width="28cm" svg:height="0.75cm" svg:x="0cm" svg:y="1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6" draw:text-style-name="MP3" draw:layer="Master1-bg" svg:width="28cm" svg:height="3.3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8" draw:style-name="Mgr7" draw:text-style-name="MP10" draw:layer="Master1-bg" svg:width="1.25cm" svg:height="1.25cm" svg:x="25.875cm" svg:y="14.3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extBox 9" draw:style-name="Mgr8" draw:text-style-name="MP4" draw:layer="Master1-bg" svg:width="2cm" svg:height="1.5cm" svg:x="25.5cm" svg:y="14.25cm">
        <draw:text-box>
          <text:p text:style-name="MP11"><text:span text:style-name="MT6"><text:page-number>&lt;number&gt;</text:page-number></text:span></text:p>
        </draw:text-box>
      </draw:frame>
      <draw:frame draw:name="Title 1" presentation:style-name="Mpr54" draw:text-style-name="MP4" draw:layer="backgroundobjects" svg:width="9.031cm" svg:height="3.678cm" svg:x="1.927cm" svg:y="1.05cm" presentation:class="title">
        <draw:text-box>
          <text:p text:style-name="MP15"><text:span text:style-name="MT11">Click to edit Master title style</text:span></text:p>
        </draw:text-box>
      </draw:frame>
      <draw:frame draw:name="Picture Placeholder 2" presentation:style-name="Mpr55" draw:text-style-name="MP4" draw:layer="backgroundobjects" svg:width="14.173cm" svg:height="11.196cm" svg:x="11.906cm" svg:y="2.267cm" presentation:class="title">
        <draw:text-box>
          <text:p/>
        </draw:text-box>
      </draw:frame>
      <draw:frame draw:name="Text Placeholder 3" presentation:style-name="Mpr56" draw:text-style-name="MP4" draw:layer="backgroundobjects" svg:width="9.031cm" svg:height="8.753cm" svg:x="1.927cm" svg:y="4.727cm" presentation:class="outline">
        <draw:text-box>
          <text:list text:style-name="ML2">
            <text:list-item>
              <text:p text:style-name="MP5"><text:span text:style-name="MT14">Click to edit Master text styles</text:span></text:p>
            </text:list-item>
          </text:list>
        </draw:text-box>
      </draw:frame>
      <draw:frame draw:name="Date Placeholder 4" presentation:style-name="Mpr57" draw:text-style-name="MP4" draw:layer="backgroundobjects" svg:width="8cm" svg:height="0.75cm" svg:x="1cm" svg:y="15cm" presentation:class="date-time">
        <draw:text-box>
          <text:p/>
        </draw:text-box>
      </draw:frame>
      <draw:frame draw:name="Footer Placeholder 5" presentation:style-name="Mpr58" draw:text-style-name="MP4" draw:layer="backgroundobjects" svg:width="9cm" svg:height="0.75cm" svg:x="9.5cm" svg:y="15cm" presentation:class="footer">
        <draw:text-box>
          <text:p/>
        </draw:text-box>
      </draw:frame>
      <presentation:notes style:page-layout-name="PM0">
        <draw:page-thumbnail draw:name="Slide Image Placeholder 1" presentation:style-name="Master1-Layout9-picTx-Picture-with-Caption-title" draw:layer="backgroundobjects" svg:width="14.848cm" svg:height="11.136cm" svg:x="3.075cm" svg:y="2.257cm" presentation:class="page"/>
        <draw:frame draw:name="Notes Placeholder 2" presentation:style-name="Mpr59" draw:text-style-name="MP4" draw:layer="backgroundobjects" svg:width="16.799cm" svg:height="13.364cm" svg:x="2.1cm" svg:y="14.107cm" presentation:class="notes">
          <draw:text-box>
            <text:p/>
          </draw:text-box>
        </draw:frame>
        <draw:frame draw:name="Header Placeholder 3" presentation:style-name="Mpr57" draw:text-style-name="MP4" draw:layer="backgroundobjects" svg:width="9.113cm" svg:height="1.484cm" svg:x="0cm" svg:y="0cm" presentation:class="header">
          <draw:text-box>
            <text:p/>
          </draw:text-box>
        </draw:frame>
        <draw:frame draw:name="Date Placeholder 4" presentation:style-name="Mpr57" draw:text-style-name="MP4" draw:layer="backgroundobjects" svg:width="9.113cm" svg:height="1.484cm" svg:x="11.886cm" svg:y="0cm" presentation:class="date-time">
          <draw:text-box>
            <text:p/>
          </draw:text-box>
        </draw:frame>
        <draw:frame draw:name="Footer Placeholder 5" presentation:style-name="Mpr60" draw:text-style-name="MP4" draw:layer="backgroundobjects" svg:width="9.113cm" svg:height="1.484cm" svg:x="0cm" svg:y="28.215cm" presentation:class="footer">
          <draw:text-box>
            <text:p/>
          </draw:text-box>
        </draw:frame>
        <draw:frame draw:name="Slide Number Placeholder 6" presentation:style-name="Mpr60"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10-vertTx-Title-and-Vertical-Text" style:page-layout-name="PM1" draw:style-name="Mdp1">
      <draw:custom-shape draw:name="Freeform: Shape 5" draw:style-name="Mgr5" draw:text-style-name="MP3" draw:layer="Master1-bg" svg:width="28cm" svg:height="0.75cm" svg:x="0cm" svg:y="1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6" draw:style-name="Mgr6" draw:text-style-name="MP3" draw:layer="Master1-bg" svg:width="28cm" svg:height="3.3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7" draw:text-style-name="MP10" draw:layer="Master1-bg" svg:width="1.25cm" svg:height="1.25cm" svg:x="25.875cm" svg:y="14.3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extBox 8" draw:style-name="Mgr8" draw:text-style-name="MP4" draw:layer="Master1-bg" svg:width="2cm" svg:height="1.5cm" svg:x="25.5cm" svg:y="14.25cm">
        <draw:text-box>
          <text:p text:style-name="MP11"><text:span text:style-name="MT6"><text:page-number>&lt;number&gt;</text:page-number></text:span></text:p>
        </draw:text-box>
      </draw:frame>
      <draw:frame draw:name="Title 1" presentation:style-name="Mpr61" draw:text-style-name="MP4" draw:layer="backgroundobjects" svg:width="26cm" svg:height="1.997cm" svg:x="1cm" svg:y="0.627cm" presentation:class="title">
        <draw:text-box>
          <text:p text:style-name="MP15"><text:span text:style-name="MT9">Click to edit Master title style</text:span></text:p>
        </draw:text-box>
      </draw:frame>
      <draw:frame draw:name="Vertical Text Placeholder 2" presentation:style-name="Mpr62" draw:text-style-name="MP16" draw:layer="backgroundobjects" svg:width="26cm" svg:height="10.5cm" svg:x="1cm" svg:y="4.125cm" presentation:class="outline">
        <draw:text-box>
          <text:list text:style-name="ML2">
            <text:list-item>
              <text:p text:style-name="MP5"><text:span text:style-name="MT2">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63" draw:text-style-name="MP4" draw:layer="backgroundobjects" svg:width="8cm" svg:height="0.75cm" svg:x="1cm" svg:y="15cm" presentation:class="date-time">
        <draw:text-box>
          <text:p/>
        </draw:text-box>
      </draw:frame>
      <draw:frame draw:name="Footer Placeholder 4" presentation:style-name="Mpr64" draw:text-style-name="MP4" draw:layer="backgroundobjects" svg:width="9cm" svg:height="0.75cm" svg:x="9.5cm" svg:y="15cm" presentation:class="footer">
        <draw:text-box>
          <text:p/>
        </draw:text-box>
      </draw:frame>
      <presentation:notes style:page-layout-name="PM0">
        <draw:page-thumbnail draw:name="Slide Image Placeholder 1" presentation:style-name="Master1-Layout10-vertTx-Title-and-Vertical-Text-title" draw:layer="backgroundobjects" svg:width="14.848cm" svg:height="11.136cm" svg:x="3.075cm" svg:y="2.257cm" presentation:class="page"/>
        <draw:frame draw:name="Notes Placeholder 2" presentation:style-name="Mpr65" draw:text-style-name="MP4" draw:layer="backgroundobjects" svg:width="16.799cm" svg:height="13.364cm" svg:x="2.1cm" svg:y="14.107cm" presentation:class="notes">
          <draw:text-box>
            <text:p/>
          </draw:text-box>
        </draw:frame>
        <draw:frame draw:name="Header Placeholder 3" presentation:style-name="Mpr63" draw:text-style-name="MP4" draw:layer="backgroundobjects" svg:width="9.113cm" svg:height="1.484cm" svg:x="0cm" svg:y="0cm" presentation:class="header">
          <draw:text-box>
            <text:p/>
          </draw:text-box>
        </draw:frame>
        <draw:frame draw:name="Date Placeholder 4" presentation:style-name="Mpr63" draw:text-style-name="MP4" draw:layer="backgroundobjects" svg:width="9.113cm" svg:height="1.484cm" svg:x="11.886cm" svg:y="0cm" presentation:class="date-time">
          <draw:text-box>
            <text:p/>
          </draw:text-box>
        </draw:frame>
        <draw:frame draw:name="Footer Placeholder 5" presentation:style-name="Mpr66" draw:text-style-name="MP4" draw:layer="backgroundobjects" svg:width="9.113cm" svg:height="1.484cm" svg:x="0cm" svg:y="28.215cm" presentation:class="footer">
          <draw:text-box>
            <text:p/>
          </draw:text-box>
        </draw:frame>
        <draw:frame draw:name="Slide Number Placeholder 6" presentation:style-name="Mpr66"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1-Layout11-vertTitleAndTx-Vertical-Title-and-Text" style:page-layout-name="PM1" draw:style-name="Mdp1">
      <draw:custom-shape draw:name="Freeform: Shape 5" draw:style-name="Mgr5" draw:text-style-name="MP3" draw:layer="Master1-bg" svg:width="28cm" svg:height="0.75cm" svg:x="0cm" svg:y="15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6" draw:style-name="Mgr6" draw:text-style-name="MP3" draw:layer="Master1-bg" svg:width="28cm" svg:height="3.3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7" draw:text-style-name="MP10" draw:layer="Master1-bg" svg:width="1.25cm" svg:height="1.25cm" svg:x="25.875cm" svg:y="14.3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frame draw:name="TextBox 8" draw:style-name="Mgr8" draw:text-style-name="MP4" draw:layer="Master1-bg" svg:width="2cm" svg:height="1.5cm" svg:x="25.5cm" svg:y="14.25cm">
        <draw:text-box>
          <text:p text:style-name="MP11"><text:span text:style-name="MT6"><text:page-number>&lt;number&gt;</text:page-number></text:span></text:p>
        </draw:text-box>
      </draw:frame>
      <draw:frame draw:name="Vertical Title 1" presentation:style-name="Mpr67" draw:text-style-name="MP16" draw:layer="backgroundobjects" svg:width="6.5cm" svg:height="14.001cm" svg:x="20.501cm" svg:y="0.626cm" presentation:class="title">
        <draw:text-box>
          <text:p text:style-name="MP15"><text:span text:style-name="MT9">Click to edit Master title style</text:span></text:p>
        </draw:text-box>
      </draw:frame>
      <draw:frame draw:name="Vertical Text Placeholder 2" presentation:style-name="Mpr68" draw:text-style-name="MP16" draw:layer="backgroundobjects" svg:width="19.076cm" svg:height="14.001cm" svg:x="1.001cm" svg:y="0.626cm" presentation:class="outline">
        <draw:text-box>
          <text:list text:style-name="ML2">
            <text:list-item>
              <text:p text:style-name="MP5"><text:span text:style-name="MT2">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69" draw:text-style-name="MP4" draw:layer="backgroundobjects" svg:width="8cm" svg:height="0.75cm" svg:x="1cm" svg:y="15cm" presentation:class="date-time">
        <draw:text-box>
          <text:p/>
        </draw:text-box>
      </draw:frame>
      <draw:frame draw:name="Footer Placeholder 4" presentation:style-name="Mpr70" draw:text-style-name="MP4" draw:layer="backgroundobjects" svg:width="9cm" svg:height="0.75cm" svg:x="9.5cm" svg:y="15cm" presentation:class="footer">
        <draw:text-box>
          <text:p/>
        </draw:text-box>
      </draw:frame>
      <presentation:notes style:page-layout-name="PM0">
        <draw:page-thumbnail draw:name="Slide Image Placeholder 1" presentation:style-name="Master1-Layout11-vertTitleAndTx-Vertical-Title-and-Text-title" draw:layer="backgroundobjects" svg:width="14.848cm" svg:height="11.136cm" svg:x="3.075cm" svg:y="2.257cm" presentation:class="page"/>
        <draw:frame draw:name="Notes Placeholder 2" presentation:style-name="Mpr71" draw:text-style-name="MP4" draw:layer="backgroundobjects" svg:width="16.799cm" svg:height="13.364cm" svg:x="2.1cm" svg:y="14.107cm" presentation:class="notes">
          <draw:text-box>
            <text:p/>
          </draw:text-box>
        </draw:frame>
        <draw:frame draw:name="Header Placeholder 3" presentation:style-name="Mpr69" draw:text-style-name="MP4" draw:layer="backgroundobjects" svg:width="9.113cm" svg:height="1.484cm" svg:x="0cm" svg:y="0cm" presentation:class="header">
          <draw:text-box>
            <text:p/>
          </draw:text-box>
        </draw:frame>
        <draw:frame draw:name="Date Placeholder 4" presentation:style-name="Mpr69" draw:text-style-name="MP4" draw:layer="backgroundobjects" svg:width="9.113cm" svg:height="1.484cm" svg:x="11.886cm" svg:y="0cm" presentation:class="date-time">
          <draw:text-box>
            <text:p/>
          </draw:text-box>
        </draw:frame>
        <draw:frame draw:name="Footer Placeholder 5" presentation:style-name="Mpr72" draw:text-style-name="MP4" draw:layer="backgroundobjects" svg:width="9.113cm" svg:height="1.484cm" svg:x="0cm" svg:y="28.215cm" presentation:class="footer">
          <draw:text-box>
            <text:p/>
          </draw:text-box>
        </draw:frame>
        <draw:frame draw:name="Slide Number Placeholder 6" presentation:style-name="Mpr72"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Midnightblue1" style:page-layout-name="PM1" draw:style-name="Mdp1">
      <draw:custom-shape draw:name="Freeform: Shape 1" draw:style-name="Mgr6" draw:text-style-name="MP3" draw:layer="backgroundobjects"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2" draw:style-name="Mgr7" draw:text-style-name="MP10" draw:layer="backgroundobjects" svg:width="28cm" svg:height="10.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Placeholder 3" presentation:style-name="Mpr73" draw:text-style-name="MP4" draw:layer="backgroundobjects" svg:width="26cm" svg:height="1.997cm" svg:x="1cm" svg:y="7.875cm" presentation:class="title">
        <draw:text-box>
          <text:p/>
        </draw:text-box>
      </draw:frame>
      <draw:frame draw:name="Text Placeholder 4" presentation:style-name="Mpr74" draw:text-style-name="MP4" draw:layer="backgroundobjects" svg:width="26cm" svg:height="4.125cm" svg:x="1cm" svg:y="10.875cm" presentation:class="outline">
        <draw:text-box>
          <text:list text:style-name="ML2">
            <text:list-item>
              <text:p text:style-name="MP17"><text:span text:style-name="MT15">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5" presentation:style-name="Mpr75" draw:text-style-name="MP4" draw:layer="backgroundobjects" svg:width="8cm" svg:height="0.75cm" svg:x="1cm" svg:y="15cm" presentation:class="date-time">
        <draw:text-box>
          <text:p/>
        </draw:text-box>
      </draw:frame>
      <draw:frame draw:name="Footer Placeholder 6" presentation:style-name="Mpr76" draw:text-style-name="MP4" draw:layer="backgroundobjects" svg:width="9cm" svg:height="0.75cm" svg:x="9.5cm" svg:y="15cm" presentation:class="footer">
        <draw:text-box>
          <text:p/>
        </draw:text-box>
      </draw:frame>
      <draw:frame draw:name="Slide Number Placeholder 7" presentation:style-name="Mpr77"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Midnightblue1-title" draw:layer="backgroundobjects" svg:width="14.848cm" svg:height="11.136cm" svg:x="3.075cm" svg:y="2.257cm" presentation:class="page"/>
        <draw:frame draw:name="Notes Placeholder 2" presentation:style-name="Mpr78" draw:text-style-name="MP4" draw:layer="backgroundobjects" svg:width="16.799cm" svg:height="13.364cm" svg:x="2.1cm" svg:y="14.107cm" presentation:class="notes">
          <draw:text-box>
            <text:p/>
          </draw:text-box>
        </draw:frame>
        <draw:frame draw:name="Header Placeholder 3" presentation:style-name="Mpr75" draw:text-style-name="MP4" draw:layer="backgroundobjects" svg:width="9.113cm" svg:height="1.484cm" svg:x="0cm" svg:y="0cm" presentation:class="header">
          <draw:text-box>
            <text:p/>
          </draw:text-box>
        </draw:frame>
        <draw:frame draw:name="Date Placeholder 4" presentation:style-name="Mpr75" draw:text-style-name="MP4" draw:layer="backgroundobjects" svg:width="9.113cm" svg:height="1.484cm" svg:x="11.886cm" svg:y="0cm" presentation:class="date-time">
          <draw:text-box>
            <text:p/>
          </draw:text-box>
        </draw:frame>
        <draw:frame draw:name="Footer Placeholder 5" presentation:style-name="Mpr79" draw:text-style-name="MP4" draw:layer="backgroundobjects" svg:width="9.113cm" svg:height="1.484cm" svg:x="0cm" svg:y="28.215cm" presentation:class="footer">
          <draw:text-box>
            <text:p/>
          </draw:text-box>
        </draw:frame>
        <draw:frame draw:name="Slide Number Placeholder 6" presentation:style-name="Mpr79"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1-title-Title-Slide" style:page-layout-name="PM1" draw:style-name="Mdp1">
      <draw:custom-shape draw:name="Freeform: Shape 6" draw:style-name="Mgr6" draw:text-style-name="MP3" draw:layer="Master2-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7" draw:text-style-name="MP10" draw:layer="Master2-bg" svg:width="28cm" svg:height="10.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1" presentation:style-name="Mpr80" draw:text-style-name="MP4" draw:layer="backgroundobjects" svg:width="20.999cm" svg:height="5.481cm" svg:x="3.501cm" svg:y="2.58cm" presentation:class="title">
        <draw:text-box>
          <text:p text:style-name="MP18"><text:span text:style-name="MT8">Click to edit Master title style</text:span></text:p>
        </draw:text-box>
      </draw:frame>
      <draw:frame draw:name="Subtitle 2" presentation:style-name="Mpr81" draw:text-style-name="MP4" draw:layer="backgroundobjects" svg:width="20.999cm" svg:height="3.806cm" svg:x="3.501cm" svg:y="8.273cm" presentation:class="subtitle">
        <draw:text-box>
          <text:p text:style-name="MP19"><text:span text:style-name="MT16">Click to edit Master subtitle style</text:span></text:p>
        </draw:text-box>
      </draw:frame>
      <draw:frame draw:name="Date Placeholder 3" presentation:style-name="Mpr82" draw:text-style-name="MP4" draw:layer="backgroundobjects" svg:width="8cm" svg:height="0.75cm" svg:x="1cm" svg:y="15cm" presentation:class="date-time">
        <draw:text-box>
          <text:p/>
        </draw:text-box>
      </draw:frame>
      <draw:frame draw:name="Footer Placeholder 4" presentation:style-name="Mpr83" draw:text-style-name="MP4" draw:layer="backgroundobjects" svg:width="9cm" svg:height="0.75cm" svg:x="9.5cm" svg:y="15cm" presentation:class="footer">
        <draw:text-box>
          <text:p/>
        </draw:text-box>
      </draw:frame>
      <draw:frame draw:name="Slide Number Placeholder 5" presentation:style-name="Mpr84"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Layout1-title-Title-Slide-title" draw:layer="backgroundobjects" svg:width="14.848cm" svg:height="11.136cm" svg:x="3.075cm" svg:y="2.257cm" presentation:class="page"/>
        <draw:frame draw:name="Notes Placeholder 2" presentation:style-name="Mpr85" draw:text-style-name="MP4" draw:layer="backgroundobjects" svg:width="16.799cm" svg:height="13.364cm" svg:x="2.1cm" svg:y="14.107cm" presentation:class="notes">
          <draw:text-box>
            <text:p/>
          </draw:text-box>
        </draw:frame>
        <draw:frame draw:name="Header Placeholder 3" presentation:style-name="Mpr82" draw:text-style-name="MP4" draw:layer="backgroundobjects" svg:width="9.113cm" svg:height="1.484cm" svg:x="0cm" svg:y="0cm" presentation:class="header">
          <draw:text-box>
            <text:p/>
          </draw:text-box>
        </draw:frame>
        <draw:frame draw:name="Date Placeholder 4" presentation:style-name="Mpr82" draw:text-style-name="MP4" draw:layer="backgroundobjects" svg:width="9.113cm" svg:height="1.484cm" svg:x="11.886cm" svg:y="0cm" presentation:class="date-time">
          <draw:text-box>
            <text:p/>
          </draw:text-box>
        </draw:frame>
        <draw:frame draw:name="Footer Placeholder 5" presentation:style-name="Mpr86" draw:text-style-name="MP4" draw:layer="backgroundobjects" svg:width="9.113cm" svg:height="1.484cm" svg:x="0cm" svg:y="28.215cm" presentation:class="footer">
          <draw:text-box>
            <text:p/>
          </draw:text-box>
        </draw:frame>
        <draw:frame draw:name="Slide Number Placeholder 6" presentation:style-name="Mpr86"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2-obj-Title-and-Content" style:page-layout-name="PM1" draw:style-name="Mdp1">
      <draw:custom-shape draw:name="Freeform: Shape 6" draw:style-name="Mgr6" draw:text-style-name="MP3" draw:layer="Master2-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7" draw:text-style-name="MP10" draw:layer="Master2-bg" svg:width="28cm" svg:height="10.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1" presentation:style-name="Mpr87" draw:text-style-name="MP4" draw:layer="backgroundobjects" svg:width="26cm" svg:height="1.997cm" svg:x="1cm" svg:y="7.875cm" presentation:class="title">
        <draw:text-box>
          <text:p text:style-name="MP18"><text:span text:style-name="MT9">Click to edit Master title style</text:span></text:p>
        </draw:text-box>
      </draw:frame>
      <draw:frame draw:name="Content Placeholder 2" presentation:style-name="Mpr88" draw:text-style-name="MP4" draw:layer="backgroundobjects" svg:width="26cm" svg:height="4.125cm" svg:x="1cm" svg:y="10.875cm" presentation:class="title">
        <draw:text-box>
          <text:p text:style-name="MP17"><text:span text:style-name="MT15">Click to edit Master text styles</text:span></text:p>
          <text:list text:style-name="ML6">
            <text:list-item>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89" draw:text-style-name="MP4" draw:layer="backgroundobjects" svg:width="8cm" svg:height="0.75cm" svg:x="1cm" svg:y="15cm" presentation:class="date-time">
        <draw:text-box>
          <text:p/>
        </draw:text-box>
      </draw:frame>
      <draw:frame draw:name="Footer Placeholder 4" presentation:style-name="Mpr90" draw:text-style-name="MP4" draw:layer="backgroundobjects" svg:width="9cm" svg:height="0.75cm" svg:x="9.5cm" svg:y="15cm" presentation:class="footer">
        <draw:text-box>
          <text:p/>
        </draw:text-box>
      </draw:frame>
      <draw:frame draw:name="Slide Number Placeholder 5" presentation:style-name="Mpr91"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Layout2-obj-Title-and-Content-title" draw:layer="backgroundobjects" svg:width="14.848cm" svg:height="11.136cm" svg:x="3.075cm" svg:y="2.257cm" presentation:class="page"/>
        <draw:frame draw:name="Notes Placeholder 2" presentation:style-name="Mpr92" draw:text-style-name="MP4" draw:layer="backgroundobjects" svg:width="16.799cm" svg:height="13.364cm" svg:x="2.1cm" svg:y="14.107cm" presentation:class="notes">
          <draw:text-box>
            <text:p/>
          </draw:text-box>
        </draw:frame>
        <draw:frame draw:name="Header Placeholder 3" presentation:style-name="Mpr89" draw:text-style-name="MP4" draw:layer="backgroundobjects" svg:width="9.113cm" svg:height="1.484cm" svg:x="0cm" svg:y="0cm" presentation:class="header">
          <draw:text-box>
            <text:p/>
          </draw:text-box>
        </draw:frame>
        <draw:frame draw:name="Date Placeholder 4" presentation:style-name="Mpr89" draw:text-style-name="MP4" draw:layer="backgroundobjects" svg:width="9.113cm" svg:height="1.484cm" svg:x="11.886cm" svg:y="0cm" presentation:class="date-time">
          <draw:text-box>
            <text:p/>
          </draw:text-box>
        </draw:frame>
        <draw:frame draw:name="Footer Placeholder 5" presentation:style-name="Mpr93" draw:text-style-name="MP4" draw:layer="backgroundobjects" svg:width="9.113cm" svg:height="1.484cm" svg:x="0cm" svg:y="28.215cm" presentation:class="footer">
          <draw:text-box>
            <text:p/>
          </draw:text-box>
        </draw:frame>
        <draw:frame draw:name="Slide Number Placeholder 6" presentation:style-name="Mpr93"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3-secHead-Section-Header" style:page-layout-name="PM1" draw:style-name="Mdp1">
      <draw:custom-shape draw:name="Freeform: Shape 6" draw:style-name="Mgr6" draw:text-style-name="MP3" draw:layer="Master2-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7" draw:text-style-name="MP10" draw:layer="Master2-bg" svg:width="28cm" svg:height="10.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1" presentation:style-name="Mpr94" draw:text-style-name="MP4" draw:layer="backgroundobjects" svg:width="24.152cm" svg:height="6.548cm" svg:x="1.909cm" svg:y="3.929cm" presentation:class="title">
        <draw:text-box>
          <text:p text:style-name="MP18"><text:span text:style-name="MT8">Click to edit Master title style</text:span></text:p>
        </draw:text-box>
      </draw:frame>
      <draw:frame draw:name="Text Placeholder 2" presentation:style-name="Mpr95" draw:text-style-name="MP4" draw:layer="backgroundobjects" svg:width="24.152cm" svg:height="3.448cm" svg:x="1.909cm" svg:y="10.539cm" presentation:class="outline">
        <draw:text-box>
          <text:list text:style-name="ML2">
            <text:list-item>
              <text:p text:style-name="MP17"><text:span text:style-name="MT17">Click to edit Master text styles</text:span></text:p>
            </text:list-item>
          </text:list>
        </draw:text-box>
      </draw:frame>
      <draw:frame draw:name="Date Placeholder 3" presentation:style-name="Mpr96" draw:text-style-name="MP4" draw:layer="backgroundobjects" svg:width="8cm" svg:height="0.75cm" svg:x="1cm" svg:y="15cm" presentation:class="date-time">
        <draw:text-box>
          <text:p/>
        </draw:text-box>
      </draw:frame>
      <draw:frame draw:name="Footer Placeholder 4" presentation:style-name="Mpr97" draw:text-style-name="MP4" draw:layer="backgroundobjects" svg:width="9cm" svg:height="0.75cm" svg:x="9.5cm" svg:y="15cm" presentation:class="footer">
        <draw:text-box>
          <text:p/>
        </draw:text-box>
      </draw:frame>
      <draw:frame draw:name="Slide Number Placeholder 5" presentation:style-name="Mpr98"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Layout3-secHead-Section-Header-title" draw:layer="backgroundobjects" svg:width="14.848cm" svg:height="11.136cm" svg:x="3.075cm" svg:y="2.257cm" presentation:class="page"/>
        <draw:frame draw:name="Notes Placeholder 2" presentation:style-name="Mpr99" draw:text-style-name="MP4" draw:layer="backgroundobjects" svg:width="16.799cm" svg:height="13.364cm" svg:x="2.1cm" svg:y="14.107cm" presentation:class="notes">
          <draw:text-box>
            <text:p/>
          </draw:text-box>
        </draw:frame>
        <draw:frame draw:name="Header Placeholder 3" presentation:style-name="Mpr96" draw:text-style-name="MP4" draw:layer="backgroundobjects" svg:width="9.113cm" svg:height="1.484cm" svg:x="0cm" svg:y="0cm" presentation:class="header">
          <draw:text-box>
            <text:p/>
          </draw:text-box>
        </draw:frame>
        <draw:frame draw:name="Date Placeholder 4" presentation:style-name="Mpr96" draw:text-style-name="MP4" draw:layer="backgroundobjects" svg:width="9.113cm" svg:height="1.484cm" svg:x="11.886cm" svg:y="0cm" presentation:class="date-time">
          <draw:text-box>
            <text:p/>
          </draw:text-box>
        </draw:frame>
        <draw:frame draw:name="Footer Placeholder 5" presentation:style-name="Mpr100" draw:text-style-name="MP4" draw:layer="backgroundobjects" svg:width="9.113cm" svg:height="1.484cm" svg:x="0cm" svg:y="28.215cm" presentation:class="footer">
          <draw:text-box>
            <text:p/>
          </draw:text-box>
        </draw:frame>
        <draw:frame draw:name="Slide Number Placeholder 6" presentation:style-name="Mpr100"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4-twoObj-Two-Content" style:page-layout-name="PM1" draw:style-name="Mdp1">
      <draw:custom-shape draw:name="Freeform: Shape 7" draw:style-name="Mgr6" draw:text-style-name="MP3" draw:layer="Master2-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8" draw:style-name="Mgr7" draw:text-style-name="MP10" draw:layer="Master2-bg" svg:width="28cm" svg:height="10.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1" presentation:style-name="Mpr101" draw:text-style-name="MP4" draw:layer="backgroundobjects" svg:width="26cm" svg:height="1.997cm" svg:x="1cm" svg:y="7.875cm" presentation:class="title">
        <draw:text-box>
          <text:p text:style-name="MP18"><text:span text:style-name="MT9">Click to edit Master title style</text:span></text:p>
        </draw:text-box>
      </draw:frame>
      <draw:frame draw:name="Content Placeholder 2" presentation:style-name="Mpr102" draw:text-style-name="MP4" draw:layer="backgroundobjects" svg:width="12.788cm" svg:height="4.128cm" svg:x="1.001cm" svg:y="10.874cm" presentation:class="title">
        <draw:text-box>
          <text:p text:style-name="MP17"><text:span text:style-name="MT15">Click to edit Master text styles</text:span></text:p>
          <text:list text:style-name="ML6">
            <text:list-item>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Content Placeholder 3" presentation:style-name="Mpr102" draw:text-style-name="MP4" draw:layer="backgroundobjects" svg:width="12.788cm" svg:height="4.128cm" svg:x="14.213cm" svg:y="10.874cm" presentation:class="title">
        <draw:text-box>
          <text:p text:style-name="MP17"><text:span text:style-name="MT15">Click to edit Master text styles</text:span></text:p>
          <text:list text:style-name="ML6">
            <text:list-item>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4" presentation:style-name="Mpr103" draw:text-style-name="MP4" draw:layer="backgroundobjects" svg:width="8cm" svg:height="0.75cm" svg:x="1cm" svg:y="15cm" presentation:class="date-time">
        <draw:text-box>
          <text:p/>
        </draw:text-box>
      </draw:frame>
      <draw:frame draw:name="Footer Placeholder 5" presentation:style-name="Mpr104" draw:text-style-name="MP4" draw:layer="backgroundobjects" svg:width="9cm" svg:height="0.75cm" svg:x="9.5cm" svg:y="15cm" presentation:class="footer">
        <draw:text-box>
          <text:p/>
        </draw:text-box>
      </draw:frame>
      <draw:frame draw:name="Slide Number Placeholder 6" presentation:style-name="Mpr105"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Layout4-twoObj-Two-Content-title" draw:layer="backgroundobjects" svg:width="14.848cm" svg:height="11.136cm" svg:x="3.075cm" svg:y="2.257cm" presentation:class="page"/>
        <draw:frame draw:name="Notes Placeholder 2" presentation:style-name="Mpr106" draw:text-style-name="MP4" draw:layer="backgroundobjects" svg:width="16.799cm" svg:height="13.364cm" svg:x="2.1cm" svg:y="14.107cm" presentation:class="notes">
          <draw:text-box>
            <text:p/>
          </draw:text-box>
        </draw:frame>
        <draw:frame draw:name="Header Placeholder 3" presentation:style-name="Mpr103" draw:text-style-name="MP4" draw:layer="backgroundobjects" svg:width="9.113cm" svg:height="1.484cm" svg:x="0cm" svg:y="0cm" presentation:class="header">
          <draw:text-box>
            <text:p/>
          </draw:text-box>
        </draw:frame>
        <draw:frame draw:name="Date Placeholder 4" presentation:style-name="Mpr103" draw:text-style-name="MP4" draw:layer="backgroundobjects" svg:width="9.113cm" svg:height="1.484cm" svg:x="11.886cm" svg:y="0cm" presentation:class="date-time">
          <draw:text-box>
            <text:p/>
          </draw:text-box>
        </draw:frame>
        <draw:frame draw:name="Footer Placeholder 5" presentation:style-name="Mpr107" draw:text-style-name="MP4" draw:layer="backgroundobjects" svg:width="9.113cm" svg:height="1.484cm" svg:x="0cm" svg:y="28.215cm" presentation:class="footer">
          <draw:text-box>
            <text:p/>
          </draw:text-box>
        </draw:frame>
        <draw:frame draw:name="Slide Number Placeholder 6" presentation:style-name="Mpr107"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5-twoTxTwoObj-Comparison" style:page-layout-name="PM1" draw:style-name="Mdp1">
      <draw:custom-shape draw:name="Freeform: Shape 9" draw:style-name="Mgr6" draw:text-style-name="MP3" draw:layer="Master2-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10" draw:style-name="Mgr7" draw:text-style-name="MP10" draw:layer="Master2-bg" svg:width="28cm" svg:height="10.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1" presentation:style-name="Mpr108" draw:text-style-name="MP4" draw:layer="backgroundobjects" svg:width="24.152cm" svg:height="3.047cm" svg:x="1.927cm" svg:y="0.838cm" presentation:class="title">
        <draw:text-box>
          <text:p text:style-name="MP18"><text:span text:style-name="MT9">Click to edit Master title style</text:span></text:p>
        </draw:text-box>
      </draw:frame>
      <draw:frame draw:name="Text Placeholder 2" presentation:style-name="Mpr109" draw:text-style-name="MP4" draw:layer="backgroundobjects" svg:width="11.849cm" svg:height="1.892cm" svg:x="1.927cm" svg:y="3.863cm" presentation:class="outline">
        <draw:text-box>
          <text:list text:style-name="ML2">
            <text:list-item>
              <text:p text:style-name="MP17"><text:span text:style-name="MT18">Click to edit Master text styles</text:span></text:p>
            </text:list-item>
          </text:list>
        </draw:text-box>
      </draw:frame>
      <draw:frame draw:name="Content Placeholder 3" presentation:style-name="Mpr110" draw:text-style-name="MP4" draw:layer="backgroundobjects" svg:width="11.849cm" svg:height="8.462cm" svg:x="1.927cm" svg:y="5.755cm" presentation:class="title">
        <draw:text-box>
          <text:p text:style-name="MP17"><text:span text:style-name="MT15">Click to edit Master text styles</text:span></text:p>
          <text:list text:style-name="ML6">
            <text:list-item>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Text Placeholder 4" presentation:style-name="Mpr109" draw:text-style-name="MP4" draw:layer="backgroundobjects" svg:width="11.902cm" svg:height="1.892cm" svg:x="14.177cm" svg:y="3.863cm" presentation:class="outline">
        <draw:text-box>
          <text:list text:style-name="ML7">
            <text:list-item>
              <text:p text:style-name="MP17"><text:span text:style-name="MT18">Click to edit Master text styles</text:span></text:p>
            </text:list-item>
          </text:list>
        </draw:text-box>
      </draw:frame>
      <draw:frame draw:name="Content Placeholder 5" presentation:style-name="Mpr110" draw:text-style-name="MP4" draw:layer="backgroundobjects" svg:width="11.902cm" svg:height="8.462cm" svg:x="14.177cm" svg:y="5.755cm" presentation:class="title">
        <draw:text-box>
          <text:p text:style-name="MP17"><text:span text:style-name="MT15">Click to edit Master text styles</text:span></text:p>
          <text:list text:style-name="ML6">
            <text:list-item>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6" presentation:style-name="Mpr111" draw:text-style-name="MP4" draw:layer="backgroundobjects" svg:width="8cm" svg:height="0.75cm" svg:x="1cm" svg:y="15cm" presentation:class="date-time">
        <draw:text-box>
          <text:p/>
        </draw:text-box>
      </draw:frame>
      <draw:frame draw:name="Footer Placeholder 7" presentation:style-name="Mpr112" draw:text-style-name="MP4" draw:layer="backgroundobjects" svg:width="9cm" svg:height="0.75cm" svg:x="9.5cm" svg:y="15cm" presentation:class="footer">
        <draw:text-box>
          <text:p/>
        </draw:text-box>
      </draw:frame>
      <draw:frame draw:name="Slide Number Placeholder 8" presentation:style-name="Mpr113"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Layout5-twoTxTwoObj-Comparison-title" draw:layer="backgroundobjects" svg:width="14.848cm" svg:height="11.136cm" svg:x="3.075cm" svg:y="2.257cm" presentation:class="page"/>
        <draw:frame draw:name="Notes Placeholder 2" presentation:style-name="Mpr114" draw:text-style-name="MP4" draw:layer="backgroundobjects" svg:width="16.799cm" svg:height="13.364cm" svg:x="2.1cm" svg:y="14.107cm" presentation:class="notes">
          <draw:text-box>
            <text:p/>
          </draw:text-box>
        </draw:frame>
        <draw:frame draw:name="Header Placeholder 3" presentation:style-name="Mpr111" draw:text-style-name="MP4" draw:layer="backgroundobjects" svg:width="9.113cm" svg:height="1.484cm" svg:x="0cm" svg:y="0cm" presentation:class="header">
          <draw:text-box>
            <text:p/>
          </draw:text-box>
        </draw:frame>
        <draw:frame draw:name="Date Placeholder 4" presentation:style-name="Mpr111" draw:text-style-name="MP4" draw:layer="backgroundobjects" svg:width="9.113cm" svg:height="1.484cm" svg:x="11.886cm" svg:y="0cm" presentation:class="date-time">
          <draw:text-box>
            <text:p/>
          </draw:text-box>
        </draw:frame>
        <draw:frame draw:name="Footer Placeholder 5" presentation:style-name="Mpr115" draw:text-style-name="MP4" draw:layer="backgroundobjects" svg:width="9.113cm" svg:height="1.484cm" svg:x="0cm" svg:y="28.215cm" presentation:class="footer">
          <draw:text-box>
            <text:p/>
          </draw:text-box>
        </draw:frame>
        <draw:frame draw:name="Slide Number Placeholder 6" presentation:style-name="Mpr115"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6-titleOnly-Title-Only" style:page-layout-name="PM1" draw:style-name="Mdp1">
      <draw:custom-shape draw:name="Freeform: Shape 5" draw:style-name="Mgr6" draw:text-style-name="MP3" draw:layer="Master2-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6" draw:style-name="Mgr7" draw:text-style-name="MP10" draw:layer="Master2-bg" svg:width="28cm" svg:height="10.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1" presentation:style-name="Mpr116" draw:text-style-name="MP4" draw:layer="backgroundobjects" svg:width="26cm" svg:height="1.997cm" svg:x="1cm" svg:y="7.875cm" presentation:class="title">
        <draw:text-box>
          <text:p text:style-name="MP18"><text:span text:style-name="MT9">Click to edit Master title style</text:span></text:p>
        </draw:text-box>
      </draw:frame>
      <draw:frame draw:name="Date Placeholder 2" presentation:style-name="Mpr117" draw:text-style-name="MP4" draw:layer="backgroundobjects" svg:width="8cm" svg:height="0.75cm" svg:x="1cm" svg:y="15cm" presentation:class="date-time">
        <draw:text-box>
          <text:p/>
        </draw:text-box>
      </draw:frame>
      <draw:frame draw:name="Footer Placeholder 3" presentation:style-name="Mpr118" draw:text-style-name="MP4" draw:layer="backgroundobjects" svg:width="9cm" svg:height="0.75cm" svg:x="9.5cm" svg:y="15cm" presentation:class="footer">
        <draw:text-box>
          <text:p/>
        </draw:text-box>
      </draw:frame>
      <draw:frame draw:name="Slide Number Placeholder 4" presentation:style-name="Mpr119"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Layout6-titleOnly-Title-Only-title" draw:layer="backgroundobjects" svg:width="14.848cm" svg:height="11.136cm" svg:x="3.075cm" svg:y="2.257cm" presentation:class="page"/>
        <draw:frame draw:name="Notes Placeholder 2" presentation:style-name="Mpr120" draw:text-style-name="MP4" draw:layer="backgroundobjects" svg:width="16.799cm" svg:height="13.364cm" svg:x="2.1cm" svg:y="14.107cm" presentation:class="notes">
          <draw:text-box>
            <text:p/>
          </draw:text-box>
        </draw:frame>
        <draw:frame draw:name="Header Placeholder 3" presentation:style-name="Mpr117" draw:text-style-name="MP4" draw:layer="backgroundobjects" svg:width="9.113cm" svg:height="1.484cm" svg:x="0cm" svg:y="0cm" presentation:class="header">
          <draw:text-box>
            <text:p/>
          </draw:text-box>
        </draw:frame>
        <draw:frame draw:name="Date Placeholder 4" presentation:style-name="Mpr117" draw:text-style-name="MP4" draw:layer="backgroundobjects" svg:width="9.113cm" svg:height="1.484cm" svg:x="11.886cm" svg:y="0cm" presentation:class="date-time">
          <draw:text-box>
            <text:p/>
          </draw:text-box>
        </draw:frame>
        <draw:frame draw:name="Footer Placeholder 5" presentation:style-name="Mpr121" draw:text-style-name="MP4" draw:layer="backgroundobjects" svg:width="9.113cm" svg:height="1.484cm" svg:x="0cm" svg:y="28.215cm" presentation:class="footer">
          <draw:text-box>
            <text:p/>
          </draw:text-box>
        </draw:frame>
        <draw:frame draw:name="Slide Number Placeholder 6" presentation:style-name="Mpr121"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7-blank-Blank" style:page-layout-name="PM1" draw:style-name="Mdp1">
      <draw:custom-shape draw:name="Freeform: Shape 4" draw:style-name="Mgr6" draw:text-style-name="MP3" draw:layer="Master2-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5" draw:style-name="Mgr7" draw:text-style-name="MP10" draw:layer="Master2-bg" svg:width="28cm" svg:height="10.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Date Placeholder 1" presentation:style-name="Mpr122" draw:text-style-name="MP4" draw:layer="backgroundobjects" svg:width="8cm" svg:height="0.75cm" svg:x="1cm" svg:y="15cm" presentation:class="date-time">
        <draw:text-box>
          <text:p/>
        </draw:text-box>
      </draw:frame>
      <draw:frame draw:name="Footer Placeholder 2" presentation:style-name="Mpr123" draw:text-style-name="MP4" draw:layer="backgroundobjects" svg:width="9cm" svg:height="0.75cm" svg:x="9.5cm" svg:y="15cm" presentation:class="footer">
        <draw:text-box>
          <text:p/>
        </draw:text-box>
      </draw:frame>
      <draw:frame draw:name="Slide Number Placeholder 3" presentation:style-name="Mpr124" draw:text-style-name="MP4" draw:layer="backgroundobjects" svg:width="2cm" svg:height="1.5cm" svg:x="25.5cm" svg:y="14.25cm" presentation:class="page-number">
        <draw:text-box>
          <text:p text:style-name="MP11"><text:span text:style-name="MT6"><text:page-number>&lt;number&gt;</text:page-number></text:span></text:p>
        </draw:text-box>
      </draw:frame>
      <draw:frame presentation:style-name="Master2-Layout7-blank-Blank-title" draw:layer="backgroundobjects" svg:width="25.2cm" svg:height="2.629cm" svg:x="1.4cm" svg:y="0.628cm" presentation:class="title" presentation:placeholder="true">
        <draw:text-box/>
      </draw:frame>
      <draw:frame presentation:style-name="Master2-Layout7-blank-Blank-outline1" draw:layer="backgroundobjects" svg:width="25.2cm" svg:height="9.135cm" svg:x="1.4cm" svg:y="3.685cm" presentation:class="outline" presentation:placeholder="true">
        <draw:text-box/>
      </draw:frame>
      <presentation:notes style:page-layout-name="PM0">
        <draw:page-thumbnail draw:name="Slide Image Placeholder 1" presentation:style-name="Master2-Layout7-blank-Blank-title" draw:layer="backgroundobjects" svg:width="14.848cm" svg:height="11.136cm" svg:x="3.075cm" svg:y="2.257cm" presentation:class="page"/>
        <draw:frame draw:name="Notes Placeholder 2" presentation:style-name="Mpr125" draw:text-style-name="MP4" draw:layer="backgroundobjects" svg:width="16.799cm" svg:height="13.364cm" svg:x="2.1cm" svg:y="14.107cm" presentation:class="notes">
          <draw:text-box>
            <text:p/>
          </draw:text-box>
        </draw:frame>
        <draw:frame draw:name="Header Placeholder 3" presentation:style-name="Mpr122" draw:text-style-name="MP4" draw:layer="backgroundobjects" svg:width="9.113cm" svg:height="1.484cm" svg:x="0cm" svg:y="0cm" presentation:class="header">
          <draw:text-box>
            <text:p/>
          </draw:text-box>
        </draw:frame>
        <draw:frame draw:name="Date Placeholder 4" presentation:style-name="Mpr122" draw:text-style-name="MP4" draw:layer="backgroundobjects" svg:width="9.113cm" svg:height="1.484cm" svg:x="11.886cm" svg:y="0cm" presentation:class="date-time">
          <draw:text-box>
            <text:p/>
          </draw:text-box>
        </draw:frame>
        <draw:frame draw:name="Footer Placeholder 5" presentation:style-name="Mpr126" draw:text-style-name="MP4" draw:layer="backgroundobjects" svg:width="9.113cm" svg:height="1.484cm" svg:x="0cm" svg:y="28.215cm" presentation:class="footer">
          <draw:text-box>
            <text:p/>
          </draw:text-box>
        </draw:frame>
        <draw:frame draw:name="Slide Number Placeholder 6" presentation:style-name="Mpr126"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8-objTx-Content-with-Caption" style:page-layout-name="PM1" draw:style-name="Mdp1">
      <draw:custom-shape draw:name="Freeform: Shape 7" draw:style-name="Mgr6" draw:text-style-name="MP3" draw:layer="Master2-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8" draw:style-name="Mgr7" draw:text-style-name="MP10" draw:layer="Master2-bg" svg:width="28cm" svg:height="10.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1" presentation:style-name="Mpr127" draw:text-style-name="MP4" draw:layer="backgroundobjects" svg:width="9.031cm" svg:height="3.678cm" svg:x="1.927cm" svg:y="1.05cm" presentation:class="title">
        <draw:text-box>
          <text:p text:style-name="MP18"><text:span text:style-name="MT11">Click to edit Master title style</text:span></text:p>
        </draw:text-box>
      </draw:frame>
      <draw:frame draw:name="Content Placeholder 2" presentation:style-name="Mpr128" draw:text-style-name="MP4" draw:layer="backgroundobjects" svg:width="14.173cm" svg:height="11.196cm" svg:x="11.906cm" svg:y="2.267cm" presentation:class="title">
        <draw:text-box>
          <text:p text:style-name="MP17"><text:span text:style-name="MT19">Click to edit Master text styles</text:span></text:p>
          <text:list text:style-name="ML6">
            <text:list-item>
              <text:list>
                <text:list-item>
                  <text:p text:style-name="MP6"><text:span text:style-name="MT13">Second level</text:span></text:p>
                  <text:list>
                    <text:list-item>
                      <text:p text:style-name="MP7"><text:span text:style-name="MT3">Third level</text:span></text:p>
                      <text:list>
                        <text:list-item>
                          <text:p text:style-name="MP8"><text:span text:style-name="MT4">Fourth level</text:span></text:p>
                          <text:list>
                            <text:list-item>
                              <text:p text:style-name="MP9"><text:span text:style-name="MT4">Fifth level</text:span></text:p>
                            </text:list-item>
                          </text:list>
                        </text:list-item>
                      </text:list>
                    </text:list-item>
                  </text:list>
                </text:list-item>
              </text:list>
            </text:list-item>
          </text:list>
        </draw:text-box>
      </draw:frame>
      <draw:frame draw:name="Text Placeholder 3" presentation:style-name="Mpr129" draw:text-style-name="MP4" draw:layer="backgroundobjects" svg:width="9.031cm" svg:height="8.753cm" svg:x="1.927cm" svg:y="4.727cm" presentation:class="outline">
        <draw:text-box>
          <text:list text:style-name="ML2">
            <text:list-item>
              <text:p text:style-name="MP17"><text:span text:style-name="MT20">Click to edit Master text styles</text:span></text:p>
            </text:list-item>
          </text:list>
        </draw:text-box>
      </draw:frame>
      <draw:frame draw:name="Date Placeholder 4" presentation:style-name="Mpr130" draw:text-style-name="MP4" draw:layer="backgroundobjects" svg:width="8cm" svg:height="0.75cm" svg:x="1cm" svg:y="15cm" presentation:class="date-time">
        <draw:text-box>
          <text:p/>
        </draw:text-box>
      </draw:frame>
      <draw:frame draw:name="Footer Placeholder 5" presentation:style-name="Mpr131" draw:text-style-name="MP4" draw:layer="backgroundobjects" svg:width="9cm" svg:height="0.75cm" svg:x="9.5cm" svg:y="15cm" presentation:class="footer">
        <draw:text-box>
          <text:p/>
        </draw:text-box>
      </draw:frame>
      <draw:frame draw:name="Slide Number Placeholder 6" presentation:style-name="Mpr132"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Layout8-objTx-Content-with-Caption-title" draw:layer="backgroundobjects" svg:width="14.848cm" svg:height="11.136cm" svg:x="3.075cm" svg:y="2.257cm" presentation:class="page"/>
        <draw:frame draw:name="Notes Placeholder 2" presentation:style-name="Mpr133" draw:text-style-name="MP4" draw:layer="backgroundobjects" svg:width="16.799cm" svg:height="13.364cm" svg:x="2.1cm" svg:y="14.107cm" presentation:class="notes">
          <draw:text-box>
            <text:p/>
          </draw:text-box>
        </draw:frame>
        <draw:frame draw:name="Header Placeholder 3" presentation:style-name="Mpr130" draw:text-style-name="MP4" draw:layer="backgroundobjects" svg:width="9.113cm" svg:height="1.484cm" svg:x="0cm" svg:y="0cm" presentation:class="header">
          <draw:text-box>
            <text:p/>
          </draw:text-box>
        </draw:frame>
        <draw:frame draw:name="Date Placeholder 4" presentation:style-name="Mpr130" draw:text-style-name="MP4" draw:layer="backgroundobjects" svg:width="9.113cm" svg:height="1.484cm" svg:x="11.886cm" svg:y="0cm" presentation:class="date-time">
          <draw:text-box>
            <text:p/>
          </draw:text-box>
        </draw:frame>
        <draw:frame draw:name="Footer Placeholder 5" presentation:style-name="Mpr134" draw:text-style-name="MP4" draw:layer="backgroundobjects" svg:width="9.113cm" svg:height="1.484cm" svg:x="0cm" svg:y="28.215cm" presentation:class="footer">
          <draw:text-box>
            <text:p/>
          </draw:text-box>
        </draw:frame>
        <draw:frame draw:name="Slide Number Placeholder 6" presentation:style-name="Mpr134"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9-picTx-Picture-with-Caption" style:page-layout-name="PM1" draw:style-name="Mdp1">
      <draw:custom-shape draw:name="Freeform: Shape 7" draw:style-name="Mgr6" draw:text-style-name="MP3" draw:layer="Master2-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8" draw:style-name="Mgr7" draw:text-style-name="MP10" draw:layer="Master2-bg" svg:width="28cm" svg:height="10.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1" presentation:style-name="Mpr135" draw:text-style-name="MP4" draw:layer="backgroundobjects" svg:width="9.031cm" svg:height="3.678cm" svg:x="1.927cm" svg:y="1.05cm" presentation:class="title">
        <draw:text-box>
          <text:p text:style-name="MP18"><text:span text:style-name="MT11">Click to edit Master title style</text:span></text:p>
        </draw:text-box>
      </draw:frame>
      <draw:frame draw:name="Picture Placeholder 2" presentation:style-name="Mpr136" draw:text-style-name="MP4" draw:layer="backgroundobjects" svg:width="14.173cm" svg:height="11.196cm" svg:x="11.906cm" svg:y="2.267cm" presentation:class="title">
        <draw:text-box>
          <text:p/>
        </draw:text-box>
      </draw:frame>
      <draw:frame draw:name="Text Placeholder 3" presentation:style-name="Mpr137" draw:text-style-name="MP4" draw:layer="backgroundobjects" svg:width="9.031cm" svg:height="8.753cm" svg:x="1.927cm" svg:y="4.727cm" presentation:class="outline">
        <draw:text-box>
          <text:list text:style-name="ML2">
            <text:list-item>
              <text:p text:style-name="MP17"><text:span text:style-name="MT20">Click to edit Master text styles</text:span></text:p>
            </text:list-item>
          </text:list>
        </draw:text-box>
      </draw:frame>
      <draw:frame draw:name="Date Placeholder 4" presentation:style-name="Mpr138" draw:text-style-name="MP4" draw:layer="backgroundobjects" svg:width="8cm" svg:height="0.75cm" svg:x="1cm" svg:y="15cm" presentation:class="date-time">
        <draw:text-box>
          <text:p/>
        </draw:text-box>
      </draw:frame>
      <draw:frame draw:name="Footer Placeholder 5" presentation:style-name="Mpr139" draw:text-style-name="MP4" draw:layer="backgroundobjects" svg:width="9cm" svg:height="0.75cm" svg:x="9.5cm" svg:y="15cm" presentation:class="footer">
        <draw:text-box>
          <text:p/>
        </draw:text-box>
      </draw:frame>
      <draw:frame draw:name="Slide Number Placeholder 6" presentation:style-name="Mpr140"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Layout9-picTx-Picture-with-Caption-title" draw:layer="backgroundobjects" svg:width="14.848cm" svg:height="11.136cm" svg:x="3.075cm" svg:y="2.257cm" presentation:class="page"/>
        <draw:frame draw:name="Notes Placeholder 2" presentation:style-name="Mpr141" draw:text-style-name="MP4" draw:layer="backgroundobjects" svg:width="16.799cm" svg:height="13.364cm" svg:x="2.1cm" svg:y="14.107cm" presentation:class="notes">
          <draw:text-box>
            <text:p/>
          </draw:text-box>
        </draw:frame>
        <draw:frame draw:name="Header Placeholder 3" presentation:style-name="Mpr138" draw:text-style-name="MP4" draw:layer="backgroundobjects" svg:width="9.113cm" svg:height="1.484cm" svg:x="0cm" svg:y="0cm" presentation:class="header">
          <draw:text-box>
            <text:p/>
          </draw:text-box>
        </draw:frame>
        <draw:frame draw:name="Date Placeholder 4" presentation:style-name="Mpr138" draw:text-style-name="MP4" draw:layer="backgroundobjects" svg:width="9.113cm" svg:height="1.484cm" svg:x="11.886cm" svg:y="0cm" presentation:class="date-time">
          <draw:text-box>
            <text:p/>
          </draw:text-box>
        </draw:frame>
        <draw:frame draw:name="Footer Placeholder 5" presentation:style-name="Mpr142" draw:text-style-name="MP4" draw:layer="backgroundobjects" svg:width="9.113cm" svg:height="1.484cm" svg:x="0cm" svg:y="28.215cm" presentation:class="footer">
          <draw:text-box>
            <text:p/>
          </draw:text-box>
        </draw:frame>
        <draw:frame draw:name="Slide Number Placeholder 6" presentation:style-name="Mpr142"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10-vertTx-Title-and-Vertical-Text" style:page-layout-name="PM1" draw:style-name="Mdp1">
      <draw:custom-shape draw:name="Freeform: Shape 6" draw:style-name="Mgr6" draw:text-style-name="MP3" draw:layer="Master2-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7" draw:text-style-name="MP10" draw:layer="Master2-bg" svg:width="28cm" svg:height="10.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Title 1" presentation:style-name="Mpr143" draw:text-style-name="MP4" draw:layer="backgroundobjects" svg:width="26cm" svg:height="1.997cm" svg:x="1cm" svg:y="7.875cm" presentation:class="title">
        <draw:text-box>
          <text:p text:style-name="MP18"><text:span text:style-name="MT9">Click to edit Master title style</text:span></text:p>
        </draw:text-box>
      </draw:frame>
      <draw:frame draw:name="Vertical Text Placeholder 2" presentation:style-name="Mpr144" draw:text-style-name="MP16" draw:layer="backgroundobjects" svg:width="26cm" svg:height="4.125cm" svg:x="1cm" svg:y="10.875cm" presentation:class="outline">
        <draw:text-box>
          <text:list text:style-name="ML2">
            <text:list-item>
              <text:p text:style-name="MP17"><text:span text:style-name="MT15">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145" draw:text-style-name="MP4" draw:layer="backgroundobjects" svg:width="8cm" svg:height="0.75cm" svg:x="1cm" svg:y="15cm" presentation:class="date-time">
        <draw:text-box>
          <text:p/>
        </draw:text-box>
      </draw:frame>
      <draw:frame draw:name="Footer Placeholder 4" presentation:style-name="Mpr146" draw:text-style-name="MP4" draw:layer="backgroundobjects" svg:width="9cm" svg:height="0.75cm" svg:x="9.5cm" svg:y="15cm" presentation:class="footer">
        <draw:text-box>
          <text:p/>
        </draw:text-box>
      </draw:frame>
      <draw:frame draw:name="Slide Number Placeholder 5" presentation:style-name="Mpr147"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Layout10-vertTx-Title-and-Vertical-Text-title" draw:layer="backgroundobjects" svg:width="14.848cm" svg:height="11.136cm" svg:x="3.075cm" svg:y="2.257cm" presentation:class="page"/>
        <draw:frame draw:name="Notes Placeholder 2" presentation:style-name="Mpr148" draw:text-style-name="MP4" draw:layer="backgroundobjects" svg:width="16.799cm" svg:height="13.364cm" svg:x="2.1cm" svg:y="14.107cm" presentation:class="notes">
          <draw:text-box>
            <text:p/>
          </draw:text-box>
        </draw:frame>
        <draw:frame draw:name="Header Placeholder 3" presentation:style-name="Mpr145" draw:text-style-name="MP4" draw:layer="backgroundobjects" svg:width="9.113cm" svg:height="1.484cm" svg:x="0cm" svg:y="0cm" presentation:class="header">
          <draw:text-box>
            <text:p/>
          </draw:text-box>
        </draw:frame>
        <draw:frame draw:name="Date Placeholder 4" presentation:style-name="Mpr145" draw:text-style-name="MP4" draw:layer="backgroundobjects" svg:width="9.113cm" svg:height="1.484cm" svg:x="11.886cm" svg:y="0cm" presentation:class="date-time">
          <draw:text-box>
            <text:p/>
          </draw:text-box>
        </draw:frame>
        <draw:frame draw:name="Footer Placeholder 5" presentation:style-name="Mpr149" draw:text-style-name="MP4" draw:layer="backgroundobjects" svg:width="9.113cm" svg:height="1.484cm" svg:x="0cm" svg:y="28.215cm" presentation:class="footer">
          <draw:text-box>
            <text:p/>
          </draw:text-box>
        </draw:frame>
        <draw:frame draw:name="Slide Number Placeholder 6" presentation:style-name="Mpr149"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2-Layout11-vertTitleAndTx-Vertical-Title-and-Text" style:page-layout-name="PM1" draw:style-name="Mdp1">
      <draw:custom-shape draw:name="Freeform: Shape 6" draw:style-name="Mgr6" draw:text-style-name="MP3" draw:layer="Master2-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7" draw:text-style-name="MP10" draw:layer="Master2-bg" svg:width="28cm" svg:height="10.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name="Vertical Title 1" presentation:style-name="Mpr150" draw:text-style-name="MP16" draw:layer="backgroundobjects" svg:width="6.5cm" svg:height="7.126cm" svg:x="20.501cm" svg:y="7.876cm" presentation:class="title">
        <draw:text-box>
          <text:p text:style-name="MP18"><text:span text:style-name="MT9">Click to edit Master title style</text:span></text:p>
        </draw:text-box>
      </draw:frame>
      <draw:frame draw:name="Vertical Text Placeholder 2" presentation:style-name="Mpr151" draw:text-style-name="MP16" draw:layer="backgroundobjects" svg:width="19.076cm" svg:height="7.126cm" svg:x="1.001cm" svg:y="7.876cm" presentation:class="outline">
        <draw:text-box>
          <text:list text:style-name="ML2">
            <text:list-item>
              <text:p text:style-name="MP17"><text:span text:style-name="MT15">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152" draw:text-style-name="MP4" draw:layer="backgroundobjects" svg:width="8cm" svg:height="0.75cm" svg:x="1cm" svg:y="15cm" presentation:class="date-time">
        <draw:text-box>
          <text:p/>
        </draw:text-box>
      </draw:frame>
      <draw:frame draw:name="Footer Placeholder 4" presentation:style-name="Mpr153" draw:text-style-name="MP4" draw:layer="backgroundobjects" svg:width="9cm" svg:height="0.75cm" svg:x="9.5cm" svg:y="15cm" presentation:class="footer">
        <draw:text-box>
          <text:p/>
        </draw:text-box>
      </draw:frame>
      <draw:frame draw:name="Slide Number Placeholder 5" presentation:style-name="Mpr154"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2-Layout11-vertTitleAndTx-Vertical-Title-and-Text-title" draw:layer="backgroundobjects" svg:width="14.848cm" svg:height="11.136cm" svg:x="3.075cm" svg:y="2.257cm" presentation:class="page"/>
        <draw:frame draw:name="Notes Placeholder 2" presentation:style-name="Mpr155" draw:text-style-name="MP4" draw:layer="backgroundobjects" svg:width="16.799cm" svg:height="13.364cm" svg:x="2.1cm" svg:y="14.107cm" presentation:class="notes">
          <draw:text-box>
            <text:p/>
          </draw:text-box>
        </draw:frame>
        <draw:frame draw:name="Header Placeholder 3" presentation:style-name="Mpr152" draw:text-style-name="MP4" draw:layer="backgroundobjects" svg:width="9.113cm" svg:height="1.484cm" svg:x="0cm" svg:y="0cm" presentation:class="header">
          <draw:text-box>
            <text:p/>
          </draw:text-box>
        </draw:frame>
        <draw:frame draw:name="Date Placeholder 4" presentation:style-name="Mpr152" draw:text-style-name="MP4" draw:layer="backgroundobjects" svg:width="9.113cm" svg:height="1.484cm" svg:x="11.886cm" svg:y="0cm" presentation:class="date-time">
          <draw:text-box>
            <text:p/>
          </draw:text-box>
        </draw:frame>
        <draw:frame draw:name="Footer Placeholder 5" presentation:style-name="Mpr156" draw:text-style-name="MP4" draw:layer="backgroundobjects" svg:width="9.113cm" svg:height="1.484cm" svg:x="0cm" svg:y="28.215cm" presentation:class="footer">
          <draw:text-box>
            <text:p/>
          </draw:text-box>
        </draw:frame>
        <draw:frame draw:name="Slide Number Placeholder 6" presentation:style-name="Mpr156"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Midnightblue2" style:page-layout-name="PM1" draw:style-name="Mdp1">
      <draw:custom-shape draw:name="Freeform: Shape 1" draw:style-name="Mgr6" draw:text-style-name="MP3" draw:layer="backgroundobjects"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2" draw:style-name="Mgr9" draw:text-style-name="MP20" draw:layer="backgroundobjects" svg:width="14cm" svg:height="5.25cm" svg:x="7cm" svg:y="3.75cm">
        <text:p/>
        <draw:enhanced-geometry svg:viewBox="0 0 21600 21600" draw:text-areas="?f65 ?f64 ?f68 ?f67" draw:glue-points="?f63 ?f64 ?f65 ?f66 ?f63 ?f67 ?f68 ?f66 ?f17 ?f18" draw:type="non-primitive" draw:modifiers="3449 39510"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itle Placeholder 3" presentation:style-name="Mpr157" draw:text-style-name="MP4" draw:layer="backgroundobjects" svg:width="13cm" svg:height="4.5cm" svg:x="7.5cm" svg:y="4.125cm" presentation:class="title">
        <draw:text-box>
          <text:p/>
        </draw:text-box>
      </draw:frame>
      <draw:frame draw:name="Text Placeholder 4" presentation:style-name="Mpr158" draw:text-style-name="MP4" draw:layer="backgroundobjects" svg:width="17.5cm" svg:height="4.5cm" svg:x="9.5cm" svg:y="9cm" presentation:class="outline">
        <draw:text-box>
          <text:list text:style-name="ML2">
            <text:list-item>
              <text:p text:style-name="MP17"><text:span text:style-name="MT15">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5" presentation:style-name="Mpr159" draw:text-style-name="MP4" draw:layer="backgroundobjects" svg:width="8cm" svg:height="0.75cm" svg:x="1cm" svg:y="15cm" presentation:class="date-time">
        <draw:text-box>
          <text:p/>
        </draw:text-box>
      </draw:frame>
      <draw:frame draw:name="Footer Placeholder 6" presentation:style-name="Mpr160" draw:text-style-name="MP4" draw:layer="backgroundobjects" svg:width="9cm" svg:height="0.75cm" svg:x="9.5cm" svg:y="15cm" presentation:class="footer">
        <draw:text-box>
          <text:p/>
        </draw:text-box>
      </draw:frame>
      <draw:frame draw:name="Slide Number Placeholder 7" presentation:style-name="Mpr161"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Midnightblue2-title" draw:layer="backgroundobjects" svg:width="14.848cm" svg:height="11.136cm" svg:x="3.075cm" svg:y="2.257cm" presentation:class="page"/>
        <draw:frame draw:name="Notes Placeholder 2" presentation:style-name="Mpr162" draw:text-style-name="MP4" draw:layer="backgroundobjects" svg:width="16.799cm" svg:height="13.364cm" svg:x="2.1cm" svg:y="14.107cm" presentation:class="notes">
          <draw:text-box>
            <text:p/>
          </draw:text-box>
        </draw:frame>
        <draw:frame draw:name="Header Placeholder 3" presentation:style-name="Mpr159" draw:text-style-name="MP4" draw:layer="backgroundobjects" svg:width="9.113cm" svg:height="1.484cm" svg:x="0cm" svg:y="0cm" presentation:class="header">
          <draw:text-box>
            <text:p/>
          </draw:text-box>
        </draw:frame>
        <draw:frame draw:name="Date Placeholder 4" presentation:style-name="Mpr159" draw:text-style-name="MP4" draw:layer="backgroundobjects" svg:width="9.113cm" svg:height="1.484cm" svg:x="11.886cm" svg:y="0cm" presentation:class="date-time">
          <draw:text-box>
            <text:p/>
          </draw:text-box>
        </draw:frame>
        <draw:frame draw:name="Footer Placeholder 5" presentation:style-name="Mpr163" draw:text-style-name="MP4" draw:layer="backgroundobjects" svg:width="9.113cm" svg:height="1.484cm" svg:x="0cm" svg:y="28.215cm" presentation:class="footer">
          <draw:text-box>
            <text:p/>
          </draw:text-box>
        </draw:frame>
        <draw:frame draw:name="Slide Number Placeholder 6" presentation:style-name="Mpr163"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1-title-Title-Slide" style:page-layout-name="PM1" draw:style-name="Mdp1">
      <draw:custom-shape draw:name="Freeform: Shape 6" draw:style-name="Mgr6" draw:text-style-name="MP3" draw:layer="Master3-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9" draw:text-style-name="MP20" draw:layer="Master3-bg" svg:width="14cm" svg:height="5.25cm" svg:x="7cm" svg:y="3.75cm">
        <text:p/>
        <draw:enhanced-geometry svg:viewBox="0 0 21600 21600" draw:text-areas="?f65 ?f64 ?f68 ?f67" draw:glue-points="?f63 ?f64 ?f65 ?f66 ?f63 ?f67 ?f68 ?f66 ?f17 ?f18" draw:type="non-primitive" draw:modifiers="3449 39510"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itle 1" presentation:style-name="Mpr164" draw:text-style-name="MP4" draw:layer="backgroundobjects" svg:width="20.999cm" svg:height="5.481cm" svg:x="3.501cm" svg:y="2.58cm" presentation:class="title">
        <draw:text-box>
          <text:p text:style-name="MP13"><text:span text:style-name="MT21">Click to edit Master title style</text:span></text:p>
        </draw:text-box>
      </draw:frame>
      <draw:frame draw:name="Subtitle 2" presentation:style-name="Mpr165" draw:text-style-name="MP4" draw:layer="backgroundobjects" svg:width="20.999cm" svg:height="3.806cm" svg:x="3.501cm" svg:y="8.273cm" presentation:class="subtitle">
        <draw:text-box>
          <text:p text:style-name="MP19"><text:span text:style-name="MT16">Click to edit Master subtitle style</text:span></text:p>
        </draw:text-box>
      </draw:frame>
      <draw:frame draw:name="Date Placeholder 3" presentation:style-name="Mpr166" draw:text-style-name="MP4" draw:layer="backgroundobjects" svg:width="8cm" svg:height="0.75cm" svg:x="1cm" svg:y="15cm" presentation:class="date-time">
        <draw:text-box>
          <text:p/>
        </draw:text-box>
      </draw:frame>
      <draw:frame draw:name="Footer Placeholder 4" presentation:style-name="Mpr167" draw:text-style-name="MP4" draw:layer="backgroundobjects" svg:width="9cm" svg:height="0.75cm" svg:x="9.5cm" svg:y="15cm" presentation:class="footer">
        <draw:text-box>
          <text:p/>
        </draw:text-box>
      </draw:frame>
      <draw:frame draw:name="Slide Number Placeholder 5" presentation:style-name="Mpr168"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Layout1-title-Title-Slide-title" draw:layer="backgroundobjects" svg:width="14.848cm" svg:height="11.136cm" svg:x="3.075cm" svg:y="2.257cm" presentation:class="page"/>
        <draw:frame draw:name="Notes Placeholder 2" presentation:style-name="Mpr169" draw:text-style-name="MP4" draw:layer="backgroundobjects" svg:width="16.799cm" svg:height="13.364cm" svg:x="2.1cm" svg:y="14.107cm" presentation:class="notes">
          <draw:text-box>
            <text:p/>
          </draw:text-box>
        </draw:frame>
        <draw:frame draw:name="Header Placeholder 3" presentation:style-name="Mpr166" draw:text-style-name="MP4" draw:layer="backgroundobjects" svg:width="9.113cm" svg:height="1.484cm" svg:x="0cm" svg:y="0cm" presentation:class="header">
          <draw:text-box>
            <text:p/>
          </draw:text-box>
        </draw:frame>
        <draw:frame draw:name="Date Placeholder 4" presentation:style-name="Mpr166" draw:text-style-name="MP4" draw:layer="backgroundobjects" svg:width="9.113cm" svg:height="1.484cm" svg:x="11.886cm" svg:y="0cm" presentation:class="date-time">
          <draw:text-box>
            <text:p/>
          </draw:text-box>
        </draw:frame>
        <draw:frame draw:name="Footer Placeholder 5" presentation:style-name="Mpr170" draw:text-style-name="MP4" draw:layer="backgroundobjects" svg:width="9.113cm" svg:height="1.484cm" svg:x="0cm" svg:y="28.215cm" presentation:class="footer">
          <draw:text-box>
            <text:p/>
          </draw:text-box>
        </draw:frame>
        <draw:frame draw:name="Slide Number Placeholder 6" presentation:style-name="Mpr170"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2-obj-Title-and-Content" style:page-layout-name="PM1" draw:style-name="Mdp1">
      <draw:custom-shape draw:name="Freeform: Shape 6" draw:style-name="Mgr6" draw:text-style-name="MP3" draw:layer="Master3-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9" draw:text-style-name="MP20" draw:layer="Master3-bg" svg:width="14cm" svg:height="5.25cm" svg:x="7cm" svg:y="3.75cm">
        <text:p/>
        <draw:enhanced-geometry svg:viewBox="0 0 21600 21600" draw:text-areas="?f65 ?f64 ?f68 ?f67" draw:glue-points="?f63 ?f64 ?f65 ?f66 ?f63 ?f67 ?f68 ?f66 ?f17 ?f18" draw:type="non-primitive" draw:modifiers="3449 39510"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itle 1" presentation:style-name="Mpr171" draw:text-style-name="MP4" draw:layer="backgroundobjects" svg:width="13cm" svg:height="4.5cm" svg:x="7.5cm" svg:y="4.125cm" presentation:class="title">
        <draw:text-box>
          <text:p text:style-name="MP13"><text:span text:style-name="MT22">Click to edit Master title style</text:span></text:p>
        </draw:text-box>
      </draw:frame>
      <draw:frame draw:name="Content Placeholder 2" presentation:style-name="Mpr172" draw:text-style-name="MP4" draw:layer="backgroundobjects" svg:width="17.5cm" svg:height="4.5cm" svg:x="9.5cm" svg:y="9cm" presentation:class="title">
        <draw:text-box>
          <text:p text:style-name="MP17"><text:span text:style-name="MT15">Click to edit Master text styles</text:span></text:p>
          <text:list text:style-name="ML6">
            <text:list-item>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173" draw:text-style-name="MP4" draw:layer="backgroundobjects" svg:width="8cm" svg:height="0.75cm" svg:x="1cm" svg:y="15cm" presentation:class="date-time">
        <draw:text-box>
          <text:p/>
        </draw:text-box>
      </draw:frame>
      <draw:frame draw:name="Footer Placeholder 4" presentation:style-name="Mpr174" draw:text-style-name="MP4" draw:layer="backgroundobjects" svg:width="9cm" svg:height="0.75cm" svg:x="9.5cm" svg:y="15cm" presentation:class="footer">
        <draw:text-box>
          <text:p/>
        </draw:text-box>
      </draw:frame>
      <draw:frame draw:name="Slide Number Placeholder 5" presentation:style-name="Mpr175"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Layout2-obj-Title-and-Content-title" draw:layer="backgroundobjects" svg:width="14.848cm" svg:height="11.136cm" svg:x="3.075cm" svg:y="2.257cm" presentation:class="page"/>
        <draw:frame draw:name="Notes Placeholder 2" presentation:style-name="Mpr176" draw:text-style-name="MP4" draw:layer="backgroundobjects" svg:width="16.799cm" svg:height="13.364cm" svg:x="2.1cm" svg:y="14.107cm" presentation:class="notes">
          <draw:text-box>
            <text:p/>
          </draw:text-box>
        </draw:frame>
        <draw:frame draw:name="Header Placeholder 3" presentation:style-name="Mpr173" draw:text-style-name="MP4" draw:layer="backgroundobjects" svg:width="9.113cm" svg:height="1.484cm" svg:x="0cm" svg:y="0cm" presentation:class="header">
          <draw:text-box>
            <text:p/>
          </draw:text-box>
        </draw:frame>
        <draw:frame draw:name="Date Placeholder 4" presentation:style-name="Mpr173" draw:text-style-name="MP4" draw:layer="backgroundobjects" svg:width="9.113cm" svg:height="1.484cm" svg:x="11.886cm" svg:y="0cm" presentation:class="date-time">
          <draw:text-box>
            <text:p/>
          </draw:text-box>
        </draw:frame>
        <draw:frame draw:name="Footer Placeholder 5" presentation:style-name="Mpr177" draw:text-style-name="MP4" draw:layer="backgroundobjects" svg:width="9.113cm" svg:height="1.484cm" svg:x="0cm" svg:y="28.215cm" presentation:class="footer">
          <draw:text-box>
            <text:p/>
          </draw:text-box>
        </draw:frame>
        <draw:frame draw:name="Slide Number Placeholder 6" presentation:style-name="Mpr177"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3-secHead-Section-Header" style:page-layout-name="PM1" draw:style-name="Mdp1">
      <draw:custom-shape draw:name="Freeform: Shape 6" draw:style-name="Mgr6" draw:text-style-name="MP3" draw:layer="Master3-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9" draw:text-style-name="MP20" draw:layer="Master3-bg" svg:width="14cm" svg:height="5.25cm" svg:x="7cm" svg:y="3.75cm">
        <text:p/>
        <draw:enhanced-geometry svg:viewBox="0 0 21600 21600" draw:text-areas="?f65 ?f64 ?f68 ?f67" draw:glue-points="?f63 ?f64 ?f65 ?f66 ?f63 ?f67 ?f68 ?f66 ?f17 ?f18" draw:type="non-primitive" draw:modifiers="3449 39510"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itle 1" presentation:style-name="Mpr178" draw:text-style-name="MP4" draw:layer="backgroundobjects" svg:width="24.152cm" svg:height="6.548cm" svg:x="1.909cm" svg:y="3.929cm" presentation:class="title">
        <draw:text-box>
          <text:p text:style-name="MP13"><text:span text:style-name="MT21">Click to edit Master title style</text:span></text:p>
        </draw:text-box>
      </draw:frame>
      <draw:frame draw:name="Text Placeholder 2" presentation:style-name="Mpr179" draw:text-style-name="MP4" draw:layer="backgroundobjects" svg:width="24.152cm" svg:height="3.448cm" svg:x="1.909cm" svg:y="10.539cm" presentation:class="outline">
        <draw:text-box>
          <text:list text:style-name="ML2">
            <text:list-item>
              <text:p text:style-name="MP17"><text:span text:style-name="MT17">Click to edit Master text styles</text:span></text:p>
            </text:list-item>
          </text:list>
        </draw:text-box>
      </draw:frame>
      <draw:frame draw:name="Date Placeholder 3" presentation:style-name="Mpr180" draw:text-style-name="MP4" draw:layer="backgroundobjects" svg:width="8cm" svg:height="0.75cm" svg:x="1cm" svg:y="15cm" presentation:class="date-time">
        <draw:text-box>
          <text:p/>
        </draw:text-box>
      </draw:frame>
      <draw:frame draw:name="Footer Placeholder 4" presentation:style-name="Mpr181" draw:text-style-name="MP4" draw:layer="backgroundobjects" svg:width="9cm" svg:height="0.75cm" svg:x="9.5cm" svg:y="15cm" presentation:class="footer">
        <draw:text-box>
          <text:p/>
        </draw:text-box>
      </draw:frame>
      <draw:frame draw:name="Slide Number Placeholder 5" presentation:style-name="Mpr182"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Layout3-secHead-Section-Header-title" draw:layer="backgroundobjects" svg:width="14.848cm" svg:height="11.136cm" svg:x="3.075cm" svg:y="2.257cm" presentation:class="page"/>
        <draw:frame draw:name="Notes Placeholder 2" presentation:style-name="Mpr183" draw:text-style-name="MP4" draw:layer="backgroundobjects" svg:width="16.799cm" svg:height="13.364cm" svg:x="2.1cm" svg:y="14.107cm" presentation:class="notes">
          <draw:text-box>
            <text:p/>
          </draw:text-box>
        </draw:frame>
        <draw:frame draw:name="Header Placeholder 3" presentation:style-name="Mpr180" draw:text-style-name="MP4" draw:layer="backgroundobjects" svg:width="9.113cm" svg:height="1.484cm" svg:x="0cm" svg:y="0cm" presentation:class="header">
          <draw:text-box>
            <text:p/>
          </draw:text-box>
        </draw:frame>
        <draw:frame draw:name="Date Placeholder 4" presentation:style-name="Mpr180" draw:text-style-name="MP4" draw:layer="backgroundobjects" svg:width="9.113cm" svg:height="1.484cm" svg:x="11.886cm" svg:y="0cm" presentation:class="date-time">
          <draw:text-box>
            <text:p/>
          </draw:text-box>
        </draw:frame>
        <draw:frame draw:name="Footer Placeholder 5" presentation:style-name="Mpr184" draw:text-style-name="MP4" draw:layer="backgroundobjects" svg:width="9.113cm" svg:height="1.484cm" svg:x="0cm" svg:y="28.215cm" presentation:class="footer">
          <draw:text-box>
            <text:p/>
          </draw:text-box>
        </draw:frame>
        <draw:frame draw:name="Slide Number Placeholder 6" presentation:style-name="Mpr184"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4-twoObj-Two-Content" style:page-layout-name="PM1" draw:style-name="Mdp1">
      <draw:custom-shape draw:name="Freeform: Shape 7" draw:style-name="Mgr6" draw:text-style-name="MP3" draw:layer="Master3-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8" draw:style-name="Mgr9" draw:text-style-name="MP20" draw:layer="Master3-bg" svg:width="14cm" svg:height="5.25cm" svg:x="7cm" svg:y="3.75cm">
        <text:p/>
        <draw:enhanced-geometry svg:viewBox="0 0 21600 21600" draw:text-areas="?f65 ?f64 ?f68 ?f67" draw:glue-points="?f63 ?f64 ?f65 ?f66 ?f63 ?f67 ?f68 ?f66 ?f17 ?f18" draw:type="non-primitive" draw:modifiers="3449 39510"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itle 1" presentation:style-name="Mpr185" draw:text-style-name="MP4" draw:layer="backgroundobjects" svg:width="13cm" svg:height="4.5cm" svg:x="7.5cm" svg:y="4.125cm" presentation:class="title">
        <draw:text-box>
          <text:p text:style-name="MP13"><text:span text:style-name="MT22">Click to edit Master title style</text:span></text:p>
        </draw:text-box>
      </draw:frame>
      <draw:frame draw:name="Content Placeholder 2" presentation:style-name="Mpr186" draw:text-style-name="MP4" draw:layer="backgroundobjects" svg:width="8.537cm" svg:height="4.498cm" svg:x="9.499cm" svg:y="9cm" presentation:class="title">
        <draw:text-box>
          <text:p text:style-name="MP17"><text:span text:style-name="MT15">Click to edit Master text styles</text:span></text:p>
          <text:list text:style-name="ML6">
            <text:list-item>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Content Placeholder 3" presentation:style-name="Mpr186" draw:text-style-name="MP4" draw:layer="backgroundobjects" svg:width="8.542cm" svg:height="4.498cm" svg:x="18.459cm" svg:y="9cm" presentation:class="title">
        <draw:text-box>
          <text:p text:style-name="MP17"><text:span text:style-name="MT15">Click to edit Master text styles</text:span></text:p>
          <text:list text:style-name="ML6">
            <text:list-item>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4" presentation:style-name="Mpr187" draw:text-style-name="MP4" draw:layer="backgroundobjects" svg:width="8cm" svg:height="0.75cm" svg:x="1cm" svg:y="15cm" presentation:class="date-time">
        <draw:text-box>
          <text:p/>
        </draw:text-box>
      </draw:frame>
      <draw:frame draw:name="Footer Placeholder 5" presentation:style-name="Mpr188" draw:text-style-name="MP4" draw:layer="backgroundobjects" svg:width="9cm" svg:height="0.75cm" svg:x="9.5cm" svg:y="15cm" presentation:class="footer">
        <draw:text-box>
          <text:p/>
        </draw:text-box>
      </draw:frame>
      <draw:frame draw:name="Slide Number Placeholder 6" presentation:style-name="Mpr189"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Layout4-twoObj-Two-Content-title" draw:layer="backgroundobjects" svg:width="14.848cm" svg:height="11.136cm" svg:x="3.075cm" svg:y="2.257cm" presentation:class="page"/>
        <draw:frame draw:name="Notes Placeholder 2" presentation:style-name="Mpr190" draw:text-style-name="MP4" draw:layer="backgroundobjects" svg:width="16.799cm" svg:height="13.364cm" svg:x="2.1cm" svg:y="14.107cm" presentation:class="notes">
          <draw:text-box>
            <text:p/>
          </draw:text-box>
        </draw:frame>
        <draw:frame draw:name="Header Placeholder 3" presentation:style-name="Mpr187" draw:text-style-name="MP4" draw:layer="backgroundobjects" svg:width="9.113cm" svg:height="1.484cm" svg:x="0cm" svg:y="0cm" presentation:class="header">
          <draw:text-box>
            <text:p/>
          </draw:text-box>
        </draw:frame>
        <draw:frame draw:name="Date Placeholder 4" presentation:style-name="Mpr187" draw:text-style-name="MP4" draw:layer="backgroundobjects" svg:width="9.113cm" svg:height="1.484cm" svg:x="11.886cm" svg:y="0cm" presentation:class="date-time">
          <draw:text-box>
            <text:p/>
          </draw:text-box>
        </draw:frame>
        <draw:frame draw:name="Footer Placeholder 5" presentation:style-name="Mpr191" draw:text-style-name="MP4" draw:layer="backgroundobjects" svg:width="9.113cm" svg:height="1.484cm" svg:x="0cm" svg:y="28.215cm" presentation:class="footer">
          <draw:text-box>
            <text:p/>
          </draw:text-box>
        </draw:frame>
        <draw:frame draw:name="Slide Number Placeholder 6" presentation:style-name="Mpr191"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5-twoTxTwoObj-Comparison" style:page-layout-name="PM1" draw:style-name="Mdp1">
      <draw:custom-shape draw:name="Freeform: Shape 9" draw:style-name="Mgr6" draw:text-style-name="MP3" draw:layer="Master3-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10" draw:style-name="Mgr9" draw:text-style-name="MP20" draw:layer="Master3-bg" svg:width="14cm" svg:height="5.25cm" svg:x="7cm" svg:y="3.75cm">
        <text:p/>
        <draw:enhanced-geometry svg:viewBox="0 0 21600 21600" draw:text-areas="?f65 ?f64 ?f68 ?f67" draw:glue-points="?f63 ?f64 ?f65 ?f66 ?f63 ?f67 ?f68 ?f66 ?f17 ?f18" draw:type="non-primitive" draw:modifiers="3449 39510"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itle 1" presentation:style-name="Mpr192" draw:text-style-name="MP4" draw:layer="backgroundobjects" svg:width="24.152cm" svg:height="3.047cm" svg:x="1.927cm" svg:y="0.838cm" presentation:class="title">
        <draw:text-box>
          <text:p text:style-name="MP13"><text:span text:style-name="MT22">Click to edit Master title style</text:span></text:p>
        </draw:text-box>
      </draw:frame>
      <draw:frame draw:name="Text Placeholder 2" presentation:style-name="Mpr193" draw:text-style-name="MP4" draw:layer="backgroundobjects" svg:width="11.849cm" svg:height="1.892cm" svg:x="1.927cm" svg:y="3.863cm" presentation:class="outline">
        <draw:text-box>
          <text:list text:style-name="ML2">
            <text:list-item>
              <text:p text:style-name="MP17"><text:span text:style-name="MT18">Click to edit Master text styles</text:span></text:p>
            </text:list-item>
          </text:list>
        </draw:text-box>
      </draw:frame>
      <draw:frame draw:name="Content Placeholder 3" presentation:style-name="Mpr194" draw:text-style-name="MP4" draw:layer="backgroundobjects" svg:width="11.849cm" svg:height="8.462cm" svg:x="1.927cm" svg:y="5.755cm" presentation:class="title">
        <draw:text-box>
          <text:p text:style-name="MP17"><text:span text:style-name="MT15">Click to edit Master text styles</text:span></text:p>
          <text:list text:style-name="ML6">
            <text:list-item>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Text Placeholder 4" presentation:style-name="Mpr193" draw:text-style-name="MP4" draw:layer="backgroundobjects" svg:width="11.902cm" svg:height="1.892cm" svg:x="14.177cm" svg:y="3.863cm" presentation:class="outline">
        <draw:text-box>
          <text:list text:style-name="ML7">
            <text:list-item>
              <text:p text:style-name="MP17"><text:span text:style-name="MT18">Click to edit Master text styles</text:span></text:p>
            </text:list-item>
          </text:list>
        </draw:text-box>
      </draw:frame>
      <draw:frame draw:name="Content Placeholder 5" presentation:style-name="Mpr194" draw:text-style-name="MP4" draw:layer="backgroundobjects" svg:width="11.902cm" svg:height="8.462cm" svg:x="14.177cm" svg:y="5.755cm" presentation:class="title">
        <draw:text-box>
          <text:p text:style-name="MP17"><text:span text:style-name="MT15">Click to edit Master text styles</text:span></text:p>
          <text:list text:style-name="ML6">
            <text:list-item>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6" presentation:style-name="Mpr195" draw:text-style-name="MP4" draw:layer="backgroundobjects" svg:width="8cm" svg:height="0.75cm" svg:x="1cm" svg:y="15cm" presentation:class="date-time">
        <draw:text-box>
          <text:p/>
        </draw:text-box>
      </draw:frame>
      <draw:frame draw:name="Footer Placeholder 7" presentation:style-name="Mpr196" draw:text-style-name="MP4" draw:layer="backgroundobjects" svg:width="9cm" svg:height="0.75cm" svg:x="9.5cm" svg:y="15cm" presentation:class="footer">
        <draw:text-box>
          <text:p/>
        </draw:text-box>
      </draw:frame>
      <draw:frame draw:name="Slide Number Placeholder 8" presentation:style-name="Mpr197"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Layout5-twoTxTwoObj-Comparison-title" draw:layer="backgroundobjects" svg:width="14.848cm" svg:height="11.136cm" svg:x="3.075cm" svg:y="2.257cm" presentation:class="page"/>
        <draw:frame draw:name="Notes Placeholder 2" presentation:style-name="Mpr198" draw:text-style-name="MP4" draw:layer="backgroundobjects" svg:width="16.799cm" svg:height="13.364cm" svg:x="2.1cm" svg:y="14.107cm" presentation:class="notes">
          <draw:text-box>
            <text:p/>
          </draw:text-box>
        </draw:frame>
        <draw:frame draw:name="Header Placeholder 3" presentation:style-name="Mpr195" draw:text-style-name="MP4" draw:layer="backgroundobjects" svg:width="9.113cm" svg:height="1.484cm" svg:x="0cm" svg:y="0cm" presentation:class="header">
          <draw:text-box>
            <text:p/>
          </draw:text-box>
        </draw:frame>
        <draw:frame draw:name="Date Placeholder 4" presentation:style-name="Mpr195" draw:text-style-name="MP4" draw:layer="backgroundobjects" svg:width="9.113cm" svg:height="1.484cm" svg:x="11.886cm" svg:y="0cm" presentation:class="date-time">
          <draw:text-box>
            <text:p/>
          </draw:text-box>
        </draw:frame>
        <draw:frame draw:name="Footer Placeholder 5" presentation:style-name="Mpr199" draw:text-style-name="MP4" draw:layer="backgroundobjects" svg:width="9.113cm" svg:height="1.484cm" svg:x="0cm" svg:y="28.215cm" presentation:class="footer">
          <draw:text-box>
            <text:p/>
          </draw:text-box>
        </draw:frame>
        <draw:frame draw:name="Slide Number Placeholder 6" presentation:style-name="Mpr199"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6-titleOnly-Title-Only" style:page-layout-name="PM1" draw:style-name="Mdp1">
      <draw:custom-shape draw:name="Freeform: Shape 5" draw:style-name="Mgr6" draw:text-style-name="MP3" draw:layer="Master3-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6" draw:style-name="Mgr9" draw:text-style-name="MP20" draw:layer="Master3-bg" svg:width="14cm" svg:height="5.25cm" svg:x="7cm" svg:y="3.75cm">
        <text:p/>
        <draw:enhanced-geometry svg:viewBox="0 0 21600 21600" draw:text-areas="?f65 ?f64 ?f68 ?f67" draw:glue-points="?f63 ?f64 ?f65 ?f66 ?f63 ?f67 ?f68 ?f66 ?f17 ?f18" draw:type="non-primitive" draw:modifiers="3449 39510"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itle 1" presentation:style-name="Mpr200" draw:text-style-name="MP4" draw:layer="backgroundobjects" svg:width="13cm" svg:height="4.5cm" svg:x="7.5cm" svg:y="4.125cm" presentation:class="title">
        <draw:text-box>
          <text:p text:style-name="MP13"><text:span text:style-name="MT22">Click to edit Master title style</text:span></text:p>
        </draw:text-box>
      </draw:frame>
      <draw:frame draw:name="Date Placeholder 2" presentation:style-name="Mpr201" draw:text-style-name="MP4" draw:layer="backgroundobjects" svg:width="8cm" svg:height="0.75cm" svg:x="1cm" svg:y="15cm" presentation:class="date-time">
        <draw:text-box>
          <text:p/>
        </draw:text-box>
      </draw:frame>
      <draw:frame draw:name="Footer Placeholder 3" presentation:style-name="Mpr202" draw:text-style-name="MP4" draw:layer="backgroundobjects" svg:width="9cm" svg:height="0.75cm" svg:x="9.5cm" svg:y="15cm" presentation:class="footer">
        <draw:text-box>
          <text:p/>
        </draw:text-box>
      </draw:frame>
      <draw:frame draw:name="Slide Number Placeholder 4" presentation:style-name="Mpr203"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Layout6-titleOnly-Title-Only-title" draw:layer="backgroundobjects" svg:width="14.848cm" svg:height="11.136cm" svg:x="3.075cm" svg:y="2.257cm" presentation:class="page"/>
        <draw:frame draw:name="Notes Placeholder 2" presentation:style-name="Mpr204" draw:text-style-name="MP4" draw:layer="backgroundobjects" svg:width="16.799cm" svg:height="13.364cm" svg:x="2.1cm" svg:y="14.107cm" presentation:class="notes">
          <draw:text-box>
            <text:p/>
          </draw:text-box>
        </draw:frame>
        <draw:frame draw:name="Header Placeholder 3" presentation:style-name="Mpr201" draw:text-style-name="MP4" draw:layer="backgroundobjects" svg:width="9.113cm" svg:height="1.484cm" svg:x="0cm" svg:y="0cm" presentation:class="header">
          <draw:text-box>
            <text:p/>
          </draw:text-box>
        </draw:frame>
        <draw:frame draw:name="Date Placeholder 4" presentation:style-name="Mpr201" draw:text-style-name="MP4" draw:layer="backgroundobjects" svg:width="9.113cm" svg:height="1.484cm" svg:x="11.886cm" svg:y="0cm" presentation:class="date-time">
          <draw:text-box>
            <text:p/>
          </draw:text-box>
        </draw:frame>
        <draw:frame draw:name="Footer Placeholder 5" presentation:style-name="Mpr205" draw:text-style-name="MP4" draw:layer="backgroundobjects" svg:width="9.113cm" svg:height="1.484cm" svg:x="0cm" svg:y="28.215cm" presentation:class="footer">
          <draw:text-box>
            <text:p/>
          </draw:text-box>
        </draw:frame>
        <draw:frame draw:name="Slide Number Placeholder 6" presentation:style-name="Mpr205"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7-blank-Blank" style:page-layout-name="PM1" draw:style-name="Mdp1">
      <draw:custom-shape draw:name="Freeform: Shape 4" draw:style-name="Mgr6" draw:text-style-name="MP3" draw:layer="Master3-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5" draw:style-name="Mgr9" draw:text-style-name="MP20" draw:layer="Master3-bg" svg:width="14cm" svg:height="5.25cm" svg:x="7cm" svg:y="3.75cm">
        <text:p/>
        <draw:enhanced-geometry svg:viewBox="0 0 21600 21600" draw:text-areas="?f65 ?f64 ?f68 ?f67" draw:glue-points="?f63 ?f64 ?f65 ?f66 ?f63 ?f67 ?f68 ?f66 ?f17 ?f18" draw:type="non-primitive" draw:modifiers="3449 39510"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Date Placeholder 1" presentation:style-name="Mpr206" draw:text-style-name="MP4" draw:layer="backgroundobjects" svg:width="8cm" svg:height="0.75cm" svg:x="1cm" svg:y="15cm" presentation:class="date-time">
        <draw:text-box>
          <text:p/>
        </draw:text-box>
      </draw:frame>
      <draw:frame draw:name="Footer Placeholder 2" presentation:style-name="Mpr207" draw:text-style-name="MP4" draw:layer="backgroundobjects" svg:width="9cm" svg:height="0.75cm" svg:x="9.5cm" svg:y="15cm" presentation:class="footer">
        <draw:text-box>
          <text:p/>
        </draw:text-box>
      </draw:frame>
      <draw:frame draw:name="Slide Number Placeholder 3" presentation:style-name="Mpr208" draw:text-style-name="MP4" draw:layer="backgroundobjects" svg:width="2cm" svg:height="1.5cm" svg:x="25.5cm" svg:y="14.25cm" presentation:class="page-number">
        <draw:text-box>
          <text:p text:style-name="MP11"><text:span text:style-name="MT6"><text:page-number>&lt;number&gt;</text:page-number></text:span></text:p>
        </draw:text-box>
      </draw:frame>
      <draw:frame presentation:style-name="Master3-Layout7-blank-Blank-title" draw:layer="backgroundobjects" svg:width="25.2cm" svg:height="2.629cm" svg:x="1.4cm" svg:y="0.628cm" presentation:class="title" presentation:placeholder="true">
        <draw:text-box/>
      </draw:frame>
      <draw:frame presentation:style-name="Master3-Layout7-blank-Blank-outline1" draw:layer="backgroundobjects" svg:width="25.2cm" svg:height="9.135cm" svg:x="1.4cm" svg:y="3.685cm" presentation:class="outline" presentation:placeholder="true">
        <draw:text-box/>
      </draw:frame>
      <presentation:notes style:page-layout-name="PM0">
        <draw:page-thumbnail draw:name="Slide Image Placeholder 1" presentation:style-name="Master3-Layout7-blank-Blank-title" draw:layer="backgroundobjects" svg:width="14.848cm" svg:height="11.136cm" svg:x="3.075cm" svg:y="2.257cm" presentation:class="page"/>
        <draw:frame draw:name="Notes Placeholder 2" presentation:style-name="Mpr209" draw:text-style-name="MP4" draw:layer="backgroundobjects" svg:width="16.799cm" svg:height="13.364cm" svg:x="2.1cm" svg:y="14.107cm" presentation:class="notes">
          <draw:text-box>
            <text:p/>
          </draw:text-box>
        </draw:frame>
        <draw:frame draw:name="Header Placeholder 3" presentation:style-name="Mpr206" draw:text-style-name="MP4" draw:layer="backgroundobjects" svg:width="9.113cm" svg:height="1.484cm" svg:x="0cm" svg:y="0cm" presentation:class="header">
          <draw:text-box>
            <text:p/>
          </draw:text-box>
        </draw:frame>
        <draw:frame draw:name="Date Placeholder 4" presentation:style-name="Mpr206" draw:text-style-name="MP4" draw:layer="backgroundobjects" svg:width="9.113cm" svg:height="1.484cm" svg:x="11.886cm" svg:y="0cm" presentation:class="date-time">
          <draw:text-box>
            <text:p/>
          </draw:text-box>
        </draw:frame>
        <draw:frame draw:name="Footer Placeholder 5" presentation:style-name="Mpr210" draw:text-style-name="MP4" draw:layer="backgroundobjects" svg:width="9.113cm" svg:height="1.484cm" svg:x="0cm" svg:y="28.215cm" presentation:class="footer">
          <draw:text-box>
            <text:p/>
          </draw:text-box>
        </draw:frame>
        <draw:frame draw:name="Slide Number Placeholder 6" presentation:style-name="Mpr210"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8-objTx-Content-with-Caption" style:page-layout-name="PM1" draw:style-name="Mdp1">
      <draw:custom-shape draw:name="Freeform: Shape 7" draw:style-name="Mgr6" draw:text-style-name="MP3" draw:layer="Master3-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8" draw:style-name="Mgr9" draw:text-style-name="MP20" draw:layer="Master3-bg" svg:width="14cm" svg:height="5.25cm" svg:x="7cm" svg:y="3.75cm">
        <text:p/>
        <draw:enhanced-geometry svg:viewBox="0 0 21600 21600" draw:text-areas="?f65 ?f64 ?f68 ?f67" draw:glue-points="?f63 ?f64 ?f65 ?f66 ?f63 ?f67 ?f68 ?f66 ?f17 ?f18" draw:type="non-primitive" draw:modifiers="3449 39510"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itle 1" presentation:style-name="Mpr211" draw:text-style-name="MP4" draw:layer="backgroundobjects" svg:width="9.031cm" svg:height="3.678cm" svg:x="1.927cm" svg:y="1.05cm" presentation:class="title">
        <draw:text-box>
          <text:p text:style-name="MP13"><text:span text:style-name="MT23">Click to edit Master title style</text:span></text:p>
        </draw:text-box>
      </draw:frame>
      <draw:frame draw:name="Content Placeholder 2" presentation:style-name="Mpr212" draw:text-style-name="MP4" draw:layer="backgroundobjects" svg:width="14.173cm" svg:height="11.196cm" svg:x="11.906cm" svg:y="2.267cm" presentation:class="title">
        <draw:text-box>
          <text:p text:style-name="MP17"><text:span text:style-name="MT19">Click to edit Master text styles</text:span></text:p>
          <text:list text:style-name="ML6">
            <text:list-item>
              <text:list>
                <text:list-item>
                  <text:p text:style-name="MP6"><text:span text:style-name="MT13">Second level</text:span></text:p>
                  <text:list>
                    <text:list-item>
                      <text:p text:style-name="MP7"><text:span text:style-name="MT3">Third level</text:span></text:p>
                      <text:list>
                        <text:list-item>
                          <text:p text:style-name="MP8"><text:span text:style-name="MT4">Fourth level</text:span></text:p>
                          <text:list>
                            <text:list-item>
                              <text:p text:style-name="MP9"><text:span text:style-name="MT4">Fifth level</text:span></text:p>
                            </text:list-item>
                          </text:list>
                        </text:list-item>
                      </text:list>
                    </text:list-item>
                  </text:list>
                </text:list-item>
              </text:list>
            </text:list-item>
          </text:list>
        </draw:text-box>
      </draw:frame>
      <draw:frame draw:name="Text Placeholder 3" presentation:style-name="Mpr213" draw:text-style-name="MP4" draw:layer="backgroundobjects" svg:width="9.031cm" svg:height="8.753cm" svg:x="1.927cm" svg:y="4.727cm" presentation:class="outline">
        <draw:text-box>
          <text:list text:style-name="ML2">
            <text:list-item>
              <text:p text:style-name="MP17"><text:span text:style-name="MT20">Click to edit Master text styles</text:span></text:p>
            </text:list-item>
          </text:list>
        </draw:text-box>
      </draw:frame>
      <draw:frame draw:name="Date Placeholder 4" presentation:style-name="Mpr214" draw:text-style-name="MP4" draw:layer="backgroundobjects" svg:width="8cm" svg:height="0.75cm" svg:x="1cm" svg:y="15cm" presentation:class="date-time">
        <draw:text-box>
          <text:p/>
        </draw:text-box>
      </draw:frame>
      <draw:frame draw:name="Footer Placeholder 5" presentation:style-name="Mpr215" draw:text-style-name="MP4" draw:layer="backgroundobjects" svg:width="9cm" svg:height="0.75cm" svg:x="9.5cm" svg:y="15cm" presentation:class="footer">
        <draw:text-box>
          <text:p/>
        </draw:text-box>
      </draw:frame>
      <draw:frame draw:name="Slide Number Placeholder 6" presentation:style-name="Mpr216"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Layout8-objTx-Content-with-Caption-title" draw:layer="backgroundobjects" svg:width="14.848cm" svg:height="11.136cm" svg:x="3.075cm" svg:y="2.257cm" presentation:class="page"/>
        <draw:frame draw:name="Notes Placeholder 2" presentation:style-name="Mpr217" draw:text-style-name="MP4" draw:layer="backgroundobjects" svg:width="16.799cm" svg:height="13.364cm" svg:x="2.1cm" svg:y="14.107cm" presentation:class="notes">
          <draw:text-box>
            <text:p/>
          </draw:text-box>
        </draw:frame>
        <draw:frame draw:name="Header Placeholder 3" presentation:style-name="Mpr214" draw:text-style-name="MP4" draw:layer="backgroundobjects" svg:width="9.113cm" svg:height="1.484cm" svg:x="0cm" svg:y="0cm" presentation:class="header">
          <draw:text-box>
            <text:p/>
          </draw:text-box>
        </draw:frame>
        <draw:frame draw:name="Date Placeholder 4" presentation:style-name="Mpr214" draw:text-style-name="MP4" draw:layer="backgroundobjects" svg:width="9.113cm" svg:height="1.484cm" svg:x="11.886cm" svg:y="0cm" presentation:class="date-time">
          <draw:text-box>
            <text:p/>
          </draw:text-box>
        </draw:frame>
        <draw:frame draw:name="Footer Placeholder 5" presentation:style-name="Mpr218" draw:text-style-name="MP4" draw:layer="backgroundobjects" svg:width="9.113cm" svg:height="1.484cm" svg:x="0cm" svg:y="28.215cm" presentation:class="footer">
          <draw:text-box>
            <text:p/>
          </draw:text-box>
        </draw:frame>
        <draw:frame draw:name="Slide Number Placeholder 6" presentation:style-name="Mpr218"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9-picTx-Picture-with-Caption" style:page-layout-name="PM1" draw:style-name="Mdp1">
      <draw:custom-shape draw:name="Freeform: Shape 7" draw:style-name="Mgr6" draw:text-style-name="MP3" draw:layer="Master3-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8" draw:style-name="Mgr9" draw:text-style-name="MP20" draw:layer="Master3-bg" svg:width="14cm" svg:height="5.25cm" svg:x="7cm" svg:y="3.75cm">
        <text:p/>
        <draw:enhanced-geometry svg:viewBox="0 0 21600 21600" draw:text-areas="?f65 ?f64 ?f68 ?f67" draw:glue-points="?f63 ?f64 ?f65 ?f66 ?f63 ?f67 ?f68 ?f66 ?f17 ?f18" draw:type="non-primitive" draw:modifiers="3449 39510"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itle 1" presentation:style-name="Mpr219" draw:text-style-name="MP4" draw:layer="backgroundobjects" svg:width="9.031cm" svg:height="3.678cm" svg:x="1.927cm" svg:y="1.05cm" presentation:class="title">
        <draw:text-box>
          <text:p text:style-name="MP13"><text:span text:style-name="MT23">Click to edit Master title style</text:span></text:p>
        </draw:text-box>
      </draw:frame>
      <draw:frame draw:name="Picture Placeholder 2" presentation:style-name="Mpr220" draw:text-style-name="MP4" draw:layer="backgroundobjects" svg:width="14.173cm" svg:height="11.196cm" svg:x="11.906cm" svg:y="2.267cm" presentation:class="title">
        <draw:text-box>
          <text:p/>
        </draw:text-box>
      </draw:frame>
      <draw:frame draw:name="Text Placeholder 3" presentation:style-name="Mpr221" draw:text-style-name="MP4" draw:layer="backgroundobjects" svg:width="9.031cm" svg:height="8.753cm" svg:x="1.927cm" svg:y="4.727cm" presentation:class="outline">
        <draw:text-box>
          <text:list text:style-name="ML2">
            <text:list-item>
              <text:p text:style-name="MP17"><text:span text:style-name="MT20">Click to edit Master text styles</text:span></text:p>
            </text:list-item>
          </text:list>
        </draw:text-box>
      </draw:frame>
      <draw:frame draw:name="Date Placeholder 4" presentation:style-name="Mpr222" draw:text-style-name="MP4" draw:layer="backgroundobjects" svg:width="8cm" svg:height="0.75cm" svg:x="1cm" svg:y="15cm" presentation:class="date-time">
        <draw:text-box>
          <text:p/>
        </draw:text-box>
      </draw:frame>
      <draw:frame draw:name="Footer Placeholder 5" presentation:style-name="Mpr223" draw:text-style-name="MP4" draw:layer="backgroundobjects" svg:width="9cm" svg:height="0.75cm" svg:x="9.5cm" svg:y="15cm" presentation:class="footer">
        <draw:text-box>
          <text:p/>
        </draw:text-box>
      </draw:frame>
      <draw:frame draw:name="Slide Number Placeholder 6" presentation:style-name="Mpr224"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Layout9-picTx-Picture-with-Caption-title" draw:layer="backgroundobjects" svg:width="14.848cm" svg:height="11.136cm" svg:x="3.075cm" svg:y="2.257cm" presentation:class="page"/>
        <draw:frame draw:name="Notes Placeholder 2" presentation:style-name="Mpr225" draw:text-style-name="MP4" draw:layer="backgroundobjects" svg:width="16.799cm" svg:height="13.364cm" svg:x="2.1cm" svg:y="14.107cm" presentation:class="notes">
          <draw:text-box>
            <text:p/>
          </draw:text-box>
        </draw:frame>
        <draw:frame draw:name="Header Placeholder 3" presentation:style-name="Mpr222" draw:text-style-name="MP4" draw:layer="backgroundobjects" svg:width="9.113cm" svg:height="1.484cm" svg:x="0cm" svg:y="0cm" presentation:class="header">
          <draw:text-box>
            <text:p/>
          </draw:text-box>
        </draw:frame>
        <draw:frame draw:name="Date Placeholder 4" presentation:style-name="Mpr222" draw:text-style-name="MP4" draw:layer="backgroundobjects" svg:width="9.113cm" svg:height="1.484cm" svg:x="11.886cm" svg:y="0cm" presentation:class="date-time">
          <draw:text-box>
            <text:p/>
          </draw:text-box>
        </draw:frame>
        <draw:frame draw:name="Footer Placeholder 5" presentation:style-name="Mpr226" draw:text-style-name="MP4" draw:layer="backgroundobjects" svg:width="9.113cm" svg:height="1.484cm" svg:x="0cm" svg:y="28.215cm" presentation:class="footer">
          <draw:text-box>
            <text:p/>
          </draw:text-box>
        </draw:frame>
        <draw:frame draw:name="Slide Number Placeholder 6" presentation:style-name="Mpr226"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10-vertTx-Title-and-Vertical-Text" style:page-layout-name="PM1" draw:style-name="Mdp1">
      <draw:custom-shape draw:name="Freeform: Shape 6" draw:style-name="Mgr6" draw:text-style-name="MP3" draw:layer="Master3-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9" draw:text-style-name="MP20" draw:layer="Master3-bg" svg:width="14cm" svg:height="5.25cm" svg:x="7cm" svg:y="3.75cm">
        <text:p/>
        <draw:enhanced-geometry svg:viewBox="0 0 21600 21600" draw:text-areas="?f65 ?f64 ?f68 ?f67" draw:glue-points="?f63 ?f64 ?f65 ?f66 ?f63 ?f67 ?f68 ?f66 ?f17 ?f18" draw:type="non-primitive" draw:modifiers="3449 39510"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Title 1" presentation:style-name="Mpr227" draw:text-style-name="MP4" draw:layer="backgroundobjects" svg:width="13cm" svg:height="4.5cm" svg:x="7.5cm" svg:y="4.125cm" presentation:class="title">
        <draw:text-box>
          <text:p text:style-name="MP13"><text:span text:style-name="MT22">Click to edit Master title style</text:span></text:p>
        </draw:text-box>
      </draw:frame>
      <draw:frame draw:name="Vertical Text Placeholder 2" presentation:style-name="Mpr228" draw:text-style-name="MP16" draw:layer="backgroundobjects" svg:width="17.5cm" svg:height="4.5cm" svg:x="9.5cm" svg:y="9cm" presentation:class="outline">
        <draw:text-box>
          <text:list text:style-name="ML2">
            <text:list-item>
              <text:p text:style-name="MP17"><text:span text:style-name="MT15">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229" draw:text-style-name="MP4" draw:layer="backgroundobjects" svg:width="8cm" svg:height="0.75cm" svg:x="1cm" svg:y="15cm" presentation:class="date-time">
        <draw:text-box>
          <text:p/>
        </draw:text-box>
      </draw:frame>
      <draw:frame draw:name="Footer Placeholder 4" presentation:style-name="Mpr230" draw:text-style-name="MP4" draw:layer="backgroundobjects" svg:width="9cm" svg:height="0.75cm" svg:x="9.5cm" svg:y="15cm" presentation:class="footer">
        <draw:text-box>
          <text:p/>
        </draw:text-box>
      </draw:frame>
      <draw:frame draw:name="Slide Number Placeholder 5" presentation:style-name="Mpr231"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Layout10-vertTx-Title-and-Vertical-Text-title" draw:layer="backgroundobjects" svg:width="14.848cm" svg:height="11.136cm" svg:x="3.075cm" svg:y="2.257cm" presentation:class="page"/>
        <draw:frame draw:name="Notes Placeholder 2" presentation:style-name="Mpr232" draw:text-style-name="MP4" draw:layer="backgroundobjects" svg:width="16.799cm" svg:height="13.364cm" svg:x="2.1cm" svg:y="14.107cm" presentation:class="notes">
          <draw:text-box>
            <text:p/>
          </draw:text-box>
        </draw:frame>
        <draw:frame draw:name="Header Placeholder 3" presentation:style-name="Mpr229" draw:text-style-name="MP4" draw:layer="backgroundobjects" svg:width="9.113cm" svg:height="1.484cm" svg:x="0cm" svg:y="0cm" presentation:class="header">
          <draw:text-box>
            <text:p/>
          </draw:text-box>
        </draw:frame>
        <draw:frame draw:name="Date Placeholder 4" presentation:style-name="Mpr229" draw:text-style-name="MP4" draw:layer="backgroundobjects" svg:width="9.113cm" svg:height="1.484cm" svg:x="11.886cm" svg:y="0cm" presentation:class="date-time">
          <draw:text-box>
            <text:p/>
          </draw:text-box>
        </draw:frame>
        <draw:frame draw:name="Footer Placeholder 5" presentation:style-name="Mpr233" draw:text-style-name="MP4" draw:layer="backgroundobjects" svg:width="9.113cm" svg:height="1.484cm" svg:x="0cm" svg:y="28.215cm" presentation:class="footer">
          <draw:text-box>
            <text:p/>
          </draw:text-box>
        </draw:frame>
        <draw:frame draw:name="Slide Number Placeholder 6" presentation:style-name="Mpr233"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style:master-page style:name="Master3-Layout11-vertTitleAndTx-Vertical-Title-and-Text" style:page-layout-name="PM1" draw:style-name="Mdp1">
      <draw:custom-shape draw:name="Freeform: Shape 6" draw:style-name="Mgr6" draw:text-style-name="MP3" draw:layer="Master3-bg" svg:width="28cm" svg:height="15.75cm" svg:x="0cm" svg:y="0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Shape 7" draw:style-name="Mgr9" draw:text-style-name="MP20" draw:layer="Master3-bg" svg:width="14cm" svg:height="5.25cm" svg:x="7cm" svg:y="3.75cm">
        <text:p/>
        <draw:enhanced-geometry svg:viewBox="0 0 21600 21600" draw:text-areas="?f65 ?f64 ?f68 ?f67" draw:glue-points="?f63 ?f64 ?f65 ?f66 ?f63 ?f67 ?f68 ?f66 ?f17 ?f18" draw:type="non-primitive" draw:modifiers="3449 39510" draw:enhanced-path="M ?f8 ?f8 L ?f8 ?f13 ?f45 ?f46 ?f8 ?f14 ?f8 ?f15 ?f47 ?f48 ?f8 ?f16 ?f8 ?f9 ?f13 ?f9 ?f49 ?f50 ?f14 ?f9 ?f15 ?f9 ?f51 ?f52 ?f16 ?f9 ?f9 ?f9 ?f9 ?f16 ?f53 ?f54 ?f9 ?f15 ?f9 ?f14 ?f55 ?f56 ?f9 ?f13 ?f9 ?f8 ?f16 ?f8 ?f57 ?f58 ?f15 ?f8 ?f14 ?f8 ?f59 ?f60 ?f13 ?f8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0 - 1"/>
          <draw:equation draw:name="f11" draw:formula="-2147483647"/>
          <draw:equation draw:name="f12" draw:formula="2147483647"/>
          <draw:equation draw:name="f13" draw:formula="3590"/>
          <draw:equation draw:name="f14" draw:formula="8970"/>
          <draw:equation draw:name="f15" draw:formula="12630"/>
          <draw:equation draw:name="f16" draw:formula="18010"/>
          <draw:equation draw:name="f17" draw:formula="$0"/>
          <draw:equation draw:name="f18" draw:formula="$1"/>
          <draw:equation draw:name="f19" draw:formula="?f17 - 10800"/>
          <draw:equation draw:name="f20" draw:formula="?f18 - 10800"/>
          <draw:equation draw:name="f21" draw:formula="?f18 - 21600"/>
          <draw:equation draw:name="f22" draw:formula="?f17 - 21600"/>
          <draw:equation draw:name="f23" draw:formula="0 * ?f6"/>
          <draw:equation draw:name="f24" draw:formula="21600 * ?f6"/>
          <draw:equation draw:name="f25" draw:formula="21600 * ?f7"/>
          <draw:equation draw:name="f26" draw:formula="0 * ?f7"/>
          <draw:equation draw:name="f27" draw:formula="10800 * ?f6"/>
          <draw:equation draw:name="f28" draw:formula="10800 * ?f7"/>
          <draw:equation draw:name="f29" draw:formula="abs(?f19)"/>
          <draw:equation draw:name="f30" draw:formula="abs(?f20)"/>
          <draw:equation draw:name="f31" draw:formula="?f29 - ?f30"/>
          <draw:equation draw:name="f32" draw:formula="?f30 - ?f29"/>
          <draw:equation draw:name="f33" draw:formula="if(?f20, ?f10, ?f31)"/>
          <draw:equation draw:name="f34" draw:formula="if(?f20, ?f31, ?f10)"/>
          <draw:equation draw:name="f35" draw:formula="if(?f19, ?f10, ?f32)"/>
          <draw:equation draw:name="f36" draw:formula="if(?f19, ?f32, ?f10)"/>
          <draw:equation draw:name="f37" draw:formula="if(?f17, ?f10, ?f33)"/>
          <draw:equation draw:name="f38" draw:formula="if(?f17, ?f10, ?f34)"/>
          <draw:equation draw:name="f39" draw:formula="if(?f21, ?f35, ?f10)"/>
          <draw:equation draw:name="f40" draw:formula="if(?f21, ?f36, ?f10)"/>
          <draw:equation draw:name="f41" draw:formula="if(?f22, ?f34, ?f10)"/>
          <draw:equation draw:name="f42" draw:formula="if(?f22, ?f33, ?f10)"/>
          <draw:equation draw:name="f43" draw:formula="if(?f18, ?f10, ?f36)"/>
          <draw:equation draw:name="f44" draw:formula="if(?f18, ?f10, ?f35)"/>
          <draw:equation draw:name="f45" draw:formula="if(?f37, ?f17, 0)"/>
          <draw:equation draw:name="f46" draw:formula="if(?f37, ?f18, 6280)"/>
          <draw:equation draw:name="f47" draw:formula="if(?f38, ?f17, 0)"/>
          <draw:equation draw:name="f48" draw:formula="if(?f38, ?f18, 15320)"/>
          <draw:equation draw:name="f49" draw:formula="if(?f39, ?f17, 6280)"/>
          <draw:equation draw:name="f50" draw:formula="if(?f39, ?f18, 21600)"/>
          <draw:equation draw:name="f51" draw:formula="if(?f40, ?f17, 15320)"/>
          <draw:equation draw:name="f52" draw:formula="if(?f40, ?f18, 21600)"/>
          <draw:equation draw:name="f53" draw:formula="if(?f41, ?f17, 21600)"/>
          <draw:equation draw:name="f54" draw:formula="if(?f41, ?f18, 15320)"/>
          <draw:equation draw:name="f55" draw:formula="if(?f42, ?f17, 21600)"/>
          <draw:equation draw:name="f56" draw:formula="if(?f42, ?f18, 6280)"/>
          <draw:equation draw:name="f57" draw:formula="if(?f43, ?f17, 15320)"/>
          <draw:equation draw:name="f58" draw:formula="if(?f43, ?f18, 0)"/>
          <draw:equation draw:name="f59" draw:formula="if(?f44, ?f17, 6280)"/>
          <draw:equation draw:name="f60" draw:formula="if(?f44, ?f18, 0)"/>
          <draw:equation draw:name="f61" draw:formula="$0 / ?f6"/>
          <draw:equation draw:name="f62" draw:formula="$1 / ?f7"/>
          <draw:equation draw:name="f63" draw:formula="?f27 / ?f6"/>
          <draw:equation draw:name="f64" draw:formula="?f26 / ?f7"/>
          <draw:equation draw:name="f65" draw:formula="?f23 / ?f6"/>
          <draw:equation draw:name="f66" draw:formula="?f28 / ?f7"/>
          <draw:equation draw:name="f67" draw:formula="?f25 / ?f7"/>
          <draw:equation draw:name="f68" draw:formula="?f24 / ?f6"/>
          <draw:handle draw:handle-position="$0 $1" draw:handle-range-x-minimum="-2147483647" draw:handle-range-x-maximum="2147483647" draw:handle-range-y-minimum="-2147483647" draw:handle-range-y-maximum="2147483647"/>
        </draw:enhanced-geometry>
      </draw:custom-shape>
      <draw:frame draw:name="Vertical Title 1" presentation:style-name="Mpr234" draw:text-style-name="MP16" draw:layer="backgroundobjects" svg:width="4.873cm" svg:height="9.375cm" svg:x="22.128cm" svg:y="4.123cm" presentation:class="title">
        <draw:text-box>
          <text:p text:style-name="MP13"><text:span text:style-name="MT22">Click to edit Master title style</text:span></text:p>
        </draw:text-box>
      </draw:frame>
      <draw:frame draw:name="Vertical Text Placeholder 2" presentation:style-name="Mpr235" draw:text-style-name="MP16" draw:layer="backgroundobjects" svg:width="14.204cm" svg:height="9.375cm" svg:x="7.501cm" svg:y="4.123cm" presentation:class="outline">
        <draw:text-box>
          <text:list text:style-name="ML2">
            <text:list-item>
              <text:p text:style-name="MP17"><text:span text:style-name="MT15">Click to edit Master text styles</text:span></text:p>
              <text:list>
                <text:list-item>
                  <text:p text:style-name="MP6"><text:span text:style-name="MT3">Second level</text:span></text:p>
                  <text:list>
                    <text:list-item>
                      <text:p text:style-name="MP7"><text:span text:style-name="MT4">Third level</text:span></text:p>
                      <text:list>
                        <text:list-item>
                          <text:p text:style-name="MP8"><text:span text:style-name="MT5">Fourth level</text:span></text:p>
                          <text:list>
                            <text:list-item>
                              <text:p text:style-name="MP9"><text:span text:style-name="MT5">Fifth level</text:span></text:p>
                            </text:list-item>
                          </text:list>
                        </text:list-item>
                      </text:list>
                    </text:list-item>
                  </text:list>
                </text:list-item>
              </text:list>
            </text:list-item>
          </text:list>
        </draw:text-box>
      </draw:frame>
      <draw:frame draw:name="Date Placeholder 3" presentation:style-name="Mpr236" draw:text-style-name="MP4" draw:layer="backgroundobjects" svg:width="8cm" svg:height="0.75cm" svg:x="1cm" svg:y="15cm" presentation:class="date-time">
        <draw:text-box>
          <text:p/>
        </draw:text-box>
      </draw:frame>
      <draw:frame draw:name="Footer Placeholder 4" presentation:style-name="Mpr237" draw:text-style-name="MP4" draw:layer="backgroundobjects" svg:width="9cm" svg:height="0.75cm" svg:x="9.5cm" svg:y="15cm" presentation:class="footer">
        <draw:text-box>
          <text:p/>
        </draw:text-box>
      </draw:frame>
      <draw:frame draw:name="Slide Number Placeholder 5" presentation:style-name="Mpr238" draw:text-style-name="MP4" draw:layer="backgroundobjects" svg:width="2cm" svg:height="1.5cm" svg:x="25.5cm" svg:y="14.25cm" presentation:class="page-number">
        <draw:text-box>
          <text:p text:style-name="MP11"><text:span text:style-name="MT6"><text:page-number>&lt;number&gt;</text:page-number></text:span></text:p>
        </draw:text-box>
      </draw:frame>
      <presentation:notes style:page-layout-name="PM0">
        <draw:page-thumbnail draw:name="Slide Image Placeholder 1" presentation:style-name="Master3-Layout11-vertTitleAndTx-Vertical-Title-and-Text-title" draw:layer="backgroundobjects" svg:width="14.848cm" svg:height="11.136cm" svg:x="3.075cm" svg:y="2.257cm" presentation:class="page"/>
        <draw:frame draw:name="Notes Placeholder 2" presentation:style-name="Mpr239" draw:text-style-name="MP4" draw:layer="backgroundobjects" svg:width="16.799cm" svg:height="13.364cm" svg:x="2.1cm" svg:y="14.107cm" presentation:class="notes">
          <draw:text-box>
            <text:p/>
          </draw:text-box>
        </draw:frame>
        <draw:frame draw:name="Header Placeholder 3" presentation:style-name="Mpr236" draw:text-style-name="MP4" draw:layer="backgroundobjects" svg:width="9.113cm" svg:height="1.484cm" svg:x="0cm" svg:y="0cm" presentation:class="header">
          <draw:text-box>
            <text:p/>
          </draw:text-box>
        </draw:frame>
        <draw:frame draw:name="Date Placeholder 4" presentation:style-name="Mpr236" draw:text-style-name="MP4" draw:layer="backgroundobjects" svg:width="9.113cm" svg:height="1.484cm" svg:x="11.886cm" svg:y="0cm" presentation:class="date-time">
          <draw:text-box>
            <text:p/>
          </draw:text-box>
        </draw:frame>
        <draw:frame draw:name="Footer Placeholder 5" presentation:style-name="Mpr240" draw:text-style-name="MP4" draw:layer="backgroundobjects" svg:width="9.113cm" svg:height="1.484cm" svg:x="0cm" svg:y="28.215cm" presentation:class="footer">
          <draw:text-box>
            <text:p/>
          </draw:text-box>
        </draw:frame>
        <draw:frame draw:name="Slide Number Placeholder 6" presentation:style-name="Mpr240" draw:text-style-name="MP4" draw:layer="backgroundobjects" svg:width="9.113cm" svg:height="1.484cm" svg:x="11.886cm" svg:y="28.215cm" presentation:class="page-number">
          <draw:text-box>
            <text:p text:style-name="MP12"><text:span text:style-name="MT7"><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2.5.2.0$Linux_X86_64 LibreOffice_project/20$Build-2</meta:generator>
    <dc:title>Midnightblue</dc:title>
    <meta:creation-date>2022-03-22T09:42:25Z</meta:creation-date>
    <dc:date>2022-03-30T10:29:36.602133636</dc:date>
    <meta:editing-cycles>4</meta:editing-cycles>
    <meta:editing-duration>PT8M34S</meta:editing-duration>
    <meta:document-statistic meta:object-count="519"/>
  </office:meta>
</office:document-meta>
</file>